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80000001E0BEC6523A.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solid" svg:stroke-width="0.035cm" svg:stroke-color="#cccccc" draw:stroke-linejoin="miter" draw:fill="none" fo:padding-top="0.142cm" fo:padding-bottom="0.142cm" fo:padding-left="0.267cm" fo:padding-right="0.267cm"/>
    </style:style>
    <style:style style:name="gr2" style:family="graphic" style:parent-style-name="standard">
      <style:graphic-properties draw:stroke="solid" svg:stroke-width="0.035cm" svg:stroke-color="#000000" draw:stroke-linejoin="miter" draw:fill="solid" draw:fill-color="#ff0000" draw:opacity="50%" fo:padding-top="0.142cm" fo:padding-bottom="0.142cm" fo:padding-left="0.267cm" fo:padding-right="0.267cm"/>
    </style:style>
    <style:style style:name="gr3" style:family="graphic" style:parent-style-name="standard">
      <style:graphic-properties draw:stroke="solid" svg:stroke-width="0.035cm" svg:stroke-color="#000000" draw:stroke-linejoin="miter" draw:fill="solid" draw:fill-color="#ffff00" draw:opacity="50%" fo:padding-top="0.142cm" fo:padding-bottom="0.142cm" fo:padding-left="0.267cm" fo:padding-right="0.267cm"/>
    </style:style>
    <style:style style:name="gr4" style:family="graphic" style:parent-style-name="standard">
      <style:graphic-properties draw:stroke="solid" svg:stroke-width="0.035cm" svg:stroke-color="#000000" draw:stroke-linejoin="miter" draw:fill="solid" draw:fill-color="#336600" draw:opacity="50%" fo:padding-top="0.142cm" fo:padding-bottom="0.142cm" fo:padding-left="0.267cm" fo:padding-right="0.267cm"/>
    </style:style>
    <style:style style:name="gr5" style:family="graphic" style:parent-style-name="standard">
      <style:graphic-properties draw:stroke="solid" svg:stroke-width="0.035cm" svg:stroke-color="#000000" draw:stroke-linejoin="miter" draw:fill="solid" draw:fill-color="#009999" draw:opacity="50%" fo:padding-top="0.142cm" fo:padding-bottom="0.142cm" fo:padding-left="0.267cm" fo:padding-right="0.267cm"/>
    </style:style>
    <style:style style:name="gr6" style:family="graphic" style:parent-style-name="standard">
      <style:graphic-properties draw:stroke="solid" svg:stroke-width="0.035cm" svg:stroke-color="#000000" draw:stroke-linejoin="miter" draw:fill="solid" draw:fill-color="#333366" draw:opacity="50%" fo:padding-top="0.142cm" fo:padding-bottom="0.142cm" fo:padding-left="0.267cm" fo:padding-right="0.267cm"/>
    </style:style>
    <style:style style:name="gr7" style:family="graphic" style:parent-style-name="standard">
      <style:graphic-properties draw:stroke="solid" svg:stroke-width="0.035cm" svg:stroke-color="#000000" draw:stroke-linejoin="miter" draw:fill="solid" draw:fill-color="#66ff00" draw:opacity="50%" fo:padding-top="0.142cm" fo:padding-bottom="0.142cm" fo:padding-left="0.267cm" fo:padding-right="0.267cm"/>
    </style:style>
    <style:style style:name="gr8" style:family="graphic" style:parent-style-name="standard">
      <style:graphic-properties draw:stroke="solid" svg:stroke-width="0.035cm" svg:stroke-color="#000000" draw:stroke-linejoin="miter" draw:fill="solid" draw:fill-color="#cc00cc" draw:opacity="50%" fo:padding-top="0.142cm" fo:padding-bottom="0.142cm" fo:padding-left="0.267cm" fo:padding-right="0.267cm"/>
    </style:style>
    <style:style style:name="gr9" style:family="graphic" style:parent-style-name="standard">
      <style:graphic-properties draw:stroke="none" draw:fill="none" draw:textarea-horizontal-align="left" draw:auto-grow-width="true" fo:min-height="0.945cm" fo:min-width="0.002cm" fo:padding-top="0cm" fo:padding-bottom="0cm" fo:padding-left="0cm" fo:padding-right="0cm"/>
    </style:style>
    <style:style style:name="gr10" style:family="graphic" style:parent-style-name="standard">
      <style:graphic-properties draw:stroke="none" draw:fill="none" draw:textarea-horizontal-align="left" draw:auto-grow-width="true" fo:min-height="1.483cm" fo:min-width="4.053cm" fo:padding-top="0cm" fo:padding-bottom="0cm" fo:padding-left="0cm" fo:padding-right="0cm"/>
    </style:style>
    <style:style style:name="gr11" style:family="graphic" style:parent-style-name="standard">
      <style:graphic-properties draw:stroke="none" draw:fill="none" draw:textarea-horizontal-align="left" draw:auto-grow-width="true" fo:min-height="1.483cm" fo:min-width="3.973cm" fo:padding-top="0cm" fo:padding-bottom="0cm" fo:padding-left="0cm" fo:padding-right="0cm"/>
    </style:style>
    <style:style style:name="gr12" style:family="graphic" style:parent-style-name="standard">
      <style:graphic-properties draw:stroke="none" draw:fill="none" draw:textarea-horizontal-align="left" draw:auto-grow-width="true" fo:min-height="1.483cm" fo:min-width="3.795cm" fo:padding-top="0cm" fo:padding-bottom="0cm" fo:padding-left="0cm" fo:padding-right="0cm"/>
    </style:style>
    <style:style style:name="gr13" style:family="graphic" style:parent-style-name="standard">
      <style:graphic-properties draw:stroke="solid" svg:stroke-color="#000000" draw:fill="solid" draw:fill-color="#336600" draw:opacity="50%" fo:min-height="2.224cm"/>
    </style:style>
    <style:style style:name="gr14" style:family="graphic" style:parent-style-name="standard">
      <style:graphic-properties draw:stroke="solid" svg:stroke-color="#000000" draw:fill="solid" draw:fill-color="#333366" draw:opacity="50%" fo:min-height="4.447cm"/>
    </style:style>
    <style:style style:name="gr15" style:family="graphic" style:parent-style-name="standard">
      <style:graphic-properties draw:stroke="solid" svg:stroke-color="#000000" draw:fill="solid" draw:fill-color="#cc00cc" draw:opacity="50%" fo:min-height="4.447cm"/>
    </style:style>
    <style:style style:name="gr16" style:family="graphic" style:parent-style-name="standard">
      <style:graphic-properties draw:stroke="solid" svg:stroke-color="#000000" draw:fill="solid" draw:fill-color="#009999" draw:opacity="50%" fo:min-height="4.55cm"/>
    </style:style>
    <style:style style:name="gr17" style:family="graphic" style:parent-style-name="standard">
      <style:graphic-properties draw:stroke="solid" svg:stroke-color="#000000" draw:fill="solid" draw:fill-color="#ffff00" draw:opacity="50%" fo:min-height="6.67cm"/>
    </style:style>
    <style:style style:name="gr18" style:family="graphic" style:parent-style-name="standard">
      <style:graphic-properties draw:stroke="solid" svg:stroke-color="#000000" draw:fill="solid" draw:fill-color="#ff0000" draw:opacity="50%" fo:min-height="4.447cm"/>
    </style:style>
    <style:style style:name="gr19" style:family="graphic" style:parent-style-name="standard">
      <style:graphic-properties draw:stroke="solid" svg:stroke-color="#000000" draw:fill="solid" draw:fill-color="#66ff00" draw:opacity="50%" fo:min-height="4.447cm"/>
    </style:style>
    <style:style style:name="gr20" style:family="graphic" style:parent-style-name="standard">
      <style:graphic-properties draw:stroke="solid" svg:stroke-width="0.5cm" svg:stroke-color="#66ffff" draw:marker-start-width="1.65cm" draw:marker-end-width="1.65cm" draw:fill="none" draw:fill-color="#ffffff" fo:min-height="6.165cm" fo:padding-top="0.374cm" fo:padding-bottom="0.374cm" fo:padding-left="0.499cm" fo:padding-right="0.499cm"/>
    </style:style>
    <style:style style:name="gr21" style:family="graphic" style:parent-style-name="standard">
      <style:graphic-properties draw:stroke="solid" svg:stroke-width="0.5cm" svg:stroke-color="#6666ff" draw:marker-start-width="1.65cm" draw:marker-end-width="1.65cm" draw:fill="none" draw:fill-color="#ffffff" fo:min-height="6.165cm" fo:padding-top="0.374cm" fo:padding-bottom="0.374cm" fo:padding-left="0.499cm" fo:padding-right="0.499cm"/>
    </style:style>
    <style:style style:name="gr22" style:family="graphic" style:parent-style-name="standard">
      <style:graphic-properties draw:stroke="solid" svg:stroke-width="0.5cm" svg:stroke-color="#ff3333" draw:marker-start-width="1.65cm" draw:marker-end-width="1.65cm" draw:fill="none" draw:fill-color="#ffffff" fo:min-height="6.165cm" fo:padding-top="0.374cm" fo:padding-bottom="0.374cm" fo:padding-left="0.499cm" fo:padding-right="0.499cm"/>
    </style:style>
    <style:style style:name="gr23" style:family="graphic" style:parent-style-name="standard">
      <style:graphic-properties draw:stroke="solid" svg:stroke-width="0.5cm" svg:stroke-color="#ff33ff" draw:marker-start-width="1.65cm" draw:marker-end-width="1.65cm" draw:fill="none" draw:fill-color="#ffffff" fo:min-height="6.165cm" fo:padding-top="0.374cm" fo:padding-bottom="0.374cm" fo:padding-left="0.499cm" fo:padding-right="0.499cm"/>
    </style:style>
    <style:style style:name="gr2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5" style:family="graphic" style:parent-style-name="standard">
      <style:graphic-properties draw:stroke="none" svg:stroke-width="0.25cm" svg:stroke-color="#000000" draw:marker-start-width="0.955cm" draw:marker-end-width="0.955cm" draw:fill="solid" draw:fill-color="#ffffff" fo:min-height="2.465cm" fo:padding-top="0.25cm" fo:padding-bottom="0.25cm" fo:padding-left="0.375cm" fo:padding-right="0.375cm"/>
    </style:style>
    <style:style style:name="gr26" style:family="graphic" style:parent-style-name="standard">
      <style:graphic-properties draw:stroke="none" svg:stroke-width="0.25cm" svg:stroke-color="#000000" draw:marker-start-width="0.955cm" draw:marker-end-width="0.955cm" draw:fill="solid" draw:fill-color="#ffffff" fo:min-height="4.929cm" fo:padding-top="0.25cm" fo:padding-bottom="0.25cm" fo:padding-left="0.375cm" fo:padding-right="0.375cm"/>
    </style:style>
    <style:style style:name="gr27" style:family="graphic" style:parent-style-name="standard">
      <style:graphic-properties draw:stroke="none" svg:stroke-width="0.25cm" svg:stroke-color="#000000" draw:marker-start-width="0.955cm" draw:marker-end-width="0.955cm" draw:fill="solid" draw:fill-color="#ffffff" fo:min-height="4.939cm" fo:padding-top="0.25cm" fo:padding-bottom="0.25cm" fo:padding-left="0.375cm" fo:padding-right="0.375cm"/>
    </style:style>
    <style:style style:name="P1" style:family="paragraph">
      <loext:graphic-properties draw:fill="none"/>
    </style:style>
    <style:style style:name="P2" style:family="paragraph">
      <loext:graphic-properties draw:fill="solid" draw:fill-color="#ff0000" draw:opacity="50%"/>
    </style:style>
    <style:style style:name="P3" style:family="paragraph">
      <loext:graphic-properties draw:fill="solid" draw:fill-color="#ffff00" draw:opacity="50%"/>
    </style:style>
    <style:style style:name="P4" style:family="paragraph">
      <loext:graphic-properties draw:fill="solid" draw:fill-color="#336600" draw:opacity="50%"/>
    </style:style>
    <style:style style:name="P5" style:family="paragraph">
      <loext:graphic-properties draw:fill="solid" draw:fill-color="#009999" draw:opacity="50%"/>
    </style:style>
    <style:style style:name="P6" style:family="paragraph">
      <loext:graphic-properties draw:fill="solid" draw:fill-color="#333366" draw:opacity="50%"/>
    </style:style>
    <style:style style:name="P7" style:family="paragraph">
      <loext:graphic-properties draw:fill="solid" draw:fill-color="#66ff00" draw:opacity="50%"/>
    </style:style>
    <style:style style:name="P8" style:family="paragraph">
      <loext:graphic-properties draw:fill="solid" draw:fill-color="#cc00cc" draw:opacity="50%"/>
    </style:style>
    <style:style style:name="P9" style:family="paragraph">
      <style:paragraph-properties fo:text-align="center"/>
    </style:style>
    <style:style style:name="P10" style:family="paragraph">
      <loext:graphic-properties draw:fill="none"/>
      <style:paragraph-properties fo:text-align="center"/>
      <style:text-properties style:font-name="DejaVu Sans Condensed" fo:font-size="36pt"/>
    </style:style>
    <style:style style:name="P11" style:family="paragraph">
      <loext:graphic-properties draw:fill="solid" draw:fill-color="#336600" draw:opacity="50%"/>
      <style:paragraph-properties fo:text-align="center"/>
      <style:text-properties style:font-name="DejaVu Sans Condensed" fo:font-size="54pt" style:font-size-asian="54pt" style:font-size-complex="54pt"/>
    </style:style>
    <style:style style:name="P12" style:family="paragraph">
      <loext:graphic-properties draw:fill="solid" draw:fill-color="#333366" draw:opacity="50%"/>
      <style:paragraph-properties fo:text-align="center"/>
      <style:text-properties style:font-name="DejaVu Sans Condensed" fo:font-size="54pt" style:font-size-asian="54pt" style:font-size-complex="54pt"/>
    </style:style>
    <style:style style:name="P13" style:family="paragraph">
      <loext:graphic-properties draw:fill="solid" draw:fill-color="#cc00cc" draw:opacity="50%"/>
      <style:paragraph-properties fo:text-align="center"/>
      <style:text-properties style:font-name="DejaVu Sans Condensed" fo:font-size="54pt" style:font-size-asian="54pt" style:font-size-complex="54pt"/>
    </style:style>
    <style:style style:name="P14" style:family="paragraph">
      <loext:graphic-properties draw:fill="solid" draw:fill-color="#009999" draw:opacity="50%"/>
      <style:paragraph-properties fo:text-align="center"/>
      <style:text-properties style:font-name="DejaVu Sans Condensed" fo:font-size="54pt" style:font-size-asian="54pt" style:font-size-complex="54pt"/>
    </style:style>
    <style:style style:name="P15" style:family="paragraph">
      <loext:graphic-properties draw:fill="solid" draw:fill-color="#ffff00" draw:opacity="50%"/>
      <style:paragraph-properties fo:text-align="center"/>
      <style:text-properties style:font-name="DejaVu Sans Condensed" fo:font-size="54pt" style:font-size-asian="54pt" style:font-size-complex="54pt"/>
    </style:style>
    <style:style style:name="P16" style:family="paragraph">
      <loext:graphic-properties draw:fill="solid" draw:fill-color="#ff0000" draw:opacity="50%"/>
      <style:paragraph-properties fo:text-align="center"/>
      <style:text-properties style:font-name="DejaVu Sans Condensed" fo:font-size="54pt" style:font-size-asian="54pt" style:font-size-complex="54pt"/>
    </style:style>
    <style:style style:name="P17" style:family="paragraph">
      <loext:graphic-properties draw:fill="solid" draw:fill-color="#66ff00" draw:opacity="50%"/>
      <style:paragraph-properties fo:text-align="center"/>
      <style:text-properties style:font-name="DejaVu Sans Condensed" fo:font-size="54pt" style:font-size-asian="54pt" style:font-size-complex="54pt"/>
    </style:style>
    <style:style style:name="P18" style:family="paragraph">
      <loext:graphic-properties draw:fill="none" draw:fill-color="#ffffff"/>
      <style:paragraph-properties fo:text-align="center"/>
      <style:text-properties fo:color="#00cccc" style:font-name="DejaVu Sans Condensed" fo:font-size="150pt" fo:font-weight="bold" style:font-size-asian="150pt" style:font-weight-asian="bold" style:font-size-complex="150pt" style:font-weight-complex="bold"/>
    </style:style>
    <style:style style:name="P19" style:family="paragraph">
      <loext:graphic-properties draw:fill="none" draw:fill-color="#ffffff"/>
      <style:paragraph-properties fo:text-align="center"/>
      <style:text-properties fo:color="#3333ff" style:font-name="DejaVu Sans Condensed" fo:font-size="150pt" fo:font-weight="bold" style:font-size-asian="150pt" style:font-weight-asian="bold" style:font-size-complex="150pt" style:font-weight-complex="bold"/>
    </style:style>
    <style:style style:name="P20" style:family="paragraph">
      <loext:graphic-properties draw:fill="none" draw:fill-color="#ffffff"/>
      <style:paragraph-properties fo:text-align="center"/>
      <style:text-properties fo:color="#ff6666" style:font-name="DejaVu Sans Condensed" fo:font-size="150pt" fo:font-weight="bold" style:font-size-asian="150pt" style:font-weight-asian="bold" style:font-size-complex="150pt" style:font-weight-complex="bold"/>
    </style:style>
    <style:style style:name="P21" style:family="paragraph">
      <loext:graphic-properties draw:fill="none" draw:fill-color="#ffffff"/>
      <style:paragraph-properties fo:text-align="center"/>
      <style:text-properties fo:color="#ff66ff" style:font-name="DejaVu Sans Condensed" fo:font-size="150pt" fo:font-weight="bold" style:font-size-asian="150pt" style:font-weight-asian="bold" style:font-size-complex="150pt" style:font-weight-complex="bold"/>
    </style:style>
    <style:style style:name="P22" style:family="paragraph">
      <loext:graphic-properties draw:fill="none"/>
      <style:paragraph-properties fo:text-align="center"/>
    </style:style>
    <style:style style:name="P23" style:family="paragraph">
      <loext:graphic-properties draw:fill="solid" draw:fill-color="#ffffff"/>
      <style:paragraph-properties fo:text-align="center"/>
      <style:text-properties style:font-name="DejaVu Sans Condensed" fo:font-size="60pt" style:font-size-asian="60pt" style:font-size-complex="60pt"/>
    </style:style>
    <style:style style:name="T1" style:family="text">
      <style:text-properties fo:font-variant="normal" fo:text-transform="none" fo:color="#000000" style:font-name="DejaVu Sans Condensed" fo:font-size="36pt" fo:font-style="normal" fo:font-weight="normal"/>
    </style:style>
    <style:style style:name="T2" style:family="text">
      <style:text-properties style:font-name="DejaVu Sans Condensed" fo:font-size="54pt" style:font-size-asian="54pt" style:font-size-complex="54pt"/>
    </style:style>
    <style:style style:name="T3" style:family="text">
      <style:text-properties fo:color="#00cccc" style:font-name="DejaVu Sans Condensed" fo:font-size="150pt" fo:font-weight="bold" style:font-size-asian="150pt" style:font-weight-asian="bold" style:font-size-complex="150pt" style:font-weight-complex="bold"/>
    </style:style>
    <style:style style:name="T4" style:family="text">
      <style:text-properties fo:color="#3333ff" style:font-name="DejaVu Sans Condensed" fo:font-size="150pt" fo:font-weight="bold" style:font-size-asian="150pt" style:font-weight-asian="bold" style:font-size-complex="150pt" style:font-weight-complex="bold"/>
    </style:style>
    <style:style style:name="T5" style:family="text">
      <style:text-properties fo:color="#ff6666" style:font-name="DejaVu Sans Condensed" fo:font-size="150pt" fo:font-weight="bold" style:font-size-asian="150pt" style:font-weight-asian="bold" style:font-size-complex="150pt" style:font-weight-complex="bold"/>
    </style:style>
    <style:style style:name="T6" style:family="text">
      <style:text-properties fo:color="#ff66ff" style:font-name="DejaVu Sans Condensed" fo:font-size="150pt" fo:font-weight="bold" style:font-size-asian="150pt" style:font-weight-asian="bold" style:font-size-complex="150pt" style:font-weight-complex="bold"/>
    </style:style>
    <style:style style:name="T7" style:family="text">
      <style:text-properties style:font-name="DejaVu Sans Condensed" fo:font-size="60pt" style:font-size-asian="60pt" style:font-size-complex="6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24.069cm" svg:y1="21.215cm" svg:x2="24.069cm" svg:y2="4.282cm">
          <text:p/>
        </draw:line>
        <draw:line draw:style-name="gr1" draw:text-style-name="P1" draw:layer="layout" svg:x1="30.434cm" svg:y1="21.215cm" svg:x2="30.434cm" svg:y2="4.282cm">
          <text:p/>
        </draw:line>
        <draw:line draw:style-name="gr1" draw:text-style-name="P1" draw:layer="layout" svg:x1="36.798cm" svg:y1="21.215cm" svg:x2="36.798cm" svg:y2="4.282cm">
          <text:p/>
        </draw:line>
        <draw:line draw:style-name="gr1" draw:text-style-name="P1" draw:layer="layout" svg:x1="43.163cm" svg:y1="21.215cm" svg:x2="43.163cm" svg:y2="4.282cm">
          <text:p/>
        </draw:line>
        <draw:line draw:style-name="gr1" draw:text-style-name="P1" draw:layer="layout" svg:x1="49.527cm" svg:y1="21.215cm" svg:x2="49.527cm" svg:y2="4.282cm">
          <text:p/>
        </draw:line>
        <draw:line draw:style-name="gr1" draw:text-style-name="P1" draw:layer="layout" svg:x1="55.892cm" svg:y1="21.215cm" svg:x2="55.892cm" svg:y2="4.282cm">
          <text:p/>
        </draw:line>
        <draw:line draw:style-name="gr1" draw:text-style-name="P1" draw:layer="layout" svg:x1="62.256cm" svg:y1="21.215cm" svg:x2="62.256cm" svg:y2="4.282cm">
          <text:p/>
        </draw:line>
        <draw:line draw:style-name="gr1" draw:text-style-name="P1" draw:layer="layout" svg:x1="68.621cm" svg:y1="21.215cm" svg:x2="68.621cm" svg:y2="4.282cm">
          <text:p/>
        </draw:line>
        <draw:line draw:style-name="gr1" draw:text-style-name="P1" draw:layer="layout" svg:x1="74.985cm" svg:y1="21.215cm" svg:x2="74.985cm" svg:y2="4.282cm">
          <text:p/>
        </draw:line>
        <draw:line draw:style-name="gr1" draw:text-style-name="P1" draw:layer="layout" svg:x1="81.35cm" svg:y1="21.215cm" svg:x2="81.35cm" svg:y2="4.282cm">
          <text:p/>
        </draw:line>
        <draw:line draw:style-name="gr1" draw:text-style-name="P1" draw:layer="layout" svg:x1="87.714cm" svg:y1="21.215cm" svg:x2="87.714cm" svg:y2="4.282cm">
          <text:p/>
        </draw:line>
        <draw:line draw:style-name="gr1" draw:text-style-name="P1" draw:layer="layout" svg:x1="94.079cm" svg:y1="21.215cm" svg:x2="94.079cm" svg:y2="4.282cm">
          <text:p/>
        </draw:line>
        <draw:line draw:style-name="gr1" draw:text-style-name="P1" draw:layer="layout" svg:x1="100.444cm" svg:y1="21.215cm" svg:x2="100.444cm" svg:y2="4.282cm">
          <text:p/>
        </draw:line>
        <draw:polyline draw:style-name="gr1" draw:text-style-name="P1" draw:layer="layout" svg:width="88.194cm" svg:height="16.933cm" svg:x="18.5cm" svg:y="4.282cm" svg:viewBox="0 0 88195 16934" draw:points="0,0 0,16934 88195,16934 88195,0">
          <text:p/>
        </draw:polyline>
        <draw:path draw:style-name="gr2" draw:text-style-name="P2" draw:layer="layout" svg:width="88.194cm" svg:height="16.933cm" svg:x="18.5cm" svg:y="4.282cm" svg:viewBox="0 0 88195 16934" svg:d="M0 10468l152 950c151 950 454 2850 757 3828 303 977 606 1032 909 749 304-283 607-904 910-1472s606-1082 909-1514c303-431 606-780 909-291s606 1815 909 2578c303 764 607 965 910 1059 303 95 606 83 909-101 303-183 606-538 909-705s606-147 909-487 606-1041 910-1123c303-82 606 455 909 915 303 461 606 846 909 1152s606 534 909 629c303 96 606 59 909-130 304-189 607-530 910-689s606-136 909-262c303-127 606-404 909-366 303 37 606 389 909 591s607 255 910 384 606 333 909 426c303 92 606 73 909 32s606-103 909-245 606-364 910-1001c303-638 606-1691 909-2155s606-339 909-654 606-1071 909-1193 606 390 909 566c304 175 607 13 910 455s606 1488 909 2277c303 790 606 1323 909 1578s606 232 909 121c303-112 607-310 910-474 303-165 606-294 909-272s606 195 909 384 606 393 909 500c303 108 606 118 910 104 303-13 606-51 909-83 303-31 606-56 909-65s606-3 909 22 606 68 909 61c304-7 607-63 910-137 303-73 606-165 909-229s606-101 909-59c303 43 606 165 909 242 303 76 607 107 910 78s606-118 909-102 606 136 909 194c303 57 606 53 909 39 303-15 606-39 910-54 303-15 606-21 909-136s606-339 909-450c303-110 606-106 909-159 303-52 606-161 909-194 304-33 607 10 910-25 303-34 606-146 909-40s606 429 909 407c303-21 606-387 909-573s607-191 910-195 606-8 909-121 606-334 909-591 606-548 909-1643 607-2992 910-3891c303-898 606-797 909-645 303 153 606 356 909 927s606 1509 909 2612c303 1104 606 2373 910 2976 303 603 606 541 909 601 303 59 606 239 909 130s606-507 909-586c303-78 606 162 909-102 304-263 607-1030 910-937s606 1045 909 1560c303 514 606 590 909 652 303 61 606 108 909 157s607 99 910 156c303 58 606 123 909 171s606 80 909 98 606 22 909 35 606 34 910 44c303 10 606 9 909 19s606 32 909 43c303 12 606 14 909 14 303-1 606-4 909-15 304-11 607-29 910-61 303-33 606-79 909-162 303-82 606-201 909-278 303-76 606-109 909-214s607-282 910-374c303-93 606-102 909-238s606-400 909-583 606-284 909-384 606-199 910-1827c303-1627 606-4784 909-7155s606-3957 909-4749c303-793 606-793 909-793s606 0 758 0h151v5060l-151 374c-152 375-455 1123-758 1234s-606-417-909-214-606 1136-909 2762c-303 1625-606 3943-909 5154-304 1212-607 1316-910 1430-303 115-606 239-909 302-303 62-606 64-909 72s-606 23-909 102-607 221-910 291c-303 69-606 66-909 115s-606 151-909 201c-303 51-606 51-909 51s-606 0-910 0c-303 0-606 0-909 0s-606 0-909 0-606 0-909 0-606 0-909 0c-304 0-607 0-910 0s-606 0-909 0-606 0-909 0-606 0-909 0-607 0-910 0-606 0-909-74-606-223-909-666c-303-444-606-1184-909-1186-303-1-606 735-910 984-303 249-606 12-909 3s-606 212-909 224-606-183-909-188c-303-4-606 183-909-224-304-406-607-1407-910-2216s-606-1427-909-1789c-303-363-606-469-909-561-303-93-606-173-909 504-303 678-607 2111-910 2906-303 794-606 948-909 1117s-606 352-909 456c-303 105-606 132-909 140-303 7-607-4-910 88s-606 287-909 264-606-265-909-356-606-31-909 16-606 82-910 93c-303 11-606-2-909-8-303-7-606-6-909 74s-606 240-909 319c-303 80-606 80-909 80-304 0-607 0-910 0s-606 0-909-57c-303-58-606-173-909-173s-606 115-909 173c-303 57-607 57-910-13-303-71-606-213-909-268s-606-24-909 12-606 76-909 131-606 125-910 160c-303 35-606 35-909 35s-606 0-909 0-606 0-909 0-606 0-909 0c-304 0-607 0-910-68-303-69-606-207-909-361-303-153-606-324-909-341-303-18-606 118-909 272s-607 326-910 412-606 86-909-40-606-378-909-927-606-1395-909-1736c-303-340-606-175-910-304-303-128-606-550-909-468-303 83-606 670-909 882s-606 49-909 344-606 1050-909 1515c-304 466-607 643-910 732-303 88-606 88-909 88s-606 0-909-64-606-192-909-250-607-45-910-162c-303-118-606-365-909-376-303-10-606 218-909 315-303 98-606 67-909 135-303 67-606 235-910 319-303 83-606 83-909-9-303-93-606-277-909-519-303-243-606-542-909-859s-606-652-909-555c-304 97-607 627-910 866s-606 188-909 333c-303 144-606 485-909 656-303 170-606 170-909 112-303-59-607-176-910-677-303-500-606-1383-909-1680-303-298-606-9-909 301s-606 642-909 968-606 645-910 799c-303 154-606 143-909-523s-606-1986-757-2647l-152-660z">
          <text:p/>
        </draw:path>
        <draw:path draw:style-name="gr3" draw:text-style-name="P3" draw:layer="layout" svg:width="88.194cm" svg:height="16.653cm" svg:x="18.5cm" svg:y="4.562cm" svg:viewBox="0 0 88195 16654" svg:d="M0 14287l152-200c151-199 454-598 757-1156s606-1275 909-1765c304-491 607-755 910-792s606 154 909 738c303 585 606 1563 909 1718s606-512 909-982 607-743 910-894c303-152 606-183 909-57s606 408 909 642 606 421 909 1017c303 597 606 1604 910 2204 303 601 606 795 909 951 303 155 606 272 909 271s606-120 909-204c303-85 606-134 909-337 304-202 607-557 910-732 303-174 606-169 909 4 303 172 606 512 909 563 303 52 606-186 909-268 303-83 607-11 910-13s606-79 909-153c303-75 606-148 909-149s606 70 909 71 606-68 910 89c303 157 606 540 909 494s606-521 909-601c303-79 606 238 909 487s606 429 909 523c304 94 607 103 910 112s606 20 909-23c303-42 606-137 909-205 303-69 606-111 909-24s607 304 910 426c303 121 606 146 909 163 303 18 606 27 909-189s606-658 909-884 606-236 910-300c303-65 606-184 909-239 303-54 606-44 909-11s606 89 909 143 606 107 909 175c304 68 607 152 910 119 303-34 606-185 909-209s606 79 909 68 606-137 909-156 607 68 910 140 606 129 909 172c303 42 606 69 909 70s606-23 909-52c303-28 606-61 910-178 303-117 606-319 909-524s606-413 909-542 606-179 909-183 606 37 909 79c304 42 607 85 910-290s606-1168 909-1563c303-394 606-390 909-793 303-404 606-1215 909-1663 303-447 607-531 910-494 303 38 606 196 909 1410s606 3485 909 4444 606 607 909 398 607-276 910-606 606-924 909-1187 606-195 909 100 606 818 909 979c303 162 606-37 910 89 303 127 606 579 909 676s606-162 909-175c303-12 606 223 909 57s606-731 909-980c304-250 607-183 910-275 303-93 606-346 909-178 303 169 606 758 909 1061s606 319 909 415c303 95 607 270 910 128 303-141 606-600 909-1160s606-1220 909-1978c303-757 606-1612 909-1902s606-15 910 531c303 546 606 1363 909 2183 303 819 606 1641 909 1928 303 288 606 41 909-140s606-296 909-1509c304-1214 607-3526 910-5957s606-4982 909-6258c303-1275 606-1275 909-283 303 993 606 2978 909 4713 303 1734 607 3218 910 3931s606 655 909 1074 606 1315 909 1751 606 411 909 347c303-65 606-169 910-32 303 137 606 514 909 757s606 351 909 312 606-227 909-417c303-191 606-386 758-483l151-98v1289l-151 98c-152 98-455 293-758 496-303 202-606 411-909 523s-606 126-909-61c-303-188-606-577-909-722-304-145-607-46-910 54s-606 201-909 2-606-698-909-811-606 161-909-469c-303-631-607-2165-910-3468-303-1304-606-2376-909-2975-303-598-606-722-909 212-303 935-606 2930-909 4559-303 1630-606 2895-910 3532-303 637-606 646-909 764-303 117-606 343-909 202s-606-650-909-1251-606-1294-909-1690c-304-396-607-495-910-211s-606 951-909 1551-606 1134-909 1444c-303 311-606 399-909 418s-607-32-910-80c-303-49-606-96-909-316s-606-613-909-713c-303-101-606 93-909 158-303 66-606 5-910 163-303 159-606 538-909 617s-606-142-909-154-606 186-909 127-606-376-909-358c-304 17-607 367-910 299-303-69-606-558-909-814-303-257-606-282-909-53s-606 711-909 932c-303 222-607 182-910 271-303 88-606 305-909-484-303-790-606-2586-909-3497-303-912-606-938-909-914-303 23-607 96-910 468s-606 1043-909 1394-606 381-909 703-606 936-909 1222c-303 285-606 243-910 276-303 33-606 141-909 194-303 52-606 49-909 71s-606 69-909 86-606 4-909 9c-304 6-607 32-910 58s-606 52-909 91c-303 40-606 93-909 91-303-3-606-61-909-122-303-60-607-123-910-126-303-2-606 54-909 101s-606 84-909 148-606 155-909 157c-303 1-606-88-910-186-303-98-606-205-909-266s-606-75-909-50-606 88-909 131c-303 42-606 63-909 54-304-8-607-47-910 100s-606 480-909 647c-303 166-606 166-909 166s-606 0-909-79c-303-80-607-239-910-307s-606-44-909 35c-303 80-606 216-909 283-303 68-606 68-909 68s-606 0-910-99c-303-100-606-299-909-538s-606-519-909-419c-303 99-606 578-909 626-303 49-606-333-909-512-304-179-607-156-910-177-303-20-606-84-909-88s-606 51-909 121-606 155-909 170c-303 16-607-37-910 49-303 85-606 310-909 272-303-37-606-336-909-498-303-161-606-185-909-82-303 102-606 330-910 439-303 109-606 98-909 154-303 57-606 181-909 222s-606-1-909-62c-303-62-606-143-909-553-304-410-607-1150-910-1532-303-383-606-408-909-471-303-64-606-166-909-214s-606-41-909 33-607 216-910 501-606 714-909 513c-303-202-606-1032-909-1480s-606-513-909-451c-303 61-606 249-910 640-303 391-606 984-909 1419s-606 713-757 852l-152 139z">
          <text:p/>
        </draw:path>
        <draw:path draw:style-name="gr4" draw:text-style-name="P4" draw:layer="layout" svg:width="88.194cm" svg:height="13.755cm" svg:x="18.5cm" svg:y="4.282cm" svg:viewBox="0 0 88195 13756" svg:d="M0 5263l152-877c151-877 454-2632 757-3509s606-877 909-877c304 0 607 0 910 0s606 0 909 0 606 0 909 0 606 0 909 0 607 0 910 0 606 0 909 0 606 0 909 0 606 0 909 0 606 0 910 0c303 0 606 0 909 0s606 0 909 0 606 0 909 0 606 0 909 0c304 0 607 0 910 0s606 0 909 0 606 0 909 0 606 0 909 0 607 0 910 0 606 0 909 1084 606 3251 909 4280 606 920 909-164 606-3142 910-4171c303-1029 606-1029 909-1029s606 0 909 0 606 0 909 0 606 0 909 0c304 0 607 0 910 0s606 0 909 0 606 0 909 722c303 721 606 2165 909 2165s607-1444 910-2165c303-722 606-722 909-722s606 0 909 859c303 858 606 2575 909 3983s606 2506 910 2356c303-149 606-1547 909-1639 303-91 606 1122 909 1230 303 107 606-892 909-2208s606-2948 909-3765c304-816 607-816 910-816s606 0 909 0 606 0 909 0 606 0 909 0 607 0 910 0 606 0 909 0 606 0 909 0 606 0 909 0 606 0 910 0c303 0 606 0 909 0s606 0 909 0 606 0 909 0 606 0 909 0c304 0 607 0 910 0s606 0 909 787c303 788 606 2363 909 3171s606 850 909 829c303-20 607-102 910-910s606-2343 909-3110 606-767 909-767 606 0 909 668 607 2004 910 2713 606 792 909 867c303 76 606 146 909-563s606-2197 909-2941 606-744 910-744c303 0 606 0 909 0s606 0 909 0 606 0 909 0 606 0 909 0c304 0 607 0 910 0s606 0 909 0 606 0 909 0 606 0 909 0 607 0 910 0 606 0 909 0 606 0 909 847 606 2541 909 3571c303 1029 606 1395 910 1714 303 320 606 594 909-436 303-1029 606-3363 909-4529 303-1167 606-1167 909-1167s606 0 909 0c304 0 607 0 910 993 303 992 606 2978 909 4033s606 1179 909 186c303-992 606-3102 909-3243 303-140 607 1688 910 2717s606 1258 909 1411 606 231 909 298c303 68 606 126 909 57s606-265 910 59c303 324 606 1168 909 1765 303 596 606 945 909 1386s606 974 909 952c303-23 606-601 758-890l151-290v3414l-151 97c-152 97-455 292-758 201s-606-468-909-785c-303-316-606-572-909-1047-303-474-606-1167-909-1470-304-302-607-215-910-114-303 102-606 217-909 303s-606 143-909 201c-303 57-606 116-909-597s-607-2197-910-1986c-303 212-606 2118-909 2937-303 818-606 547-909-123-303-671-606-1741-909-1719s-606 1137-910 1654c-303 517-606 436-909 149s-606-781-909-663-606 847-909 1094-606 12-909-243c-304-254-607-529-910-1315-303-787-606-2084-909-2493-303-408-606 72-909 590-303 519-606 1075-909 992s-607-805-910-1228-606-546-909-566c-303-19-606 66-909 139-303 72-606 132-909 53-303-78-606-295-910-320-303-25-606 141-909 316s-606 359-909 686-606 797-909 705c-303-93-606-749-909-1376-304-627-607-1225-910-903s-606 1564-909 2083-606 316-909 163c-303-152-606-253-909-835-303-583-607-1647-910-2123s-606-364-909-297-606 89-909 757-606 1982-909 2680c-303 699-607 783-910 740s-606-212-909-989c-303-776-606-2161-909-2694-303-534-606-217-909-113-303 105-606-3-910-122-303-119-606-249-909-464-303-214-606-513-909-616s-606-11-909 74c-303 86-606 164-909 311-304 147-607 363-910 553s-606 353-909 496c-303 144-606 268-909 155-303-114-606-465-909-631s-607-148-910-178-606-109-909-120c-303-12-606 43-909 100s-606 116-909 97-606-116-910 637c-303 754-606 2357-909 3470s-606 1736-909 1431c-303-306-606-1539-909-1487-303 51-606 1388-909 1645-304 256-607-567-910-1666-303-1098-606-2471-909-3143-303-671-606-641-909-676-303-34-606-132-909 423-303 556-607 1765-910 1788-303 22-606-1142-909-1608-303-465-606-232-909-22s-606 396-909 483-606 74-910 61c-303-14-606-27-909-52s-606-62-909-191-606-351-909-471c-303-121-606-139-909 850-304 990-607 2988-910 4210-303 1223-606 1670-909 1077-303-592-606-2225-909-2891s-606-366-909-276c-303 89-607-32-910-366-303-333-606-879-909-1280-303-400-606-656-909-775-303-120-606-102-909 802-303 905-606 2697-910 4014-303 1317-606 2159-909 2512-303 354-606 219-909-59s-606-700-909-1437-606-1789-909-2255c-304-465-607-343-910-421-303-79-606-358-909-667-303-310-606-651-909-830-303-178-606-195-909-148s-607 157-910 226-606 97-909-109-606-647-909-973c-303-327-606-540-909-622-303-81-606-31-910 28-303 60-606 128-909 829-303 700-606 2032-757 2698l-152 666z">
          <text:p/>
        </draw:path>
        <draw:path draw:style-name="gr5" draw:text-style-name="P5" draw:layer="layout" svg:width="88.194cm" svg:height="16.261cm" svg:x="18.5cm" svg:y="4.282cm" svg:viewBox="0 0 88195 16262" svg:d="M0 0l152 1079c151 1079 454 3236 757 4281 303 1044 606 976 909 916 304-59 607-109 910-28 303 82 606 295 909 621 303 327 606 767 909 974 303 206 606 178 909 109s607-179 910-226 606-30 909 148c303 179 606 520 909 830 303 309 606 588 909 666 303 79 606-43 910 422 303 466 606 1518 909 2255s606 1158 909 1437c303 278 606 413 909 59 303-353 606-1195 909-2512 304-1317 607-3109 910-4014 303-904 606-922 909-803 303 120 606 376 909 776 303 401 606 947 909 1280 303 334 607 455 910 366 303-90 606-390 909-1864 303-1475 606-4123 909-5448 303-1324 606-1324 909-406s606 2754 910 3682c303 927 606 945 909 1065 303 121 606 343 909 472s606 166 909 190c303 25 606 39 909 53 304 13 607 26 910-61s606-273 909-483 606-443 909-1420c303-976 606-2696 909-2000 303 697 607 3809 910 5473s606 1878 909 1986 606 109 909 3c303-105 606-317 909-1208s606-2461 910-2129c303 332 606 2565 909 3710s606 1202 909 919 606-906 909-1246 606-396 909-476c304-80 607-185 910-939 303-755 606-2159 909-2889s606-785 909-152 606 1954 909 1984 607-1231 910-1686 606-104 909 759 606 2239 909 2871 606 521 909-418c303-940 606-2708 910-3631 303-923 606-1000 909-1086 303-85 606-177 909 988 303 1166 606 3589 909 3804s606-1780 909-2188c304-409 607 768 910 663 303-104 606-1491 909-2959s606-3019 909-3794 606-775 909-775 607 0 910 853 606 2559 909 3402c303 842 606 820 909 753s606-179 909-1022c303-842 607-2414 910-3200s606-786 909-786 606 0 909 849c303 850 606 2549 909 3697 303 1149 606 1747 910 2374 303 627 606 1283 909 1375 303 93 606-377 909-704s606-511 909-686 606-341 909-316c304 25 607 242 910 320 303 79 606 19 909-53 303-73 606-158 909-139 303 20 606 143 909 566s607 1145 910 2039 606 1960 909 2858 606 1628 909 2020c303 393 606 447 909 499 303 51 606 99 910 135 303 35 606 57 909-215s606-838 909-1139c303-302 606-339 909-709s606-1071 909-1265c304-194 607 119 910 97s606-380 909-32c303 349 606 1404 909 1184 303-219 606-1714 909-4052s607-5521 910-7112 606-1591 909-1591 606 0 909 0 606 0 909 0 606 0 910 0c303 0 606 0 909 954s606 2862 909 4080c303 1217 606 1745 909 1634s606-859 758-1234l151-374v4374l-151 289c-152 290-455 868-758 890-303 23-606-510-909-1579s-606-2673-909-3270c-303-596-606-184-909 119-304 304-607 500-910 568-303 69-606 12-909-56-303-67-606-145-909-298s-606-382-909 707c-303 1088-607 3494-910 5184-303 1689-606 2662-909 2708-303 47-606-833-909-1058s-606 205-909 240-606-325-910-215c-303 110-606 690-909 920-303 231-606 112-909 340s-606 804-909 1085c-303 280-606 265-909 243-304-22-607-51-910-58s-606 9-909-273-606-862-909-1657-606-1804-909-2453c-303-648-607-936-910-1108s-606-229-909-115c-303 113-606 398-909 495s-606 6-909-173c-303-178-606-444-910-489-303-45-606 131-909 362-303 230-606 515-909 985-303 469-606 1122-909 1155-303 34-606-553-909-1170-304-616-607-1262-910-2482s-606-3013-909-3945c-303-931-606-1001-909-1077-303-75-606-158-909 615-303 772-607 2399-910 3297s-606 1067-909 1174c-303 108-606 155-909-644s-606-2443-909-3224-607-699-910-679-606-21-909 667-606 2107-909 3313c-303 1207-606 2201-909 2089-303-113-606-1334-910-1018-303 316-606 2169-909 2072-303-98-606-2145-909-3078-303-932-606-750-909-561s-606 384-909 1294c-304 910-607 2535-910 3412s-606 1006-909 355-606-2082-909-2998c-303-915-606-1315-909-942-303 372-607 1516-910 1495-303-22-606-1209-909-1762-303-552-606-471-909 279-303 749-606 2167-909 2866-303 700-606 681-910 674-303-8-606-3-909 314-303 318-606 949-909 1260s-606 301-909-764c-303-1066-606-3187-909-3448-304-261-607 1338-910 2222s-606 1052-909 1168c-303 117-606 183-909 110s-606-286-909-1888c-303-1603-607-4595-910-5261s-606 995-909 1823c-303 829-606 825-909 885-303 59-606 182-909 323-303 142-606 304-910 482-303 179-606 374-909 468-303 95-606 89-909-114-303-202-606-601-909-596s-606 415-909-143c-304-559-607-2085-910-2793s-606-599-909 614c-303 1212-606 3527-909 4533-303 1005-606 701-909 439-303-261-607-479-910-825-303-345-606-818-909-1101-303-282-606-373-909-418s-606-45-909 564-606 1827-910 2715c-303 888-606 1447-909 1664-303 218-606 95-909-135-303-231-606-568-909-1107-303-538-606-1277-909-1562-304-285-607-116-910-125-303-8-606-194-909-429-303-234-606-516-909-642s-606-95-909 57-607 424-910 552-606 111-909-44-606-449-909-691c-303-243-606-434-909-397s-606 302-910 481c-303 180-606 274-909-718-303-993-606-3073-757-4114l-152-1040z">
          <text:p/>
        </draw:path>
        <draw:path draw:style-name="gr6" draw:text-style-name="P6" draw:layer="layout" svg:width="88.194cm" svg:height="16.933cm" svg:x="18.5cm" svg:y="4.282cm" svg:viewBox="0 0 88195 16934" svg:d="M0 16491l152 38c151 38 454 114 757 157 303 44 606 55 909 63 304 8 607 12 910 21s606 22 909 21 606-16 909-53 606-96 909-248c303-151 607-395 910-608s606-395 909-385 606 212 909 426 606 440 909 201 606-943 910-1128c303-184 606 151 909 354 303 202 606 272 909 446s606 453 909 557 606 35 909 19c304-16 607 22 910 57s606 66 909 95c303 28 606 52 909 63 303 10 606 5 909-3 303-9 607-22 910-73 303-52 606-142 909-193s606-64 909-134 606-197 909-170c303 26 606 208 910 92 303-116 606-529 909-680s606-39 909-156 606-463 909-516c303-54 606 185 909 48 304-137 607-650 910-1186 303-537 606-1098 909-1819s606-1603 909-2154 606-771 909-1485c303-715 607-1924 910-2480 303-555 606-457 909-423 303 35 606 5 909-882s606-2630 909-3501c303-872 606-872 910-872 303 0 606 0 909 0s606 0 909 0 606 0 909 805 606 2416 909 3270c304 853 607 950 910 1601s606 1855 909 3023 606 2300 909 2853 606 526 909 531c303 4 607 38 910-334s606-1151 909-2237 606-2478 909-3256 606-942 909-407 606 1768 910 2287c303 519 606 324 909 135s606-371 909-934 606-1506 909-1409 606 1236 909 2415c304 1179 607 2400 910 3315 303 914 606 1524 909 1813s606 259 909 265 606 49 909 49 607-41 910-88c303-46 606-98 909-816s606-2101 909-2878c303-776 606-945 909-680 303 266 607 966 910 1977s606 2333 909 3007c303 673 606 698 909 439s606-803 909-1344 606-1081 910-872c303 208 606 1165 909 1501 303 337 606 54 909-195 303-250 606-466 909-678 303-211 606-418 909-26 304 393 607 1385 910 1785s606 207 909-1 606-430 909-531c303-102 606-82 909 51 303 134 607 382 910-311s606-2327 909-3832c303-1504 606-2878 909-4572s606-3708 909-4714c303-1007 606-1007 910-1007 303 0 606 0 909 1546s606 4637 909 6430c303 1792 606 2286 909 2939s606 1465 909 2052c304 586 607 946 910 1250 303 305 606 554 909 779s606 426 909 514 606 64 909 162c303 99 607 319 910 422s606 88 909 146 606 188 909 233 606 5 909-176c303-180 606-500 910-674 303-174 606-202 909-223s606-35 909 11c303 45 606 150 909 153s606-96 758-146l151-49v1231h-151c-152-1-455-1-758-26s-606-74-909-135c-303-62-606-135-909-165-303-31-606-18-909 99-304 117-607 339-910 450s-606 111-909 64-606-142-909-171-606 8-909-71-607-275-910-356-606-48-909-49c-303 0-606-35-909-173-303-137-606-376-909-640s-606-551-910-943c-303-391-606-886-909-1115-303-228-606-191-909-1208-303-1018-606-3089-909-4262s-606-1447-909-1767c-304-319-607-685-910-73s-606 2200-909 3411-606 2044-909 3045c-303 1002-606 2171-909 2668s-607 322-910 226-606-112-909-20-606 293-909 497-606 411-909 109-606-1114-910-1430c-303-317-606-139-909 27-303 165-606 318-909 427s-606 174-909-146c-303-319-606-1023-909-1052-304-30-607 615-910 1164s-606 1003-909 1221-606 201-909-340c-303-540-606-1603-909-2382-303-780-607-1275-910-1308s-606 396-909 967-606 1285-909 1644-606 363-909 367-607 9-910 76c-303 66-606 194-909 215-303 22-606-63-909-303-303-239-606-634-909-1308-303-673-606-1624-910-2576-303-953-606-1906-909-1919s-606 915-909 1493c-303 579-606 809-909 1138s-606 757-909 413c-304-344-607-1461-910-1963-303-503-606-392-909 195-303 588-606 1651-909 2487-303 837-606 1446-909 1707s-607 174-910 193-606 145-909-306-606-1478-909-2497-606-2030-909-2483-606-348-910-1059c-303-710-606-2235-909-3115s-606-1116-909-1224c-303-107-606-86-909-11s-606 204-909 354c-304 149-607 320-910 1211s-606 2502-909 3307-606 804-909 696-606-322-909 21-607 1245-910 1681-606 407-909 653c-303 247-606 769-909 1293s-606 1050-909 1483c-303 434-606 775-910 855-303 81-606-99-909-74-303 26-606 257-909 336s-606 7-909 116c-303 110-606 403-909 469-304 67-607-93-910-142-303-48-606 14-909 55s-606 60-909 109-606 127-909 165c-303 39-607 39-910 39s-606 0-909 0-606 0-909 0-606 0-909-46-606-138-910-166c-303-28-606 9-909-87-303-95-606-323-909-446s-606-141-909-247c-303-107-606-301-909-150-304 151-607 646-910 813-303 166-606 2-909-175s-606-367-909-364c-303 4-606 200-909 376-303 177-607 335-910 414-303 78-606 78-909 78s-606 0-909 0-606 0-909 0-606 0-910 0c-303 0-606 0-909 0s-606 0-757 0h-152z">
          <text:p/>
        </draw:path>
        <draw:path draw:style-name="gr7" draw:text-style-name="P7" draw:layer="layout" svg:width="88.194cm" svg:height="10.461cm" svg:x="18.5cm" svg:y="10.246cm" svg:viewBox="0 0 88195 10462" svg:d="M0 6793l152-209c151-209 454-627 757-537s606 687 909 892c304 204 607 16 910 266 303 251 606 940 909 1503s606 1000 909 889 606-770 909-1170 607-542 910-616 606-81 909-33 606 150 909 214c303 63 606 88 909-258s606-1063 910-1052c303 11 606 750 909 1289 303 538 606 876 909 1106 303 231 606 354 909 136s606-776 909-1236c304-461 607-822 910-1431s606-1466 909-1848c303-383 606-292 909-10s606 755 909 1101 607 564 910 825 606 566 909 617 606-150 909-475 606-772 909-1120c303-349 606-598 910-928 303-329 606-739 909-744 303-6 606 393 909 951 303 557 606 1273 909 1179 303-95 606-1000 909-1533 304-534 607-695 910-837s606-264 909 117 606 1265 909 1722 606 486 909 712c303 225 607 647 910 964s606 529 909 602c303 74 606 8 909-109s606-285 909-606 606-796 910-1702c303-905 606-2242 909-3514s606-2478 909-1622 606 3774 909 5231 606 1453 909 1460c304 8 607 26 910-97 303-124 606-390 909-1140 303-749 606-1982 909-3178s606-2355 909-2333c303 21 607 1223 910 2608 303 1386 606 2956 909 3872 303 915 606 1176 909 1242 303 65 606-64 909-223 303-160 606-350 910-658 303-309 606-737 909-1067 303-329 606-559 909-1137 303-579 606-1506 909-1493s606 966 909 499c304-466 607-2352 910-2732s606 746 909 1280 606 475 909 927c303 451 606 1411 909 1855s607 372 910 348c303-23 606 3 909 259 303 255 606 740 909 768s606-401 909-367c303 33 607 528 910 447s606-739 909-1014c303-276 606-170 909-400 303-231 606-798 909-531 303 266 606 1368 910 1984 303 616 606 748 909 488 303-261 606-915 909-1384s606-754 909-985c303-230 606-406 909-361 304 45 607 311 910 489s606 269 909 173c303-97 606-382 909-496s606-57 909 116c303 172 607 460 910-58s606-1840 909-2107 606 522 909 1364c303 843 606 1739 909 2237s606 597 910 418c303-179 606-637 909-347s606 1328 909 2045 606 1112 909 1305 606 184 909 132c304-52 607-146 910-604 303-459 606-1282 909-1911s606-1065 909-1111c303-47 606 296 909 709 303 412 607 893 910 998 303 104 606-170 909-851s606-1770 909-2372 606-718 909-819c303-102 606-189 910 114 303 302 606 995 909 1470 303 474 606 730 909 1262s606 1339 909 1645 606 110 758 13l151-98v1233l-151 49c-152 50-455 149-758-81-303-229-606-787-909-1120s-606-441-909-684-606-620-909-757c-304-137-607-33-910 32-303 64-606 89-909 551s-606 1361-909 1814c-303 454-606 463-909 451-303-11-607-43-910-312s-606-776-909-864-606 242-909 631c-303 390-606 839-909 1068-303 228-606 237-910 254-303 18-606 44-909-76-303-119-606-386-909-929-303-544-606-1366-909-1504s-606 408-909 657c-304 249-607 201-910-191s-606-1127-909-1883-606-1534-909-1355c-303 180-606 1317-909 1734-303 418-607 117-910 16-303-102-606-3-909 138-303 140-606 322-909 332-303 9-606-154-909-317s-606-327-910-305c-303 21-606 228-909 440s-606 428-909 677c-303 250-606 533-909 646-303 114-606 57-909-445-304-502-607-1451-910-1612-303-162-606 463-909 742s-606 211-909 474-606 857-909 906c-303 48-607-448-910-550-303-103-606 189-909 180s-606-319-909-448-606-78-909-31c-303 46-607 88-910-238s-606-1020-909-1369-606-353-909-843c-303-489-606-1463-909-1088s-606 2099-910 2508c-303 408-606-498-909-494s-606 920-909 1482-606 770-909 975-606 407-909 524c-304 117-607 150-910 178s-606 53-909 52-606-28-909-571c-303-542-606-1600-909-2697-303-1098-607-2235-910-2240-303-4-606 1125-909 2162s-606 1981-909 2528c-303 548-606 699-909 732-303 34-606-50-910-118-303-68-606-121-909-1332-303-1212-606-3583-909-4194s-606 536-909 1748-606 2488-909 3131c-304 643-607 653-910 672-303 20-606 49-909 95s-606 109-909 61-606-206-909-375-607-348-910-454c-303-105-606-137-909-553-303-417-606-1219-909-1648-303-430-606-485-909-432s-606 214-910 660c-303 445-606 1173-909 1295s-606-363-909-668-606-431-909-288c-303 142-606 552-909 820-304 268-607 395-910 569-303 173-606 393-909 540s-606 220-909 156-606-264-909-424-607-279-910-498c-303-218-606-536-909-805-303-268-606-488-909-221s-606 1020-909 1407c-303 388-606 408-910 611-303 202-606 586-909 723s-606 26-909-156-606-436-909-831c-303-396-606-932-909-850-304 82-607 782-910 1122-303 341-606 320-909 301-303-20-606-39-909-62s-606-51-909-83-607-69-910 188c-303 256-606 806-909 968s-606-64-909-446-606-920-909-1055c-303-136-606 132-910-52-303-183-606-817-909-934-303-118-606 282-757 481l-152 200z">
          <text:p/>
        </draw:path>
        <draw:path draw:style-name="gr8" draw:text-style-name="P8" draw:layer="layout" svg:width="88.194cm" svg:height="5.675cm" svg:x="18.5cm" svg:y="15.54cm" svg:viewBox="0 0 88195 5676" svg:d="M0 4649l152-139c151-138 454-416 757-522 303-107 606-41 909 79 304 120 607 294 910 430 303 135 606 232 909 169s606-285 909-447c303-161 606-263 909-296s607 4 910 131c303 126 606 344 909 547 303 204 606 394 909 426s606-94 909-120 606 49 910 126c303 78 606 159 909 220 303 62 606 104 909 63s606-165 909-463 606-769 909-1785c304-1016 607-2577 910-2964 303-388 606 399 909 902s606 723 909 992 606 586 909 805c303 218 607 338 910 617s606 717 909 908c303 192 606 136 909-129 303-266 606-742 909-1043s606-428 910-445c303-17 606 77 909 480 303 402 606 1114 909 1480s606 387 909 30c303-356 606-1091 909-1297 304-207 607 115 910 12 303-102 606-628 909-750s606 159 909 315 606 187 909 293c303 105 607 285 910 544s606 596 909 644c303 47 606-195 909-208 303-12 606 205 909 333s606 167 910 176c303 9 606-12 909-55 303-42 606-106 909-130 303-25 606-11 909 49 303 61 606 169 909 316 304 148 607 335 910 409s606 33 909-2c303-36 606-68 909-189 303-122 606-334 909-409s607-13 910 107c303 119 606 295 909 297 303 3 606-168 909-266 303-99 606-125 909-151 303-25 606-51 910-57 303-6 606 8 909 97s606 253 909 335 606 82 909 88 606 19 909 8c304-11 607-45 910-93 303-47 606-107 909-246 303-140 606-359 909-336 303 24 606 289 909 428s607 150 910 142c303-7 606-34 909-139s606-288 909-291 606 173 909 281c303 109 607 148 910 166 303 17 606 13 909 20 303 6 606 24 909 42 303 17 606 35 909 28s606-38 910-55c303-17 606-20 909-16s606 16 909 28c303 11 606 23 909 32s606 14 909 21c304 7 607 16 910 18 303 1 606-4 909-594s606-1764 909-2401c303-636 606-735 909-634s607 403 910 981 606 1433 909 1873c303 441 606 468 909 473s606-11 909-4 606 37 910 59c303 22 606 36 909 67 303 30 606 75 909 104 303 28 606 39 909 31s606-35 909-52c304-18 607-26 910-63s606-103 909-59c303 43 606 196 909 275 303 78 606 82 909 104s607 62 910 64 606-35 909-135 606-262 909-405c303-144 606-268 909-250 303 17 606 177 910 250 303 73 606 61 909 91s606 104 909 165 606 111 909 136c303 24 606 25 758 25l151 1v334h-151c-152 0-455 0-758 0s-606 0-909 0-606 0-909 0-606 0-909-83c-304-83-607-248-910-311s-606-22-909 60c-303 83-606 209-909 271-303 63-606 63-909 63s-607 0-910 0-606 0-909-51c-303-50-606-151-909-178s-606 19-909 51-606 51-910 61c-303 11-606 15-909 15-303 1-606-1-909-13s-606-33-909-43-606-9-909-20c-304-10-607-31-910-44-303-12-606-17-909-35s-606-49-909-320-606-781-909-1160c-303-380-607-628-910-761-303-134-606-153-909 282-303 436-606 1326-909 1771s-606 445-909 445-606 0-910 0c-303 0-606 0-909 0s-606 0-909 0-606 0-909 0-606 0-909 0c-304 0-607 0-910 0s-606 0-909 0-606 0-909 0-606 0-909 0-607 0-910-98-606-294-909-294-606 196-909 294-606 98-909 98-607 0-910-111c-303-112-606-334-909-334s-606 222-909 334c-303 111-606 111-909 111s-606 0-910 0c-303 0-606 0-909 0s-606 0-909-74c-303-73-606-221-909-292-303-70-606-65-909-50-304 15-607 40-910 54-303 15-606 19-909 78-303 58-606 171-909 155-303-15-606-160-909-247-303-88-607-118-910-46s-606 247-909 334c-303 88-606 88-909 88s-606 0-909-56c-303-57-606-169-910-247-303-78-606-121-909-145-303-25-606-32-909-23s-606 34-909 66c-303 31-606 69-909 83-304 14-607 3-910-104-303-108-606-312-909-330-303-19-606 148-909 126s-606-233-909-354-607-152-910-147-606 48-909-92-606-462-909-420c-303 43-606 449-909 491-303 41-606-282-910-151-303 132-606 717-909 1010s-606 293-909-2c-303-296-606-886-909-1224s-606-423-909-431c-304-8-607 61-910 283-303 223-606 599-909 793s-606 206-909 57-606-458-909-649-607-263-910-342c-303-80-606-167-909-218s-606-67-909-420-606-1042-909-867c-303 174-606 1214-910 1842-303 628-606 846-909 1023-303 176-606 312-909 380s-606 68-909 68-606 0-909-58c-304-57-607-172-910-172s-606 115-909 88c-303-28-606-197-909-378-303-180-606-372-909-466-303-95-607-92-910-49s-606 126-909 284-606 389-909 499c-303 109-606 96-909 18-303-79-606-223-910-323-303-99-606-154-909-128s-606 134-757 188l-152 54z">
          <text:p/>
        </draw:path>
        <draw:frame draw:style-name="gr9" draw:text-style-name="P1" draw:layer="layout" svg:width="0.002cm" svg:height="0.945cm" svg:x="18.5cm" svg:y="4cm">
          <draw:text-box>
            <text:p/>
          </draw:text-box>
        </draw:frame>
        <draw:frame draw:style-name="gr9" draw:text-style-name="P1" draw:layer="layout" svg:width="0.002cm" svg:height="0.945cm" svg:x="18.5cm" svg:y="4cm">
          <draw:text-box>
            <text:p/>
          </draw:text-box>
        </draw:frame>
        <draw:frame draw:style-name="gr9" draw:text-style-name="P1" draw:layer="layout" svg:width="0.002cm" svg:height="0.945cm" svg:x="18.5cm" svg:y="4cm">
          <draw:text-box>
            <text:p/>
          </draw:text-box>
        </draw:frame>
        <draw:frame draw:style-name="gr9" draw:text-style-name="P1" draw:layer="layout" svg:width="0.002cm" svg:height="0.945cm" svg:x="18.5cm" svg:y="4cm">
          <draw:text-box>
            <text:p/>
          </draw:text-box>
        </draw:frame>
        <draw:frame draw:style-name="gr9" draw:text-style-name="P1" draw:layer="layout" svg:width="0.002cm" svg:height="0.945cm" svg:x="18.5cm" svg:y="4cm">
          <draw:text-box>
            <text:p/>
          </draw:text-box>
        </draw:frame>
        <draw:frame draw:style-name="gr9" draw:text-style-name="P1" draw:layer="layout" svg:width="0.002cm" svg:height="0.945cm" svg:x="18.5cm" svg:y="4cm">
          <draw:text-box>
            <text:p/>
          </draw:text-box>
        </draw:frame>
        <draw:frame draw:style-name="gr9" draw:text-style-name="P1" draw:layer="layout" svg:width="0.002cm" svg:height="0.945cm" svg:x="18.5cm" svg:y="4cm">
          <draw:text-box>
            <text:p/>
          </draw:text-box>
        </draw:frame>
        <draw:line draw:style-name="gr1" draw:text-style-name="P1" draw:layer="layout" svg:x1="24.069cm" svg:y1="42.215cm" svg:x2="24.069cm" svg:y2="25.282cm">
          <text:p/>
        </draw:line>
        <draw:line draw:style-name="gr1" draw:text-style-name="P1" draw:layer="layout" svg:x1="30.434cm" svg:y1="42.215cm" svg:x2="30.434cm" svg:y2="25.282cm">
          <text:p/>
        </draw:line>
        <draw:line draw:style-name="gr1" draw:text-style-name="P1" draw:layer="layout" svg:x1="36.798cm" svg:y1="42.215cm" svg:x2="36.798cm" svg:y2="25.282cm">
          <text:p/>
        </draw:line>
        <draw:line draw:style-name="gr1" draw:text-style-name="P1" draw:layer="layout" svg:x1="43.163cm" svg:y1="42.215cm" svg:x2="43.163cm" svg:y2="25.282cm">
          <text:p/>
        </draw:line>
        <draw:line draw:style-name="gr1" draw:text-style-name="P1" draw:layer="layout" svg:x1="49.527cm" svg:y1="42.215cm" svg:x2="49.527cm" svg:y2="25.282cm">
          <text:p/>
        </draw:line>
        <draw:line draw:style-name="gr1" draw:text-style-name="P1" draw:layer="layout" svg:x1="55.892cm" svg:y1="42.215cm" svg:x2="55.892cm" svg:y2="25.282cm">
          <text:p/>
        </draw:line>
        <draw:line draw:style-name="gr1" draw:text-style-name="P1" draw:layer="layout" svg:x1="62.256cm" svg:y1="42.215cm" svg:x2="62.256cm" svg:y2="25.282cm">
          <text:p/>
        </draw:line>
        <draw:line draw:style-name="gr1" draw:text-style-name="P1" draw:layer="layout" svg:x1="68.621cm" svg:y1="42.215cm" svg:x2="68.621cm" svg:y2="25.282cm">
          <text:p/>
        </draw:line>
        <draw:line draw:style-name="gr1" draw:text-style-name="P1" draw:layer="layout" svg:x1="74.985cm" svg:y1="42.215cm" svg:x2="74.985cm" svg:y2="25.282cm">
          <text:p/>
        </draw:line>
        <draw:line draw:style-name="gr1" draw:text-style-name="P1" draw:layer="layout" svg:x1="81.35cm" svg:y1="42.215cm" svg:x2="81.35cm" svg:y2="25.282cm">
          <text:p/>
        </draw:line>
        <draw:line draw:style-name="gr1" draw:text-style-name="P1" draw:layer="layout" svg:x1="87.714cm" svg:y1="42.215cm" svg:x2="87.714cm" svg:y2="25.282cm">
          <text:p/>
        </draw:line>
        <draw:line draw:style-name="gr1" draw:text-style-name="P1" draw:layer="layout" svg:x1="94.079cm" svg:y1="42.215cm" svg:x2="94.079cm" svg:y2="25.282cm">
          <text:p/>
        </draw:line>
        <draw:line draw:style-name="gr1" draw:text-style-name="P1" draw:layer="layout" svg:x1="100.444cm" svg:y1="42.215cm" svg:x2="100.444cm" svg:y2="25.282cm">
          <text:p/>
        </draw:line>
        <draw:polyline draw:style-name="gr1" draw:text-style-name="P1" draw:layer="layout" svg:width="88.194cm" svg:height="16.933cm" svg:x="18.5cm" svg:y="25.282cm" svg:viewBox="0 0 88195 16934" draw:points="0,0 0,16934 88195,16934 88195,0">
          <text:p/>
        </draw:polyline>
        <draw:path draw:style-name="gr2" draw:text-style-name="P2" draw:layer="layout" svg:width="88.194cm" svg:height="16.703cm" svg:x="18.5cm" svg:y="25.512cm" svg:viewBox="0 0 88195 16704" svg:d="M0 12603l152 563c151 564 454 1690 757 2268s606 606 909 411c304-195 607-613 910-1475s606-2167 909-2710c303-542 606-323 909 173 303 495 606 1265 909 1904 303 638 607 1143 910 1370s606 175 909 173c303-1 606 47 909 182 303 136 606 358 909 534s606 306 910 381c303 74 606 92 909 117 303 24 606 54 909 68 303 15 606 13 909 2s606-32 909-206c304-174 607-501 910-786s606-527 909-675 606-202 909-72c303 129 606 441 909 737 303 297 607 578 910 704s606 96 909 106 606 60 909 73 606-12 909-51c303-40 606-94 910-129 303-34 606-49 909-197s606-429 909-705 606-546 909-772c303-225 606-406 909-234 304 172 607 696 910 964s606 280 909 354 606 211 909 320 606 191 909 240c303 48 607 64 910 74s606 16 909 23c303 6 606 14 909 44 303 29 606 79 909 104 303 26 606 27 910 14 303-14 606-42 909-76s606-74 909-165 606-234 909-330c303-95 606-142 909-143 304 0 607 46 910 141 303 96 606 241 909 334s606 135 909 137 606-35 909-63 607-46 910-46c303 1 606 20 909 57 303 38 606 93 909 124s606 37 909 23 606-49 910-171c303-121 606-329 909-383s606 46 909 148c303 103 606 208 909 192s606-153 909-240c304-86 607-123 910-154s606-57 909-102 606-110 909-194 606-187 909-308 607-261 910-187 606 360 909-208 606-1991 909-2666c303-676 606-603 909-1270s607-2075 910-2190 606 1063 909 1255c303 191 606-602 909-203s606 1991 909 3099c303 1109 606 1734 910 2101 303 367 606 475 909 558 303 84 606 143 909 33s606-388 909-899c303-512 606-1257 909-1375 304-119 607 389 910 759 303 369 606 600 909 951s606 822 909 1068 606 267 909 290 607 48 910 75c303 26 606 54 909 67 303 14 606 13 909 0s606-37 909-33c303 5 606 39 910 54 303 14 606 10 909 11 303 0 606 6 909 23 303 16 606 42 909 54 303 11 606 7 909-25 304-33 607-93 910-206s606-280 909-397 606-184 909-277c303-92 606-209 909-288 303-78 607-117 910-151s606-64 909-245c303-182 606-515 909-998 303-482 606-1114 909-1208 303-95 606 349 910-788 303-1137 606-3855 909-6167 303-2311 606-4217 909-5170 303-952 606-952 909-63 303 890 606 2668 758 3558l151 889v4177l-151-548c-152-548-455-1643-758-2255s-606-741-909-186-606 1793-909 3400c-303 1606-606 3582-909 4383-304 802-607 430-910 497-303 66-606 571-909 944s-606 614-909 698c-303 83-606 9-909-19-303-29-607-11-910 12s-606 53-909 78c-303 26-606 47-909 98-303 50-606 128-909 186s-606 96-910 114c-303 19-606 19-909 19s-606 0-909 0-606 0-909 0-606 0-909-16c-304-16-607-49-910-49s-606 33-909 49-606 16-909 16-606 0-909 0-607 0-910 0-606 0-909-140c-303-141-606-422-909-591s-606-225-909-511-606-801-910-785c-303 16-606 563-909 937-303 373-606 574-909 646-303 73-606 18-909-49-303-66-606-145-909-376-304-231-607-616-910-1426-303-811-606-2048-909-2226s-606 702-909 648c-303-55-606-1045-909-1023-303 23-607 1058-910 1473-303 416-606 212-909 679s-606 1606-909 2043c-303 438-606 175-909 95-303-81-607 21-910 81s-606 79-909 107c-303 27-606 63-909 83-303 19-606 22-909 21-303-2-606-8-910 43-303 52-606 161-909 171-303 9-606-81-909-182-303-100-606-211-909-165-303 45-606 246-909 347-304 100-607 100-910 100s-606 0-909 0-606 0-909 0-606 0-909 0-607 0-910 0-606 0-909 0-606 0-909-62c-303-63-606-188-909-252s-606-67-910-72c-303-5-606-11-909 53s-606 199-909 266-606 67-909 67-606 0-909 0c-304 0-607 0-910 0s-606 0-909 0-606 0-909 0-606 0-909 0-607 0-910-51c-303-52-606-154-909-203-303-48-606-42-909-45-303-4-606-17-909-210s-606-566-910-734c-303-167-606-130-909 26-303 155-606 429-909 651-303 223-606 395-909 480-303 86-606 86-909 86-304 0-607 0-910 0s-606 0-909-29c-303-30-606-88-909-88s-606 58-909 33c-303-26-607-137-910-309-303-173-606-408-909-527-303-120-606-125-909-72-303 52-606 162-909 337s-606 415-910 535c-303 120-606 120-909 120s-606 0-909 0-606 0-909 0-606 0-909-44c-304-43-607-130-910-259s-606-300-909-379-606-66-909-61-606 2-909-104c-303-107-607-318-910-646-303-329-606-776-909-1160s-606-706-909-367c-303 338-606 1337-909 1930-303 594-606 782-910 865-303 84-606 62-909-327s-606-1146-757-1524l-152-378z">
          <text:p/>
        </draw:path>
        <draw:path draw:style-name="gr3" draw:text-style-name="P3" draw:layer="layout" svg:width="88.194cm" svg:height="15.146cm" svg:x="18.5cm" svg:y="27.069cm" svg:viewBox="0 0 88195 15147" svg:d="M0 9308l152 199c151 200 454 599 757 781 303 183 606 149 909 93 304-55 607-132 910 45 303 178 606 609 909 1165 303 557 606 1237 909 1112 303-126 606-1059 909-1521s607-455 910-419 606 100 909 283 606 486 909 866 606 837 909 1031 606 126 910 196c303 70 606 278 909 534 303 255 606 557 909 651 303 95 606-18 909-85s606-89 909-50c304 39 607 138 910 133s606-115 909-167c303-53 606-48 909-212s606-497 909-629c303-131 607-62 910 17s606 168 909 161c303-8 606-111 909-265s606-359 909-570 606-429 910-381c303 48 606 362 909 472 303 109 606 14 909 157 303 144 606 525 909 842 303 316 606 567 909 734 304 168 607 253 910 302 303 48 606 61 909 65 303 3 606-3 909-101s606-287 909-403c303-115 607-156 910-172 303-17 606-8 909 3s606 26 909 92c303 67 606 185 909 251 303 65 606 78 910 69 303-8 606-36 909-175 303-140 606-390 909-713s606-719 909-1324 606-1420 909-1816c304-396 607-373 910 116 303 490 606 1447 909 2007s606 722 909 797 606 64 909 34c303-29 607-76 910-74s606 53 909 155c303 101 606 253 909 428 303 174 606 371 909 370 303-2 606-202 910-209 303-8 606 177 909 125 303-51 606-339 909-488s606-160 909-192 606-87 909-144c304-58 607-120 910-916 303-795 606-2324 909-3218s606-1154 909-1300c303-147 606-181 909-207 303-25 607-42 910 360s606 1223 909 2284 606 2363 909 3070c303 708 606 821 909 759s607-298 910-678c303-381 606-905 909-1200s606-362 909-679 606-886 909-1268 606-578 910-369c303 209 606 824 909 1389s606 1081 909 1526 606 819 909 733c303-87 606-634 909-1183 304-549 607-1099 910-1514 303-416 606-695 909-587s606 602 909 1262c303 659 606 1483 909 1971 303 489 607 641 910 459 303-181 606-696 909-1487 303-790 606-1857 909-2291 303-433 606-234 909 434 303 667 606 1803 910 2369 303 566 606 562 909 589 303 26 606 83 909 184s606 245 909 303c303 59 606 30 909-477 304-507 607-1493 910-3169 303-1675 606-4041 909-6226s606-4190 909-4390 606 1403 909 2943c303 1541 607 3017 910 3901 303 885 606 1178 909 1761s606 1457 909 2165 606 1250 909 860c303-389 606-1709 910-2082 303-374 606 200 909 627s606 709 909 985c303 277 606 548 909 646 303 97 606 21 758-18l151-38v1426l-151-2c-152-2-455-7-758-77-303-71-606-208-909-390-303-183-606-411-909-814-303-402-606-979-909-647-304 333-607 1575-910 1958-303 382-606-96-909-671-303-576-606-1249-909-1623-303-375-606-450-909-931s-607-1367-910-2383-606-2162-909-1939-606 1815-909 3209-606 2590-909 3537c-303 946-606 1644-910 1982-303 339-606 318-909 326-303 7-606 43-909 55-303 13-606 3-909 6s-606 20-909-438c-304-458-607-1390-910-1932s-606-693-909-290-606 1360-909 1916c-303 555-606 709-909 773s-607 39-910-299c-303-339-606-991-909-1458-303-468-606-751-909-787-303-35-606 177-909 482s-606 702-910 1065c-303 364-606 694-909 752-303 59-606-153-909-474s-606-751-909-1240c-303-490-606-1039-909-1221-304-181-607 6-910 391-303 384-606 965-909 1276-303 310-606 350-909 557s-606 581-909 823c-303 243-607 352-910 407s-606 55-909-491-606-1638-909-2498c-303-859-606-1486-909-1739s-607-132-910-41c-303 90-606 151-909 187s-606 48-909 678c-303 631-606 1879-909 2522s-606 680-910 713c-303 33-606 62-909 78s-606 19-909 76c-303 58-606 170-909 159-303-12-606-148-909-133-304 15-607 181-910 188-303 6-606-148-909-268-303-121-606-207-909-257s-606-65-909-62c-303 2-607 22-910 64-303 41-606 104-909 116-303 11-606-29-909-372s-606-989-909-1315c-303-325-606-330-910-7-303 324-606 976-909 1303-303 326-606 327-909 418s-606 273-909 378c-303 106-606 134-909 148-304 14-607 12-910-13-303-26-606-76-909-105s-606-37-909-44-606-12-909-23c-303-10-607-26-910 39s-606 211-909 283c-303 73-606 73-909 73s-606 0-909 0-606 0-910-92c-303-92-606-276-909-501-303-224-606-489-909-604s-606-81-909-226-606-469-909-545c-304-75-607 97-910 296s-606 426-909 561-606 178-909 145-606-144-909-183c-303-40-607-8-910 175s-606 518-909 648-606 55-909 30c-303-24-606 2-909-60s-606-212-910-285c-303-73-606-68-909 0s-606 199-909 157c-303-43-606-261-909-409-303-149-606-230-909-264-304-34-607-22-910-182s-606-493-909-679-606-225-909-244-606-19-909-111-607-277-910 0-606 1017-909 1152-606-333-909-792-606-907-909-1068-606-34-910 13c-303 47-606 15-909-171-303-185-606-524-757-693l-152-169z">
          <text:p/>
        </draw:path>
        <draw:path draw:style-name="gr4" draw:text-style-name="P4" draw:layer="layout" svg:width="88.194cm" svg:height="14.342cm" svg:x="18.5cm" svg:y="25.282cm" svg:viewBox="0 0 88195 14343" svg:d="M0 0h152c151 0 454 0 757 0s606 0 909 0c304 0 607 0 910 0s606 0 909 0 606 0 909 0 606 0 909 0 607 0 910 0 606 0 909 0 606 0 909 0 606 0 909 0 606 0 910 0c303 0 606 0 909 0s606 0 909 0 606 0 909 0 606 0 909 0c304 0 607 0 910 0s606 0 909 0 606 0 909 0 606 0 909 0 607 0 910 0 606 0 909 0 606 0 909 1166c303 1165 606 3496 909 4464s606 573 910-593c303-1165 606-3101 909-4069s606-968 909-968 606 0 909 0 606 0 909 0c304 0 607 0 910 0s606 0 909 0 606 0 909 0 606 0 909 0 607 0 910 0 606 0 909 848 606 2544 909 4332 606 3667 909 4658 606 1093 910 1033c303-60 606-283 909-1156s606-2396 909-4123c303-1728 606-3660 909-3903 303-244 606 1202 909 2037 304 836 607 1062 910 1332 303 269 606 582 909 679s606-21 909-173 606-338 909-1271 607-2613 910-3453 606-840 909-840 606 0 909 1025 606 3075 909 4083c303 1009 606 975 910 1454 303 479 606 1470 909 1990 303 519 606 567 909 590 303 24 606 23 909-1504 303-1528 606-4583 909-6111 304-1527 607-1527 910-1527s606 0 909 857 606 2570 909 3424 606 848 909 878c303 31 607 98 910 179 303 80 606 172 909 140 303-33 606-191 909-342 303-152 606-297 909-1152 303-854 607-2419 910-3202 303-782 606-782 909-782s606 0 909 0 606 0 909 0 606 0 910 0c303 0 606 0 909 0s606 0 909 0 606 0 909 0 606 0 909 0c304 0 607 0 910 0s606 0 909 0 606 0 909 0 606 0 909 0 607 0 910 0 606 0 909 964 606 2892 909 4154c303 1263 606 1861 909 2413s606 1059 910 1151c303 93 606-229 909-1745s606-4226 909-5582c303-1355 606-1355 909-1355s606 0 909 0c304 0 607 0 910 0s606 0 909 1016c303 1015 606 3046 909 3046s606-2031 909-3046c303-1016 607-1016 910-3 303 1012 606 3037 909 4320 303 1282 606 1822 909 2131s606 387 909 367c303-21 606-139 910 133 303 271 606 931 909 1447 303 515 606 886 909 1233s606 670 909 477c303-192 606-900 758-1254l151-354v4041l-151 39c-152 38-455 115-758 17-303-97-606-369-909-645-303-277-606-558-909-986-303-427-606-1000-909-1249-304-248-607-171-910-108-303 64-606 113-909 27s-606-308-909-1246c-303-939-606-2594-909-3478-303-885-607-999-910-153s-606 2653-909 2853c-303 201-606-1205-909-726-303 480-606 2846-909 4198s-606 1689-910 1803c-303 113-606 2-909-1078-303-1081-606-3131-909-3334-303-204-606 1440-909 2296s-606 925-909 855c-304-70-607-278-910-482s-606-403-909-989c-303-587-606-1560-909-2152s-606-802-909-959c-303-158-607-263-910-361s-606-190-909-206c-303-17-606 41-909-66s-606-378-909-585c-303-206-606-350-910-235-303 115-606 488-909 755s-606 427-909 362c-303-66-606-358-909-636-303-277-606-540-909-796-304-256-607-506-910-699s-606-328-909-441-606-204-909-369-606-404-909 260-607 2231-910 3035c-303 805-606 846-909 1002-303 155-606 426-909 528-303 101-606 34-909 8-303-25-607-8-910 18-303 25-606 59-909-533s-606-1810-909-2353-606-411-909-505-606-414-910 624c-303 1039-606 3435-909 4590-303 1154-606 1067-909 1062s-606 73-909-311c-303-385-606-1232-909-1397-304-165-607 353-910-346s-606-2614-909-3552c-303-937-606-896-909-1041-303-146-606-476-909 135s-607 2164-910 2994c-303 831-606 938-909 938-303-1-606-110-909-330s-606-550-909-736c-303-187-606-230-910-914-303-684-606-2009-909-1824-303 184-606 1878-909 3364s-606 2765-909 3516c-303 750-606 972-909 1121-304 150-607 227-910-500-303-726-606-2256-909-3837-303-1580-606-3211-909-3990-303-780-606-709-909-658-303 50-607 80-910 457s-606 1101-909 1568-606 677-909 901c-303 223-606 461-909 409-303-51-606-392-910-585-303-193-606-239-909-467s-606-638-909-1053-606-835-909-139c-303 697-606 2510-909 3673-304 1162-607 1674-910 1086-303-587-606-2273-909-2827-303-555-606 22-909 566s-606 1056-909 918-607-925-910-1480c-303-554-606-875-909-984s-606-7-909 575-606 1643-909 2629-606 1898-910 2575c-303 677-606 1119-909 1291-303 171-606 71-909-273s-606-933-909-1538-606-1227-909-1377c-304-150-607 172-910 175-303 2-606-316-909-597-303-282-606-528-909-762s-606-456-909-504-607 80-910-87c-303-166-606-626-909-973s-606-581-909-709-606-150-909-169c-303-18-606-33-910-2-303 31-606 107-909-179s-606-935-757-1259l-152-324z">
          <text:p/>
        </draw:path>
        <draw:path draw:style-name="gr5" draw:text-style-name="P5" draw:layer="layout" svg:width="88.194cm" svg:height="16.244cm" svg:x="18.5cm" svg:y="25.282cm" svg:viewBox="0 0 88195 16245" svg:d="M0 5683l152 324c151 324 454 973 757 1259s606 210 909 179c304-31 607-16 910 2 303 19 606 41 909 169s606 362 909 709 606 807 909 973 607 39 910 87 606 270 909 504 606 480 909 762c303 281 606 599 909 597 303-3 606-325 910-175 303 150 606 772 909 1377s606 1194 909 1538 606 444 909 272c303-171 606-613 909-1290 304-677 607-1589 910-2575 303-987 606-2047 909-2629s606-685 909-575c303 109 606 430 909 984 303 555 607 1342 910 1480s606-374 909-918 606-1121 909-2583c303-1461 606-3808 909-4981s606-1173 910-319c303 853 606 2561 909 3625s606 1484 909 1899 606 825 909 1053 606 274 909 899c304 625 607 1829 910 2295 303 465 606 191 909-3 303-193 606-307 909-606 303-300 606-786 909-897 303-110 607 155 910 320 303 164 606 228 909-1362s606-4834 909-5541 606 1123 909 2245c303 1121 606 1536 910 1756 303 221 606 248 909 743s606 1459 909 1814c303 356 606 102 909-83 303-184 606-299 909-335 304-36 607 7 910 194 303 186 606 516 909 736s606 329 909 330c303 0 606-107 909-238s607-284 910-165c303 120 606 513 909 905s606 782 909 988c303 207 606 230 909-18 303-247 606-765 910-600 303 165 606 1012 909 1397 303 384 606 306 909 311 303 4 606 92 909-388s606-1527 909-2565c304-1038 607-2067 910-2648s606-713 909-1791c303-1077 606-3101 909-4112 303-1012 606-1012 909-1012s607 0 910 0 606 0 909 0 606 0 909 0 606 0 909 689c303 690 607 2069 910 2878s606 1048 909 1213 606 256 909 369 606 248 909 441 606 443 910 699c303 256 606 519 909 796s606 570 909 636c303 65 606-95 909-362s606-640 909-755c304-115 607 28 910 235s606 478 909 585c303 106 606 49 909 66 303 16 606 108 909 206s607 203 910 361c303 157 606 367 909 1260s606 2469 909 3597c303 1129 606 1811 909 1962s606-229 910-442c303-214 606-262 909-414s606-407 909-218 606 822 909 950 606-250 909-384c304-133 607-23 910-565 303-543 606-1739 909-2443s606-916 909-1139 606-457 909-1303 607-2305 910-3893c303-1589 606-3307 909-4166s606-859 909-859 606 0 909 0 606 0 910 0c303 0 606 0 909 973 303 974 606 2921 909 3959s606 1166 909 193c303-974 606-3049 758-4087l151-1038v5336l-151 1050c-152 1050-455 3150-758 4039s-606 566-909-421-606-2637-909-3153c-303-515-606 104-909 473-304 368-607 486-910 506-303 21-606-57-909-366s-606-849-909-591c-303 257-606 1312-909 2408-303 1095-607 2231-910 2843s-606 701-909 810-606 240-909 686-606 1207-909 1512-606 154-910 248c-303 95-606 434-909 358-303-75-606-565-909-666s-606 188-909 334-606 150-909 342c-304 192-607 573-910 484-303-88-606-646-909-1591s-606-2276-909-2798c-303-523-606-237-909-115s-607 80-910 42-606-70-909-50-606 93-909-56c-303-148-606-519-909-697-303-179-606-164-910-21-303 144-606 416-909 698-303 281-606 571-909 602-303 32-606-195-909-362s-606-274-909-581c-304-307-607-815-910-1258-303-444-606-823-909-1132-303-310-606-550-909-742-303-191-606-335-909-906-303-572-607-1571-910-1999-303-427-606-282-909-130-303 151-606 309-909 342-303 32-606-60-909-140-303-81-607-148-910-179-303-30-606-24-909 872-303 897-606 2684-909 3528-303 843-606 743-909 1109-303 365-606 1195-910 2067-303 873-606 1787-909 2250-303 462-606 473-909 568-303 96-606 276-909 18-303-259-606-955-909-1111-304-155-607 229-910 398s-606 123-909-129-606-708-909-1019c-303-310-606-473-909-493s-607 104-910 207-606 186-909 115-606-294-909-577-606-625-909-807-606-205-910-159c-303 46-606 160-909 283-303 124-606 257-909-60-303-318-606-1086-909-1359s-606-50-909 11c-304 60-607-42-910-1033s-606-2870-909-2312c-303 559-606 3557-909 4892s-606 1008-909 644-607-764-910-831c-303-66-606 203-909 358-303 154-606 195-909 386-303 190-606 531-909 207s-606-1313-910-1778c-303-464-606-405-909-544s-606-477-909-640c-303-162-606-151-909-857s-606-2131-909-2645c-304-515-607-120-910 1154-303 1273-606 3426-909 4589s-606 1338-909 1322-606-222-909-683-607-1176-910-1635c-303-460-606-664-909-556s-606 529-909 1121c-303 593-606 1357-909 1978-303 622-606 1100-910 1405-303 305-606 436-909 443-303 6-606-113-909-373-303-259-606-659-909-1036s-606-731-909-803c-304-73-607 135-910 179-303 43-606-79-909-291-303-213-606-515-909-699-303-183-606-247-909-283s-607-43-910-166c-303-122-606-359-909-588-303-228-606-448-909-420-303 29-606 306-909 483s-606 254-910 309c-303 56-606 90-909-93-303-182-606-581-757-781l-152-199z">
          <text:p/>
        </draw:path>
        <draw:path draw:style-name="gr6" draw:text-style-name="P6" draw:layer="layout" svg:width="88.194cm" svg:height="16.933cm" svg:x="18.5cm" svg:y="25.282cm" svg:viewBox="0 0 88195 16934" svg:d="M0 16681l152 11c151 12 454 35 757 57s606 44 909 57c304 14 607 19 910 19s606-5 909-91c303-85 606-251 909-342 303-92 606-108 909-65s607 146 910 199c303 52 606 53 909-16 303-70 606-210 909-345 303-136 606-267 909-338 303-72 606-84 910-50 303 34 606 115 909 161s606 57 909 141 606 240 909 323 606 93 909 125c304 32 607 86 910 99 303 14 606-12 909 12 303 25 606 100 909 103 303 2 606-68 909-156s607-193 910-286 606-173 909-235 606-106 909-241 606-362 909-561 606-371 910-668c303-297 606-719 909-1002 303-284 606-428 909-501s606-75 909-432c303-356 606-1067 909-1774 304-707 607-1410 910-1880s606-708 909-931c303-224 606-434 909-901s606-1191 909-1568 607-407 910-457c303-51 606-122 909 658 303 779 606 2410 909 1584 303-825 606-4108 909-5749s606-1641 910-1641c303 0 606 0 909 0s606 0 909 770c303 771 606 2312 909 2312s606-1541 909-2312c304-770 607-770 910-770s606 0 909 0 606 0 909 0 606 0 909 844c303 843 607 2531 910 3540s606 1339 909 1485c303 145 606 104 909-905s606-2987 909-3975c303-989 606-989 910-989 303 0 606 0 909 0s606 0 909 0 606 0 909 918c303 917 606 2753 909 4453 304 1700 607 3266 910 4716 303 1449 606 2783 909 3136s606-275 909-618c303-344 606-404 909-495s607-212 910-606c303-395 606-1063 909-1532s606-740 909-896c303-155 606-197 909 148 303 344 607 1073 910 954s606-1087 909-1032c303 54 606 1132 909 1441 303 310 606-149 909 347s606 1946 910 2253c303 308 606-528 909-832s606-78 909 218c303 295 606 658 909 1181s606 1206 909 1593c304 388 607 481 910 556s606 132 909 94c303-37 606-168 909-358 303-191 606-439 909-543s607-64 910-717c303-652 606-1999 909-4511s606-6190 909-8029 606-1839 909-1839 606 0 910 0c303 0 606 0 909 1274 303 1273 606 3820 909 6119 303 2298 606 4348 909 5597s606 1697 909 1997c304 299 607 450 910 145s606-1066 909-1195c303-130 606 374 909 585 303 212 606 131 909-19s607-371 910-449 606-15 909 313 606 920 909 1215c303 294 606 290 909 223 303-66 606-195 910-528 303-332 606-869 909-828s606 658 909 1023 606 477 909 562c303 86 606 146 758 175l151 30v382l-151 22c-152 22-455 66-758 73-303 8-606-20-909-253-303-232-606-669-909-698-303-28-606 351-909 556-304 205-607 235-910 240-303 4-606-16-909-208s-606-555-909-722-606-137-909-103c-303 35-607 74-910 152s-606 195-909 61c-303-135-606-521-909-470-303 52-606 541-909 747s-606 128-910-46c-303-174-606-444-909-896s-606-1085-909-2273c-303-1187-606-2929-909-3639-303-711-606-389-909-482-304-92-607-599-910-1151s-606-1150-909-209c-303 940-606 3418-909 5171s-606 2779-909 3216c-303 438-607 286-910 329-303 42-606 280-909 409s-606 149-909 154-606-6-909-30c-303-23-606-59-910-296-303-237-606-675-909-1134s-606-937-909-1240c-303-302-606-428-909-133s-606 1011-909 801c-304-209-607-1343-910-1626s-606 286-909 141c-303-144-606-1002-909-927-303 76-606 1084-909 1199s-607-663-910-1089c-303-425-606-498-909-478-303 19-606 132-909 506-303 375-606 1012-909 1357s-607 400-910 450c-303 49-606 95-909 415s-606 915-909 729-606-1153-909-2232-606-2269-910-3625c-303-1356-606-2878-909-3685s-606-899-909-850c-303 48-606 238-909 461s-606 479-909 624c-304 144-607 178-910 1104-303 927-606 2747-909 3462s-606 325-909-67-606-785-909-1685-607-2306-910-2917c-303-610-606-424-909-272s-606 270-909 173c-303-98-606-410-909-679-303-270-606-496-910 159-303 654-606 2190-909 2433-303 244-606-805-909-1160s-606-17-909 139-606 129-909-92c-304-220-607-635-910 589s-606 4085-909 4792-606-740-909-1496c-303-755-606-819-909-983-303-165-607-430-910-320-303 111-606 597-909 897-303 299-606 413-909 606-303 194-606 468-909 807s-606 744-910 1312c-303 569-606 1302-909 1615s-606 206-909 200c-303-7-606 88-909 282s-606 486-909 697c-304 212-607 343-910 463s-606 228-909 320c-303 93-606 168-909 221s-606 83-909 145-607 156-910 203-606 47-909 47-606 0-909 0-606 0-909-32-606-96-910-142c-303-46-606-74-909-145-303-70-606-184-909-223-303-40-606-6-909-8-303-3-606-41-909-66-304-25-607-35-910 17s-606 166-909 277c-303 110-606 216-909 269s-606 53-909 5-607-144-910-194-606-54-909-6-606 148-909 198-606 50-909 50-606 0-910 0c-303 0-606 0-909 0s-606 0-757 0h-152z">
          <text:p/>
        </draw:path>
        <draw:path draw:style-name="gr7" draw:text-style-name="P7" draw:layer="layout" svg:width="88.194cm" svg:height="11.94cm" svg:x="18.5cm" svg:y="30.126cm" svg:viewBox="0 0 88195 11941" svg:d="M0 9636l152-105c151-105 454-316 757-405s606-56 909-103c304-48 607-174 910-14 303 161 606 610 909 719 303 108 606-122 909-14s606 555 909 627c303 73 607-229 910-380s606-152 909-133c303 20 606 59 909-52s606-371 909-606c303-234 606-443 910-370 303 72 606 426 909 803s606 777 909 1078 606 503 909 497c303-7 606-221 909-567 304-347 607-825 910-1446 303-622 606-1386 909-1979 303-592 606-1013 909-1121s606 96 909 556c303 459 607 1175 910 1635 303 461 606 668 909 684 303 15 606-159 909-472s606-764 909-1245 606-993 910-1329c303-336 606-496 909-582s606-98 909 65c303 162 606 500 909 922s606 928 909 1393c304 465 607 888 910 1210 303 321 606 541 909 695s606 242 909 236c303-7 606-108 909-108s607 101 910 37c303-65 606-295 909-411 303-117 606-119 909-60s606 180 909 203c303 22 606-55 910-205 303-149 606-371 909-627s606-546 909-758 606-345 909-98c303 246 606 872 909 1188 304 316 607 321 910 133s606-569 909-647c303-79 606 145 909 215 303 71 606-12 909-115s607-227 910-207 606 184 909 494 606 766 909 1018 606 299 909 130 606-554 910-2186c303-1632 606-4511 909-6046s606-1725 909-1773c303-49 606 43 909 1373s606 3898 909 5254c304 1357 607 1501 910 1445s606-312 909-126 606 814 909 1106c303 291 606 246 909 196s607-104 910 17 606 418 909 564c303 145 606 140 909 23s606-346 909-441 607-55 910 170 606 636 909 821c303 186 606 146 909 77s606-168 909-552c303-385 606-1054 910-1114 303-60 606 489 909 601 303 111 606-216 909-728 303-511 606-1208 909-1693 303-484 606-757 909-901 304-143 607-157 910 342 303 500 606 1513 909 1662 303 148 606-567 909-909 303-341 606-309 909-271s607 80 910 323c303 242 606 684 909 1207 303 522 606 1125 909 1224 303 100 606-304 909-679s606-721 910-929c303-207 606-276 909 41 303 318 606 1022 909 1675s606 1254 909 1565 606 331 909 300c304-31 607-113 910-399 303-285 606-775 909-1340 303-564 606-1205 909-1569s606-453 909-573c303-121 607-274 910-313s606 36 909-197c303-234 606-778 909-1074s606-346 909-120 606 728 910 1514c303 787 606 1860 909 2262 303 403 606 136 909 71s606 72 909 142c303 71 606 75 758 77l151 2v1260l-151-30c-152-30-455-90-758-175-303-86-606-198-909-101-303 96-606 400-909 91s-606-1232-909-1915c-304-683-607-1127-910-1315-303-189-606-122-909 139-303 260-606 714-909 909-303 196-606 133-909 211-303 79-607 299-910 449s-606 231-909 501-606 731-909 1044-606 480-909 578c-303 99-606 128-910 149-303 20-606 30-909-147s-606-543-909-991c-303-449-606-981-909-1223s-606-194-909 20c-304 214-607 593-910 983-303 391-606 792-909 683s-606-727-909-1224c-303-498-606-874-909-1056-303-183-607-170-910-213-303-42-606-140-909 107s-606 838-909 731c-303-108-606-915-909-1284s-606-302-910-157c-303 145-606 368-909 696s-606 761-909 1132-606 679-909 585-606-590-909-520c-304 69-607 706-910 1072-303 367-606 464-909 542s-606 138-909-22-606-540-909-766c-303-227-607-300-910-238s-606 258-909 360c-303 103-606 112-909-27s-606-426-909-499c-303-74-607 65-910 187-303 121-606 224-909 4s-606-763-909-887-606 171-909 350c-303 178-606 240-910-747-303-988-606-3024-909-4043-303-1018-606-1017-909-1041-303-23-606-71-909 1031s-606 3354-909 4497c-304 1143-607 1179-910 1180-303 2-606-31-909-123s-606-244-909-346c-303-101-606-153-909-155s-607 45-910 75c-303 29-606 41-909-35-303-75-606-237-909-112s-606 537-909 720c-303 182-606 136-910-152-303-288-606-819-909-887-303-67-606 328-909 586s-606 379-909 453-606 102-909 91c-304-12-607-64-910-177s-606-288-909-425c-303-138-606-238-909-136s-606 405-909 576c-303 172-607 213-910 267-303 53-606 118-909 82s-606-172-909-395c-303-224-606-534-909-802s-606-494-910-810c-303-317-606-724-909-926-303-203-606-201-909-128s-606 218-909 347c-303 130-606 244-909 411-304 166-607 384-910 595-303 212-606 416-909 571-303 154-606 257-909 264-303 8-606-81-909-354-303-272-607-728-910-1027-303-298-606-438-909-437-303 2-606 146-909 436s-606 726-909 1087c-303 360-606 646-910 883-303 236-606 422-909 437s-606-141-909-318-606-375-909-578-606-412-909-482c-304-70-607-1-910 135s-606 341-909 419-606 29-909 31-606 54-909 188-607 351-910 298-606-377-909-364-606 363-909 320c-303-42-606-475-909-627-303-151-606-21-910 16-303 36-606-22-909 69s-606 330-757 450l-152 119z">
          <text:p/>
        </draw:path>
        <draw:path draw:style-name="gr8" draw:text-style-name="P8" draw:layer="layout" svg:width="88.194cm" svg:height="4.713cm" svg:x="18.5cm" svg:y="37.503cm" svg:viewBox="0 0 88195 4714" svg:d="M0 3759l152-120c151-119 454-359 757-450 303-90 606-32 909 132 304 165 607 436 910 588s606 183 909 247 606 161 909 211 606 55 909-19 607-226 910-301c303-74 606-71 909-1 303 71 606 210 909 289s606 98 909 46 606-175 910-217c303-42 606-3 909 50s606 121 909 161c303 39 606 51 909-17 303-69 606-216 909-482 304-267 607-653 910-1064s606-847 909-1137c303-289 606-433 909-435s606 138 909 538c303 399 607 1057 910 1560s606 851 909 955c303 103 606-38 909-163s606-233 909-353 606-251 910-304c303-53 606-29 909 105s606 377 909 493c303 115 606 102 909-53 303-156 606-454 909-699 304-245 607-436 910-880 303-443 606-1140 909-1508 303-369 606-409 909-564 303-154 606-423 909-357s607 467 910 989c303 521 606 1163 909 1534s606 471 909 608c303 138 606 313 909 426s606 165 910 176c303 12 606-16 909 1 303 18 606 80 909 182s606 243 909 317c303 73 606 80 909 84 304 5 607 9 910-66s606-228 909-284 606-16 909-27 606-74 909-116 607-62 910-64c303-3 606 12 909 62 303 51 606 137 909 114 303-22 606-153 909-159s606 112 910 240c303 127 606 263 909 334 303 70 606 76 909 18s606-178 909-187c303-10 606 91 909 145 304 54 607 61 910 62 303 2 606-1 909-21s606-56 909-83c303-28 606-46 909-107 303-60 607-162 910-627 303-466 606-1295 909-1733s606-484 909-202 606 893 909 1407c303 515 607 933 910 1159 303 227 606 262 909 249s606-73 909-151c303-79 606-176 909-227 303-52 606-59 910-23 303 36 606 114 909 181 303 66 606 121 909 151s606 34 909 11c303-24 606-76 909-84 304-8 607 28 910 51 303 24 606 35 909-285s606-971 909-1464c303-492 606-826 909-999 303-174 607-186 910 243 303 428 606 1298 909 1796 303 497 606 623 909 723s606 176 909 177c303 0 606-74 910-120 303-46 606-63 909-66s606 7 909 49c303 43 606 117 909 149 303 31 606 21 909 22 304 1 607 14 910-19s606-112 909-162 606-72 909-97c303-26 606-55 909-79 303-23 607-40 910-12s606 103 909 126c303 24 606-2 909-5s606 17 909 13c303-5 606-35 910-27 303 9 606 57 909 85 303 29 606 39 909 58s606 47 909 39c303-7 606-51 758-73l151-22v314h-151c-152 0-455 0-758 0s-606 0-909 0-606 0-909 0-606 0-909 0c-304 0-607 0-910 0s-606 0-909 0-606 0-909 0-606 0-909 0-607 0-910 0-606 0-909 0-606 0-909 0-606 0-909-10-606-30-910-38c-303-8-606-4-909-15s-606-38-909-54-606-22-909-23-606 4-909 28c-304 24-607 68-910 63s-606-58-909-84-606-25-909-308c-303-284-606-853-909-1157-303-305-607-346-910-241-303 104-606 352-909 683s-606 743-909 949c-303 207-606 207-909 207s-606 0-910 0c-303 0-606 0-909 0s-606 0-909 0-606 0-909 0-606 0-909 0c-304 0-607 0-910 0s-606 0-909 0-606 0-909 0-606 0-909-110c-303-109-607-328-910-681s-606-840-909-1080c-303-241-606-236-909 117s-606 1053-909 1403c-303 351-607 351-910 351s-606 0-909 0-606 0-909 0-606 0-909 0-606 0-910-52c-303-52-606-156-909-156s-606 104-909 156-606 52-909 1c-303-50-606-150-909-243-304-93-607-179-910-164-303 14-606 128-909 157-303 30-606-26-909-63s-606-57-909-57c-303-1-607 17-910 45s-606 65-909 63-606-43-909 2c-303 46-606 178-909 244-303 67-606 67-910 67-303 0-606 0-909-67s-606-200-909-304-606-179-909-202c-303-24-606 5-909 13-304 8-607-4-910-70-303-65-606-184-909-250-303-67-606-81-909-287-303-205-606-601-909-849-303-249-607-350-910-351-303 0-606 102-909 108-303 7-606-82-909 91s-606 607-909 914c-303 308-606 489-910 677-303 188-606 382-909 479-303 98-606 98-909 14s-606-251-909-328c-303-76-606-62-909-27-304 34-607 89-910 128-303 40-606 64-909 113-303 50-606 124-909 53s-606-287-909-626-607-802-910-1037c-303-236-606-246-909-224-303 23-606 76-909 224s-606 391-909 636-606 494-910 667c-303 174-606 274-909 325-303 50-606 52-909 38s-606-44-909-69c-303-24-606-43-909-7-304 36-607 127-910 172-303 46-606 46-909-13s-606-177-909-237-606-61-909-2-607 178-910 238-606 60-909 40-606-60-909-78c-303-17-606-11-909-97-303-87-606-264-910-367-303-103-606-131-909-67-303 63-606 219-757 297l-152 78z">
          <text:p/>
        </draw:path>
        <draw:frame draw:style-name="gr9" draw:text-style-name="P1" draw:layer="layout" svg:width="0.002cm" svg:height="0.945cm" svg:x="18.5cm" svg:y="25cm">
          <draw:text-box>
            <text:p/>
          </draw:text-box>
        </draw:frame>
        <draw:frame draw:style-name="gr9" draw:text-style-name="P1" draw:layer="layout" svg:width="0.002cm" svg:height="0.945cm" svg:x="18.5cm" svg:y="25cm">
          <draw:text-box>
            <text:p/>
          </draw:text-box>
        </draw:frame>
        <draw:frame draw:style-name="gr9" draw:text-style-name="P1" draw:layer="layout" svg:width="0.002cm" svg:height="0.945cm" svg:x="18.5cm" svg:y="25cm">
          <draw:text-box>
            <text:p/>
          </draw:text-box>
        </draw:frame>
        <draw:frame draw:style-name="gr9" draw:text-style-name="P1" draw:layer="layout" svg:width="0.002cm" svg:height="0.945cm" svg:x="18.5cm" svg:y="25cm">
          <draw:text-box>
            <text:p/>
          </draw:text-box>
        </draw:frame>
        <draw:frame draw:style-name="gr9" draw:text-style-name="P1" draw:layer="layout" svg:width="0.002cm" svg:height="0.945cm" svg:x="18.5cm" svg:y="25cm">
          <draw:text-box>
            <text:p/>
          </draw:text-box>
        </draw:frame>
        <draw:frame draw:style-name="gr9" draw:text-style-name="P1" draw:layer="layout" svg:width="0.002cm" svg:height="0.945cm" svg:x="18.5cm" svg:y="25cm">
          <draw:text-box>
            <text:p/>
          </draw:text-box>
        </draw:frame>
        <draw:frame draw:style-name="gr9" draw:text-style-name="P1" draw:layer="layout" svg:width="0.002cm" svg:height="0.945cm" svg:x="18.5cm" svg:y="25cm">
          <draw:text-box>
            <text:p/>
          </draw:text-box>
        </draw:frame>
        <draw:line draw:style-name="gr1" draw:text-style-name="P1" draw:layer="layout" svg:x1="24.069cm" svg:y1="63.215cm" svg:x2="24.069cm" svg:y2="46.282cm">
          <text:p/>
        </draw:line>
        <draw:line draw:style-name="gr1" draw:text-style-name="P1" draw:layer="layout" svg:x1="30.434cm" svg:y1="63.215cm" svg:x2="30.434cm" svg:y2="46.282cm">
          <text:p/>
        </draw:line>
        <draw:line draw:style-name="gr1" draw:text-style-name="P1" draw:layer="layout" svg:x1="36.798cm" svg:y1="63.215cm" svg:x2="36.798cm" svg:y2="46.282cm">
          <text:p/>
        </draw:line>
        <draw:line draw:style-name="gr1" draw:text-style-name="P1" draw:layer="layout" svg:x1="43.163cm" svg:y1="63.215cm" svg:x2="43.163cm" svg:y2="46.282cm">
          <text:p/>
        </draw:line>
        <draw:line draw:style-name="gr1" draw:text-style-name="P1" draw:layer="layout" svg:x1="49.527cm" svg:y1="63.215cm" svg:x2="49.527cm" svg:y2="46.282cm">
          <text:p/>
        </draw:line>
        <draw:line draw:style-name="gr1" draw:text-style-name="P1" draw:layer="layout" svg:x1="55.892cm" svg:y1="63.215cm" svg:x2="55.892cm" svg:y2="46.282cm">
          <text:p/>
        </draw:line>
        <draw:line draw:style-name="gr1" draw:text-style-name="P1" draw:layer="layout" svg:x1="62.256cm" svg:y1="63.215cm" svg:x2="62.256cm" svg:y2="46.282cm">
          <text:p/>
        </draw:line>
        <draw:line draw:style-name="gr1" draw:text-style-name="P1" draw:layer="layout" svg:x1="68.621cm" svg:y1="63.215cm" svg:x2="68.621cm" svg:y2="46.282cm">
          <text:p/>
        </draw:line>
        <draw:line draw:style-name="gr1" draw:text-style-name="P1" draw:layer="layout" svg:x1="74.985cm" svg:y1="63.215cm" svg:x2="74.985cm" svg:y2="46.282cm">
          <text:p/>
        </draw:line>
        <draw:line draw:style-name="gr1" draw:text-style-name="P1" draw:layer="layout" svg:x1="81.35cm" svg:y1="63.215cm" svg:x2="81.35cm" svg:y2="46.282cm">
          <text:p/>
        </draw:line>
        <draw:line draw:style-name="gr1" draw:text-style-name="P1" draw:layer="layout" svg:x1="87.714cm" svg:y1="63.215cm" svg:x2="87.714cm" svg:y2="46.282cm">
          <text:p/>
        </draw:line>
        <draw:line draw:style-name="gr1" draw:text-style-name="P1" draw:layer="layout" svg:x1="94.079cm" svg:y1="63.215cm" svg:x2="94.079cm" svg:y2="46.282cm">
          <text:p/>
        </draw:line>
        <draw:line draw:style-name="gr1" draw:text-style-name="P1" draw:layer="layout" svg:x1="100.444cm" svg:y1="63.215cm" svg:x2="100.444cm" svg:y2="46.282cm">
          <text:p/>
        </draw:line>
        <draw:polyline draw:style-name="gr1" draw:text-style-name="P1" draw:layer="layout" svg:width="88.194cm" svg:height="16.933cm" svg:x="18.5cm" svg:y="46.282cm" svg:viewBox="0 0 88195 16934" draw:points="0,0 0,16934 88195,16934 88195,0">
          <text:p/>
        </draw:polyline>
        <draw:path draw:style-name="gr2" draw:text-style-name="P2" draw:layer="layout" svg:width="88.194cm" svg:height="10.68cm" svg:x="18.5cm" svg:y="52.535cm" svg:viewBox="0 0 88195 10681" svg:d="M0 7551l152 451c151 452 454 1355 757 1805s606 446 909 434c304-11 607-30 910-218 303-187 606-543 909-692 303-150 606-93 909-73s606 2 909 155 607 476 910 659 606 225 909 278c303 54 606 117 909 154 303 36 606 45 909 51s606 8 910-9c303-16 606-51 909-62s606 3 909 9 606 6 909 12c303 7 606 21 909-3 304-24 607-86 910-141 303-56 606-104 909-160 303-55 606-116 909-145s606-25 909-14 607 28 910 53 606 57 909 65c303 9 606-6 909 37 303 44 606 145 909 197 303 53 606 56 910 60 303 3 606 5 909 6s606 1 909 1 606 1 909-80c303-82 606-245 909-364 304-119 607-193 910-227 303-33 606-26 909 87 303 112 606 330 909 457s606 163 909 130c303-32 607-132 910-278 303-145 606-335 909-465s606-201 909-224 606 2 909 152c303 151 606 427 910 583 303 155 606 190 909 194s606-24 909-37 606-12 909-17 606-16 909-19c304-2 607 5 910 6s606-3 909 8 606 36 909 48c303 11 606 8 909-1 303-10 607-27 910-28 303-2 606 12 909-9s606-76 909-94 606 2 909-10 606-55 910-38c303 18 606 95 909 121 303 27 606 2 909-1 303-4 606 15 909 17s606-12 909-21c304-8 607-11 910-23 303-11 606-32 909-63 303-30 606-70 909-111 303-42 606-85 909-110 303-24 607-29 910-9s606 64 909 44 606-103 909-99 606 97 909 116c303 18 607-38 910-140 303-103 606-251 909-371 303-119 606-209 909-131s606 325 909 500 606 279 910 342c303 64 606 89 909 106 303 18 606 29 909 40s606 23 909-1 606-85 909-142c304-58 607-114 910-167s606-104 909-90c303 13 606 92 909 159 303 66 606 122 909 166 303 45 607 78 910 97 303 20 606 26 909 27s606-2 909-4 606-3 909-2c303 0 606 3 910 8 303 5 606 13 909 17s606 5 909 15c303 11 606 32 909 37s606-6 909-6c304-1 607 8 910-4s606-46 909-69c303-22 606-33 909-48 303-16 606-37 909-38s607 17 910 38 606 44 909 54 606 8 909-5 606-37 909-60 606-46 910-367c303-321 606-941 909-2705 303-1765 606-4674 909-6088 303-1415 606-1335 909-1187s606 365 758 473l151 109v2520l-151 43c-152 42-455 127-758 2-303-124-606-457-909 613s-606 3543-909 4918c-303 1374-606 1650-909 1788-304 138-607 138-910 138s-606 0-909 0-606 0-909 0-606 0-909 0-607 0-910 0-606 0-909 0-606 0-909 0-606 0-909 0-606 0-910 0c-303 0-606 0-909 0s-606 0-909 0-606 0-909 0-606 0-909 0c-304 0-607 0-910 0s-606 0-909 0-606 0-909 0-606 0-909 0-607 0-910 0-606 0-909 0-606 0-909 0-606 0-909 0-606 0-910 0c-303 0-606 0-909 0s-606 0-909 0-606 0-909 0-606 0-909 0c-304 0-607 0-910-113s-606-339-909-424-606-30-909 31-606 128-909 173c-303 44-607 67-910 56-303-12-606-57-909-16s-606 167-909 230-606 63-909 63-607 0-910 0-606 0-909 0-606 0-909 0-606 0-909 0-606 0-910 0c-303 0-606 0-909 0s-606 0-909 0-606 0-909 0-606 0-909 0c-304 0-607 0-910 0s-606 0-909 0-606 0-909 0-606 0-909 0-607 0-910 0-606 0-909 0-606 0-909 0-606 0-909 0-606 0-910 0c-303 0-606 0-909 0s-606 0-909 0-606 0-909 0-606 0-909-75c-304-76-607-227-910-304-303-78-606-82-909-65s-606 56-909 99c-303 44-606 92-909 150-303 59-607 127-910 161s-606 34-909-38c-303-73-606-218-909-287-303-70-606-64-909-43s-606 57-910 127c-303 69-606 172-909 224-303 51-606 51-909 51s-606 0-909 0-606 0-909 0c-304 0-607 0-910-41s-606-123-909-153-606-7-909-12-606-38-909-56c-303-17-607-19-910-25s-606-16-909 4-606 71-909 100-606 36-909 63-606 74-910 97c-303 23-606 23-909 23s-606 0-909 0-606 0-909 0-606 0-909 0c-304 0-607 0-910 0s-606 0-909 0-606 0-909 0-606 0-909-105-607-315-910-400c-303-84-606-42-909-54s-606-77-909 7c-303 85-606 318-909 435s-606 117-910 117c-303 0-606 0-909-305s-606-916-757-1221l-152-306z">
          <text:p/>
        </draw:path>
        <draw:path draw:style-name="gr3" draw:text-style-name="P3" draw:layer="layout" svg:width="88.194cm" svg:height="11.831cm" svg:x="18.5cm" svg:y="51.384cm" svg:viewBox="0 0 88195 11832" svg:d="M0 10947l152-55c151-55 454-165 757-366s606-493 909-495c304-2 607 285 910 516 303 232 606 407 909 528 303 120 606 186 909 197 303 12 606-29 909-130 303-100 607-259 910-327s606-45 909 19c303 63 606 166 909 247 303 82 606 140 909 184s606 74 910 85c303 11 606 4 909 16 303 11 606 40 909 57 303 16 606 18 909 37 303 18 606 53 909 94 304 41 607 89 910 110 303 20 606 13 909-16s606-79 909-99 606-10 909-4 607 7 910 25c303 17 606 51 909 56s606-18 909-80c303-61 606-161 909-216s606-66 910-69c303-3 606 1 909 15s606 38 909 54 606 24 909 55c303 30 606 84 909 93 304 9 607-28 910-48 303-21 606-27 909-51 303-23 606-65 909-46s606 99 909 158 607 97 910 92 606-53 909-96c303-44 606-82 909-99s606-13 909-55 606-130 910-148c303-18 606 35 909 44 303 8 606-27 909-44 303-18 606-18 909-24 303-7 606-21 909-32 304-11 607-19 910-30s606-25 909-25 606 13 909 21c303 7 606 8 909-11s607-58 910-48 606 70 909 55c303-16 606-108 909-130 303-23 606 25 909-8 303-34 606-148 910-132 303 16 606 162 909 200 303 39 606-31 909-31s606 68 909 96c303 27 606 14 909 17 304 3 607 21 910-13 303-35 606-122 909-390 303-267 606-715 909-1010s606-437 909-328 607 469 910 729 606 420 909 630 606 471 909 624 606 198 909 209 607-11 910-56c303-44 606-111 909-172s606-117 909-269c303-153 606-403 909-454s606 96 910 213c303 117 606 204 909 274 303 69 606 122 909 163s606 70 909 9 606-211 909-359c304-147 607-292 910-411 303-120 606-214 909-172 303 43 606 224 909 390 303 167 606 319 909 429 303 109 607 175 910 176s606-63 909-161c303-99 606-231 909-310 303-80 606-107 909-93 303 13 606 68 910 146 303 77 606 177 909 258s606 144 909 197 606 95 909 63c303-31 606-136 909-770 304-634 607-1797 910-3377s606-3577 909-5143c303-1567 606-2702 909-1813 303 890 606 3805 909 5847s607 3211 910 3814c303 602 606 639 909 681s606 91 909 111c303 21 606 13 909 19s606 24 910 63c303 39 606 98 909 119s606 5 909-191c303-195 606-569 909-555 303 15 606 418 758 620l151 201v791l-151-165c-152-165-455-495-758-495s-606 330-909 495-606 165-909 111c-303-55-606-164-909-207-304-43-607-20-910 3-303 24-606 47-909 60s-606 16-909 5c-303-10-606-33-909-392s-607-1054-910-2734c-303-1679-606-4341-909-5115-303-773-606 343-909 1638s-606 2770-909 3910-606 1945-910 2353c-303 408-606 418-909 413s-606-26-909-36c-303-11-606-12-909-16s-606-11-909-17c-304-5-607-7-910-8s-606 0-909 2c-303 3-606 6-909 4-303-1-606-6-909-26-303-19-607-53-910-97-303-45-606-100-909-167s-606-145-909-159-606 37-909 90c-303 54-606 109-910 167-303 58-606 118-909 143-303 24-606 12-909 1-303-12-606-23-909-40-303-18-606-42-909-106-304-64-607-167-910-109-303 57-606 276-909 385s-606 109-909 109-606 0-909 0-607 0-910 0-606 0-909-90c-303-89-606-269-909-381-303-111-606-156-909-339-303-184-607-507-910-619s-606-13-909 193c-303 205-606 517-909 684-303 166-606 187-909 199s-606 14-910 23c-303 8-606 22-909 20s-606-20-909-17-606 28-909 2-606-104-909-121c-304-17-607 26-910 38-303 11-606-9-909 9s-606 74-909 95-606 7-909 8c-303 2-607 18-910 28s-606 13-909 1c-303-11-606-37-909-48s-606-7-909-8-606-7-910-5c-303 2-606 14-909 19s-606 4-909 17-606 40-909 36c-303-3-606-38-909 0-304 37-607 146-910 201s-606 55-909 55-606 0-909 0-606 0-909-25-607-74-910-117-606-79-909-54-606 111-909 153c-303 43-606 43-909 43s-606 0-910-36c-303-37-606-110-909-147-303-36-606-37-909-37s-606 0-909-1-606-4-909-7c-304-3-607-7-910 31s-606 117-909 157-606 40-909 40-606 0-909 0-607 0-910 0-606 0-909 0-606 0-909 0-606 0-909-24c-303-23-606-71-910-101-303-31-606-45-909-51-303-7-606-6-909-13-303-6-606-19-909-8-303 10-606 45-909 62-304 16-607 14-910 9-303-6-606-15-909-52-303-36-606-100-909-153s-606-96-909-39-607 214-910 292-606 78-909 78-606 0-909-82c-303-81-606-245-909-440-303-196-606-425-910-413-303 11-606 263-909 459s-606 336-757 406l-152 70z">
          <text:p/>
        </draw:path>
        <draw:path draw:style-name="gr4" draw:text-style-name="P4" draw:layer="layout" svg:width="88.194cm" svg:height="14.521cm" svg:x="18.5cm" svg:y="46.282cm" svg:viewBox="0 0 88195 14522" svg:d="M0 6450l152-47c151-46 454-139 757-228 303-88 606-173 909-179 304-7 607 64 910 32 303-31 606-164 909-246s606-113 909-164 606-121 909-139c303-19 607 14 910 19s606-17 909-79 606-163 909-1073 606-2628 909-3487 606-859 910-859c303 0 606 0 909 0s606 0 909 0 606 0 909 0 606 0 909 0c304 0 607 0 910 0s606 0 909 0 606 0 909 0 606 0 909 0 607 0 910 0 606 0 909 1140 606 3419 909 4539c303 1119 606 1077 909 906s606-472 910-825c303-353 606-758 909-1726 303-969 606-2501 909-2377s606 1906 909 2731c303 826 606 697 909 562 304-134 607-273 910-230s606 269 909 511c303 243 606 502 909 1442s606 2560 909 3348 607 743 910 727c303-17 606-5 909 287s606 865 909 947c303 81 606-328 909-539 303-210 606-221 910 87 303 309 606 937 909 813 303-125 606-1003 909-1545s606-750 909-922 606-309 909-445c304-136 607-271 910-341 303-71 606-77 909-24 303 54 606 167 909 183 303 15 606-67 909-104s607-30 910-746 606-2156 909-2230c303-73 606 1220 909 1329 303 110 606-964 909-755s606 1699 910 2618c303 918 606 1263 909 1339 303 77 606-115 909-347s606-504 909-819 606-672 909-836c304-164 607-134 910-100s606 71 909-540c303-612 606-1873 909-2484 303-610 606-570 909-488 303 83 607 209 910 287s606 109 909 499c303 389 606 1138 909 2228s606 2521 909 2708 607-871 910-1179 606 135 909 214c303 80 606-203 909-370s606-219 909-885c303-665 606-1943 910-2538 303-595 606-506 909-415s606 185 909-754c303-938 606-2910 909-3895 303-986 606-986 909-986 304 0 607 0 910 839 303 840 606 2519 909 3306s606 682 909-157c303-840 606-2414 909-3201s607-787 910-787 606 0 909 665 606 1994 909 2929c303 934 606 1473 909 1857 303 383 606 610 910 797 303 186 606 332 909 233 303-98 606-442 909-1563s606-3019 909-3969c303-949 606-949 909-949 304 0 607 0 910 0s606 0 909 1102 606 3306 909 3908c303 603 606-396 909-174 303 223 607 1667 910 2204s606 167 909 176c303 10 606 400 909 655s606 376 909 765 606 1047 910 1159c303 112 606-322 909-238s606 687 909 1424c303 738 606 1610 909 1753 303 142 606-446 758-740l151-294v1877l-151 227c-152 226-455 678-758 549s-606-839-909-1463c-303-625-606-1165-909-1201s-606 431-909 376c-304-55-607-633-910-947s-606-365-909-537-606-465-909-442c-303 22-606 360-909-127s-607-1797-910-1994-606 720-909 147-606-2635-909-3030-606 878-909 1711-606 1227-910 1381c-303 154-606 68-909 465-303 398-606 1278-909 1527s-606-134-909-378c-303-243-606-348-909-509-304-161-607-378-910-625-303-248-606-525-909-1069s-606-1354-909-1826c-303-471-606-603-909-690s-607-129-910 386c-303 514-606 1585-909 2341s-606 1196-909 619-606-2172-909-2834-606-393-910-228c-303 166-606 228-909 1197-303 968-606 2843-909 3661s-606 578-909 227c-303-350-606-810-909-485-304 325-607 1436-910 1987s-606 544-909 635-606 281-909 167-606-532-909-190-607 1445-910 1367c-303-77-606-1334-909-2237s-606-1452-909-1693-606-175-909-239c-303-63-607-257-910-432-303-174-606-328-909 143s-606 1567-909 2137-606 613-909 614c-303 0-606-43-910 79-303 122-606 408-909 564s-606 183-909 302c-303 120-606 333-909 296s-606-324-909-1041c-304-717-607-1864-910-1893s-606 1060-909 969c-303-90-606-1360-909-1409s-606 1124-909 1752c-303 629-607 713-910 763-303 49-606 64-909-6-303-69-606-223-909-240-303-16-606 105-909 212-303 106-606 198-910 272-303 75-606 133-909 109-303-25-606-133-909 229-303 361-606 1190-909 1289s-606-533-909-917c-304-384-607-519-910-367-303 153-606 594-909 561-303-32-606-538-909-706s-606 2-909 226-607 502-910-68c-303-571-606-1990-909-2748s-606-854-909-1041-606-466-909-473c-303-8-606 255-910 503-303 249-606 483-909-288s-606-2546-909-2833c-303-288-606 912-909 1600s-606 865-909 1160c-304 296-607 711-910 1104-303 392-606 763-909 12-303-750-606-2623-909-3504s-606-771-909-779-607-134-910-371c-303-236-606-583-909-786s-606-263-909 63-606 1037-909 1965-606 2072-910 2758c-303 686-606 914-909 837-303-76-606-458-909-1180-303-721-606-1784-909-2481-303-698-606-1030-909-1161-304-132-607-62-910 666-303 727-606 2112-909 2754-303 643-606 543-909 570s-606 181-909 333c-303 151-607 300-910 433s-606 250-909 209c-303-40-606-237-909-325s-606-67-909-98c-303-30-606-112-910-111-303 2-606 87-909-33s-606-445-757-607l-152-162z">
          <text:p/>
        </draw:path>
        <draw:path draw:style-name="gr5" draw:text-style-name="P5" draw:layer="layout" svg:width="88.194cm" svg:height="14.508cm" svg:x="18.5cm" svg:y="46.282cm" svg:viewBox="0 0 88195 14509" svg:d="M0 0h152c151 0 454 0 757 0s606 0 909 0c304 0 607 0 910 0s606 0 909 0 606 0 909 0 606 0 909 0 607 0 910 0 606 0 909 0 606 0 909 934c303 935 606 2803 909 4558s606 3397 910 4222c303 826 606 835 909 677 303-159 606-484 909-456 303 27 606 409 909 485 303 77 606-151 909-837 304-686 607-1830 910-2758s606-1639 909-1965 606-266 909-63 606 550 909 786c303 237 607 363 910 371s606-102 909-1114 606-2926 909-3883 606-957 909-957 606 0 910 0c303 0 606 0 909 812s606 2437 909 2437 606-1625 909-2437 606-812 909 639c304 1452 607 4354 910 5945 303 1590 606 1869 909 2056s606 283 909-109c303-393 606-1274 909-1772s607-613 910-730 606-237 909-381c303-145 606-315 909-250 303 64 606 363 909 511 303 147 606 142 910 31 303-112 606-331 909-1474s606-3211 909-4244c303-1034 606-1034 909-1034s606 0 909 0c304 0 607 0 910 0s606 0 909 0 606 0 909 0 606 0 909 0 607 0 910 0 606 0 909 769c303 768 606 2305 909 3881 303 1575 606 3190 909 3500 303 311 606-682 910-1280 303-597 606-800 909-1879 303-1080 606-3035 909-4013s606-978 909-230 606 2244 909 2962c304 718 607 658 910-90s606-2184 909-2902 606-718 909-718 606 0 909 0 607 0 910 0 606 0 909 0 606 0 909 815 606 2444 909 3232 607 734 910-81c303-814 606-2390 909-3178s606-788 909-788 606 0 909 0 606 0 910 0c303 0 606 0 909 0s606 0 909 949c303 950 606 2848 909 3767 303 918 606 856 909 690 304-165 607-434 910-1353 303-918 606-2486 909-3269 303-784 606-784 909 41s606 2476 909 3322 607 888 910 975 606 219 909 690c303 472 606 1282 909 1826s606 821 909 1069c303 247 606 464 910 1030 303 567 606 1482 909 1726s606-184 909-133c303 52 606 583 909 736s606-72 909-932c304-860 607-2354 910-3738 303-1383 606-2656 909-3870s606-2370 909-2948 606-578 909-578 607 0 910 0 606 0 909 0 606 0 909 0 606 0 909 0 606 0 910 0c303 0 606 0 909 0s606 0 909 0 606 0 909 0 606 0 758 0h151v6912l-151-108c-152-108-455-325-758-473-303-149-606-229-909-261-303-33-606-19-909 238s-606 756-909 1140c-304 384-607 651-910 725s-606-47-909-302-606-645-909-1161-606-1158-909-1695-607-969-910-1222-606-328-909 202c-303 531-606 1666-909 2821s-606 2329-909 3585c-303 1255-606 2593-910 3333-303 740-606 883-909 707s-606-670-909-722c-303-53-606 337-909 59-303-279-606-1226-909-1734-304-508-607-577-910-546-303 32-606 165-909-67-303-233-606-831-909-1205-303-373-606-523-909-655-303-131-607-245-910-1050s-606-2302-909-2998-606-591-909 125c-303 715-606 2042-909 2986s-606 1506-910 1874c-303 367-606 539-909-259s-606-2566-909-3498c-303-931-606-1025-909-1116s-606-180-909-206c-304-26-607 10-910-7s-606-87-909-72-606 114-909 716-606 1708-909 2265c-303 556-607 564-910-236s-606-2409-909-2974-606-87-909 137-606 193-909 115-607-204-910-287c-303-82-606-122-909-184s-606-145-909 467c-303 611-606 1918-909 2557-303 638-606 608-910 28-303-581-606-1712-909-2243s-606-462-909 514-606 2860-909 3629c-303 770-606 425-909 817-304 392-607 1521-910 1313-303-209-606-1756-909-3176-303-1419-606-2712-909-3332s-606-567-909-517-607 97-910 150-606 111-909 163c-303 51-606 95-909 85-303-9-606-71-909-32-303 38-606 179-910 233-303 54-606 22-909 10s-606-5-909 870c-303 874-606 2616-909 3556s-606 1078-909 1153c-304 75-607 86-910-26s-606-347-909-429-606-10-909 20c-303 31-606 19-909 36-303 16-607 61-910 529s-606 1361-909 1748-606 269-909 152-606-232-909-1602-606-3995-910-5243c-303-1247-606-1118-909-353s-606 2166-909 2041c-303-124-606-1773-909-2395-303-623-606-218-909 135-304 353-607 654-910 825s-606 213-909 942c-303 730-606 2148-909 2801s-606 542-909 321c-303-220-607-549-910-943-303-395-606-855-909-1105-303-249-606-288-909 14s-606 946-909 1744c-303 799-606 1752-910 2340-303 589-606 811-909 728s-606-472-909-392-606 630-909 928c-303 297-606 342-909-360-304-702-607-2152-910-3685s-606-3148-909-3905-606-656-909-594-606 84-909 79-607-38-910-19c-303 18-606 88-909 139s-606 82-909 164-606 215-909 246c-303 32-606-39-910-32-303 6-606 91-909 179-303 89-606 182-757 228l-152 47z">
          <text:p/>
        </draw:path>
        <draw:path draw:style-name="gr6" draw:text-style-name="P6" draw:layer="layout" svg:width="88.194cm" svg:height="16.416cm" svg:x="18.5cm" svg:y="46.282cm" svg:viewBox="0 0 88195 16417" svg:d="M0 15102l152-32c151-32 454-97 757 12 303 110 606 394 909 346 304-47 607-426 910-704 303-279 606-457 909-788s606-815 909-1435 606-1375 909-1828c303-452 607-601 910-752 303-152 606-306 909-333 303-28 606 73 909 163s606 170 909-558c303-727 606-2262 910-2863 303-601 606-269 909 926s606 3252 909 4475c303 1224 606 1613 909 1696s606-140 909-728c304-588 607-1541 910-1796s606 189 909 464c303 276 606 382 909 537 303 156 606 359 909 583s607 468 910 239 606-931 909-1238c303-306 606-218 909-359s606-512 909-905c303-392 606-807 910-1103 303-295 606-472 909-381 303 90 606 448 909 735 303 288 606 506 909 498s606-242 909-1942c304-1700 607-4865 910-6448s606-1583 909-1583 606 0 909 0 606 0 909 0 607 0 910 0 606 0 909 0 606 0 909 0 606 0 909 0 606 0 910 0c303 0 606 0 909 928 303 929 606 2786 909 3710 303 925 606 918 909 930s606 44 909-10c304-54 607-195 910-234 303-38 606 24 909 33 303 10 606-34 909-85 303-52 606-110 909-163s607-100 910 535c303 634 606 1950 909 1123s606-3797 909-5282 606-1485 909-1485 606 0 910 0c303 0 606 0 909 886s606 2659 909 3511 606 783 909-103c303-887 606-2590 909-3442 304-852 607-852 910-73s606 2337 909 3818 606 2886 909 3666c303 779 606 934 909 1108s607 368 910 432 606-2 909-978 606-2862 909-4484 606-2982 909-3661c303-680 607-680 910 247s606 2782 909 3659c303 878 606 779 909 764s606 55 909 714 606 1908 910 2762c303 855 606 1315 909 1665 303 351 606 591 909 694s606 69 909 310c303 242 606 759 909 892 304 132 607-120 910-260s606-168 909-305 606-384 909 75c303 458 606 1622 909 2030 303 409 607 62 910-255s606-604 909-2878 606-6534 909-8664 606-2130 909-2130 606 0 910 0c303 0 606 0 909 0s606 0 909 1368 606 4105 909 5516 606 1497 909 1849c304 351 607 969 910 1217 303 249 606 129 909 452s606 1089 909 1025c303-63 606-956 909-2180 303-1225 607-2781 910-2397s606 2708 909 4281 606 2395 909 2511c303 115 606-475 909-1606s606-2801 910-3887c303-1085 606-1584 909-1397s606 1061 909 2708c303 1646 606 4066 909 5161s606 866 758 752l151-115v886l-151 131c-152 132-455 396-758-487s-606-2913-909-4229-606-1918-909-2002-606 350-909 1226c-304 876-607 2194-910 3120s-606 1459-909 1398c-303-62-606-718-909-2043s-606-3318-909-3617-607 1097-910 2212-606 1949-909 2000c-303 50-606-683-909-992-303-308-606-191-909-302-303-112-606-451-910-508-303-57-606 168-909-844s-606-3262-909-4215-606-609-909-511c-303 99-606-47-909-233-304-187-607-414-910-797-303-384-606-923-909 580-303 1504-606 5049-909 6919s-606 2063-909 2340c-303 276-607 635-910 383s-606-1115-909-1441-606-116-909 9c-303 126-606 168-909 196-303 29-606 44-910-147-303-192-606-590-909-732s-606-28-909-16c-303 11-606-79-909-255s-606-438-909-1133c-304-695-607-1824-910-2362s-606-487-909-319c-303 167-606 450-909-322-303-771-606-2597-909-3484-303-886-607-832-910-327s-606 1462-909 2723c-303 1262-606 2829-909 3564-303 736-606 641-909 591-303-49-607-52-910-31-303 20-606 64-909-512s-606-1772-909-3103c-303-1332-606-2798-909-3501s-606-643-910 235c-303 878-606 2574-909 3559-303 984-606 1256-909 638-303-619-606-2127-909-2780s-606-450-909-518c-304-68-607-406-910-717s-606-594-909 631c-303 1224-606 3956-909 4708-303 751-606-477-909-1094-303-618-607-626-910-588-303 37-606 119-909 104-303-16-606-129-909-183-303-53-606-47-909 24-303 70-606 205-910 341-303 136-606 273-909 445s-606 380-909-227c-303-606-606-2027-909-2627-303-601-606-382-909-270-304 111-607 116-910-32-303-147-606-446-909-510-303-65-606 105-909 250-303 144-606 264-909 381s-607 232-910 90c-303-141-606-540-909-869s-606-588-909-831c-303-242-606-468-909 855-303 1322-606 4192-910 5710-303 1517-606 1682-909 1647s-606-270-909-544c-303-275-606-590-909-718s-606-69-909 131c-304 199-607 539-910 785s-606 400-909 399c-303-2-606-158-909 54-303 213-606 793-909 1031s-607 134-910 17-606-246-909-239-606 150-909-82-606-839-909-799-606 728-910 1115c-303 386-606 472-909 490-303 17-606-34-909-799-303-766-606-2246-909-2991-303-744-606-753-909-130-304 624-607 1881-910 2419-303 537-606 356-909 150-303-207-606-440-909-624-303-185-606-322-909-430-303-109-607-189-910 64s-606 839-909 1334-606 898-909 1154c-303 257-606 366-909 553-303 188-606 453-910 456-303 2-606-259-909-334s-606 35-757 90l-152 55z">
          <text:p/>
        </draw:path>
        <draw:path draw:style-name="gr7" draw:text-style-name="P7" draw:layer="layout" svg:width="88.194cm" svg:height="7.457cm" svg:x="18.5cm" svg:y="55.576cm" svg:viewBox="0 0 88195 7458" svg:d="M0 2349l152 201c151 200 454 600 757 753 303 152 606 57 909 35 304-23 607 28 910-36s606-242 909 1 606 906 909 1236c303 329 606 324 909 408s607 257 910 357c303 99 606 124 909 254s606 364 909 538 606 289 909 371 606 133 910 116c303-18 606-103 909-89 303 15 606 130 909 185s606 51 909 74 606 74 909-32c304-105 607-366 910-619s606-499 909-693 606-337 909-344c303-8 606 122 909 239 303 116 607 221 910 292s606 109 909 141 606 58 909 25c303-32 606-123 909-244s606-273 910-344c303-72 606-63 909 18 303 82 606 235 909 348s606 186 909 166 606-132 909-244c304-112 607-224 910-225s606 109 909 252c303 144 606 320 909 504s606 376 909 421c303 44 607-59 910-259s606-496 909-710 606-345 909-631c303-287 606-727 909-880s606-17 910-374c303-358 606-1208 909-1307s606 554 909 934 606 487 909 512 606-33 909-108c304-75 607-166 910-273 303-106 606-228 909-211 303 16 606 170 909 240s606 55 909 5c303-49 607-134 910-113s606 147 909 196c303 48 606 20 909 106s606 286 909 315 606-113 910-41c303 72 606 359 909 396 303 38 606-176 909-295 303-120 606-146 909-303 303-156 606-442 909-563 304-122 607-80 910-80s606-43 909-45 606 37 909 34c303-2 606-46 909-67 303-20 607-17 910 397 303 415 606 1241 909 1664s606 442 909 525c303 84 606 232 909 239s607-127 910-212c303-84 606-118 909-488s606-1076 909-1426c303-349 606-341 909-31s606 922 910 1330c303 408 606 611 909 779s606 301 909 18 606-982 909-1764 606-1649 909-2363c304-714 607-1276 910-1479s606-47 909 733 606 2184 909 2746c303 563 606 286 909 538 303 251 607 1033 910 1327s606 100 909-100c303-201 606-409 909-947s606-1407 909-1438c303-32 606 773 910 1281 303 509 606 720 909 928s606 412 909 465c303 52 606-48 909-170 303-121 606-264 909-71 304 194 607 724 910 814s606-261 909-475 606-292 909-337 606-57 909-248c303-192 607-561 910-674 303-112 606 34 909-431s606-1540 909-2052 606-461 909-147c303 315 606 893 910 1252 303 359 606 500 909 813 303 312 606 796 909 565 303-230 606-1176 909-1323 303-148 606 503 758 828l151 325v1681l-151-299c-152-299-455-897-758-764s-606 997-909 1211c-303 215-606-221-909-502s-606-408-909-770c-304-362-607-960-910-1225-303-264-606-195-909 334s-606 1518-909 1994c-303 477-606 441-909 587-303 147-607 477-910 652s-606 196-909 212c-303 15-606 26-909 48-303 23-606 57-909-179s-606-742-910-934c-303-191-606-68-909 125-303 192-606 455-909 554-303 100-606 37-909-45-303-81-606-181-909-582-304-400-607-1102-910-1116s-606 660-909 1064c-303 403-606 535-909 633s-606 163-909-105-607-868-910-978c-303-109-606 272-909-186-303-459-606-1758-909-2393s-606-608-909-468-606 393-910 886c-303 492-606 1226-909 1825s-606 1065-909 1271-606 154-909 84-606-157-909-474c-304-317-607-864-910-1174-303-311-606-386-909-135-303 250-606 825-909 1187s-606 510-909 613c-303 102-607 158-910 140-303-19-606-112-909-220s-606-232-909-634c-303-401-606-1080-909-1340s-607-101-910 50c-303 150-606 292-909 427s-606 262-909 356-606 155-909 147c-303-7-606-83-910-76-303 8-606 99-909 120-303 22-606-27-909-9s-606 102-909 10c-303-93-606-361-909-420-304-59-607 92-910 113-303 22-606-86-909-77-303 10-606 136-909 155s-606-69-909-62c-303 6-607 107-910 182s-606 124-909 74c-303-49-606-198-909-272s-606-75-909-107c-303-33-606-97-910-78-303 18-606 120-909 169-303 50-606 48-909-255-303-302-606-905-909-884s-606 666-909 908c-304 242-607 81-910 193-303 113-606 498-909 726s-606 299-909 429-606 320-909 437c-303 116-607 160-910 142-303-19-606-98-909-196-303-99-606-216-909-278s-606-69-909-36c-303 34-606 108-910 185-303 77-606 156-909 192s-606 28-909 12-606-40-909-54-606-18-909-15c-304 4-607 14-910 20s-606 8-909 16-606 23-909 14-606-40-909-65-607-42-910-53-606-15-909 14-606 90-909 145c-303 56-606 104-909 136-303 31-606 45-910 35-303-10-606-44-909-63-303-18-606-21-909-37s-606-46-909-57-606-4-909-16c-304-11-607-40-910-84s-606-103-909-184-606-185-909-248-606-87-909-154c-303-66-607-176-910-222-303-47-606-30-909-264-303-235-606-721-909-875s-606 24-909 150-606 199-910 247c-303 47-606 69-909-105-303-173-606-541-757-725l-152-185z">
          <text:p/>
        </draw:path>
        <draw:path draw:style-name="gr8" draw:text-style-name="P8" draw:layer="layout" svg:width="88.194cm" svg:height="8.407cm" svg:x="18.5cm" svg:y="54.272cm" svg:viewBox="0 0 88195 8408" svg:d="M0 1236l152 162c151 162 454 487 757 607s606 35 909 33c304-1 607 81 910 111 303 31 606 10 909 98s606 285 909 665c303 381 606 944 909 1265 303 322 607 402 910 510 303 109 606 245 909 430s606 417 909 624 606 388 909 487 606 115 910 101c303-14 606-60 909 48s606 370 909 526 606 207 909 189c303-17 606-103 909-490 304-387 607-1074 910-2177 303-1104 606-2623 909-3363s606-701 909-452c303 250 606 710 909 1105 303 394 607 723 910 1292 303 568 606 1376 909 1858s606 639 909 640 606-152 909-399c303-246 606-586 910-785 303-199 606-259 909-131s606 443 909 718 606 509 909 544 606-130 909-265c304-135 607-242 910-237 303 4 606 119 909 236s606 235 909 388c303 152 606 338 909 293 303-46 607-325 910-549s606-393 909-846 606-1189 909-888c303 300 606 1636 909 2384 303 749 606 909 910 1025 303 116 606 188 909 167s606-135 909-190c303-56 606-53 909-103 303-49 606-151 909-170 304-18 607 46 910 78 303 33 606 33 909 108 303 74 606 222 909 272s606 1 909-74 607-176 910-183c303-6 606 81 909 62s606-145 909-154 606 98 909 77c303-22 606-172 910-113 303 59 606 327 909 419s606 9 909-9 606 30 909 9 606-113 909-120c304-8 607 68 910 76 303 7 606-54 909 11s606 255 909 301c303 45 606-54 909-364 303-309 607-828 910-1301 303-472 606-898 909-1291s606-752 909-1345c303-592 606-1418 909-1341 303 78 607 1058 910 1758 303 699 606 1117 909 1491 303 373 606 701 909 903 303 201 606 276 909 26 303-249 606-823 910-979 303-156 606 106 909 282s606 267 909 533c303 267 606 709 909 851s606-16 909-103c304-86 607-102 910-130 303-29 606-70 909-1118s606-3102 909-3954 606-503 909-272c303 232 607 346 910 477 303 132 606 282 909 655 303 374 606 972 909 1617s606 1337 909 1305 606-787 910-1482c303-695 606-1329 909-1051 303 279 606 1470 909 2466s606 1797 909 2136 606 216 909 0c304-216 607-525 910-1003 303-479 606-1128 909-1917 303-788 606-1715 909-2637s606-1839 909-1642 607 1508 910 1994c303 487 606 149 909 474s606 1311 909 2057c303 745 606 1249 909 1513s606 289 910-229c303-518 606-1580 909-1841s606 279 909 29 606-1289 909-1851 606-647 758-689l151-42v2267l-151-12c-152-13-455-37-758 424-303 460-606 1405-909 1636s-606-253-909-9c-303 245-606 1218-909 1695-304 477-607 458-910 195-303-264-606-772-909-1437-303-666-606-1488-909-1631s-606 393-909 9-607-1688-910-1893c-303-206-606 687-909 1569s-606 1753-909 2364-606 961-909 1196c-303 234-606 353-910 465-303 111-606 216-909 13s-606-713-909-1456c-303-742-606-1718-909-1926s-606 352-909 965c-304 612-607 1279-910 1311-303 31-606-572-909-1077s-606-913-909-973-606 227-909 241c-303 13-607-247-910-655-303-409-606-966-909-562s-606 1769-909 2499c-303 729-606 824-909 943-303 120-606 264-910 412-303 148-606 298-909 197s-606-454-909-696c-303-243-606-375-909-543s-606-372-909-287c-304 84-607 457-910 649s-606 202-909 59-606-440-909-572c-303-131-606-97-909-530-303-432-607-1331-910-1338s-606 878-909 1311-606 414-909 512-606 312-909 583c-303 272-607 600-910 785-303 186-606 230-909 180-303-49-606-191-909-218s-606 60-909 95c-303 34-606 16-910 13-303-3-606 10-909-18-303-27-606-96-909-95-303 0-606 70-909 31-303-38-606-184-909-200-304-16-607 98-910 132-303 33-606-15-909 8-303 22-606 114-909 130-303 15-606-45-909-55-303-11-607 29-910 48s-606 18-909 11c-303-8-606-21-909-21s-606 14-909 25-606 19-910 30c-303 11-606 25-909 32-303 6-606 6-909 24-303 17-606 52-909 44-303-9-606-62-909-162-304-99-607-246-910-870s-606-1726-909-1912c-303-187-606 541-909 1053s-606 809-909 1009c-303 199-607 303-910 258-303-44-606-236-909-420s-606-361-909-504-606-253-909-252c-303 0-606 112-910 224-303 112-606 225-909 245s-606-53-909-166-606-267-909-348-606-90-909-19c-304 72-607 223-910 345-303 121-606 211-909 244-303 32-606 6-909-313s-606-932-909-1360c-303-429-607-673-910-896-303-224-606-428-909-583s-606-262-909 327-606 1872-909 2645c-303 772-606 1033-910 1139-303 105-606 55-909 32s-606-19-909-74c-303-56-606-170-909-185s-606 71-909 89c-304 17-607-34-910-116-303-83-606-197-909-371s-606-409-909-538c-303-130-606-155-909-255-303-99-607-272-910-611s-606-845-909-1174-606-483-909-470c-303 12-606 190-909 254s-606 13-910 35c-303 23-606 118-909-34-303-153-606-553-757-754l-152-200z">
          <text:p/>
        </draw:path>
        <draw:frame draw:style-name="gr9" draw:text-style-name="P1" draw:layer="layout" svg:width="0.002cm" svg:height="0.945cm" svg:x="18.5cm" svg:y="46cm">
          <draw:text-box>
            <text:p/>
          </draw:text-box>
        </draw:frame>
        <draw:frame draw:style-name="gr9" draw:text-style-name="P1" draw:layer="layout" svg:width="0.002cm" svg:height="0.945cm" svg:x="18.5cm" svg:y="46cm">
          <draw:text-box>
            <text:p/>
          </draw:text-box>
        </draw:frame>
        <draw:frame draw:style-name="gr9" draw:text-style-name="P1" draw:layer="layout" svg:width="0.002cm" svg:height="0.945cm" svg:x="18.5cm" svg:y="46cm">
          <draw:text-box>
            <text:p/>
          </draw:text-box>
        </draw:frame>
        <draw:frame draw:style-name="gr9" draw:text-style-name="P1" draw:layer="layout" svg:width="0.002cm" svg:height="0.945cm" svg:x="18.5cm" svg:y="46cm">
          <draw:text-box>
            <text:p/>
          </draw:text-box>
        </draw:frame>
        <draw:frame draw:style-name="gr9" draw:text-style-name="P1" draw:layer="layout" svg:width="0.002cm" svg:height="0.945cm" svg:x="18.5cm" svg:y="46cm">
          <draw:text-box>
            <text:p/>
          </draw:text-box>
        </draw:frame>
        <draw:frame draw:style-name="gr9" draw:text-style-name="P1" draw:layer="layout" svg:width="0.002cm" svg:height="0.945cm" svg:x="18.5cm" svg:y="46cm">
          <draw:text-box>
            <text:p/>
          </draw:text-box>
        </draw:frame>
        <draw:frame draw:style-name="gr9" draw:text-style-name="P1" draw:layer="layout" svg:width="0.002cm" svg:height="0.945cm" svg:x="18.5cm" svg:y="46cm">
          <draw:text-box>
            <text:p/>
          </draw:text-box>
        </draw:frame>
        <draw:line draw:style-name="gr1" draw:text-style-name="P1" draw:layer="layout" svg:x1="24.069cm" svg:y1="84.215cm" svg:x2="24.069cm" svg:y2="67.282cm">
          <text:p/>
        </draw:line>
        <draw:line draw:style-name="gr1" draw:text-style-name="P1" draw:layer="layout" svg:x1="30.434cm" svg:y1="84.215cm" svg:x2="30.434cm" svg:y2="67.282cm">
          <text:p/>
        </draw:line>
        <draw:line draw:style-name="gr1" draw:text-style-name="P1" draw:layer="layout" svg:x1="36.798cm" svg:y1="84.215cm" svg:x2="36.798cm" svg:y2="67.282cm">
          <text:p/>
        </draw:line>
        <draw:line draw:style-name="gr1" draw:text-style-name="P1" draw:layer="layout" svg:x1="43.163cm" svg:y1="84.215cm" svg:x2="43.163cm" svg:y2="67.282cm">
          <text:p/>
        </draw:line>
        <draw:line draw:style-name="gr1" draw:text-style-name="P1" draw:layer="layout" svg:x1="49.527cm" svg:y1="84.215cm" svg:x2="49.527cm" svg:y2="67.282cm">
          <text:p/>
        </draw:line>
        <draw:line draw:style-name="gr1" draw:text-style-name="P1" draw:layer="layout" svg:x1="55.892cm" svg:y1="84.215cm" svg:x2="55.892cm" svg:y2="67.282cm">
          <text:p/>
        </draw:line>
        <draw:line draw:style-name="gr1" draw:text-style-name="P1" draw:layer="layout" svg:x1="62.256cm" svg:y1="84.215cm" svg:x2="62.256cm" svg:y2="67.282cm">
          <text:p/>
        </draw:line>
        <draw:line draw:style-name="gr1" draw:text-style-name="P1" draw:layer="layout" svg:x1="68.621cm" svg:y1="84.215cm" svg:x2="68.621cm" svg:y2="67.282cm">
          <text:p/>
        </draw:line>
        <draw:line draw:style-name="gr1" draw:text-style-name="P1" draw:layer="layout" svg:x1="74.985cm" svg:y1="84.215cm" svg:x2="74.985cm" svg:y2="67.282cm">
          <text:p/>
        </draw:line>
        <draw:line draw:style-name="gr1" draw:text-style-name="P1" draw:layer="layout" svg:x1="81.35cm" svg:y1="84.215cm" svg:x2="81.35cm" svg:y2="67.282cm">
          <text:p/>
        </draw:line>
        <draw:line draw:style-name="gr1" draw:text-style-name="P1" draw:layer="layout" svg:x1="87.714cm" svg:y1="84.215cm" svg:x2="87.714cm" svg:y2="67.282cm">
          <text:p/>
        </draw:line>
        <draw:line draw:style-name="gr1" draw:text-style-name="P1" draw:layer="layout" svg:x1="94.079cm" svg:y1="84.215cm" svg:x2="94.079cm" svg:y2="67.282cm">
          <text:p/>
        </draw:line>
        <draw:line draw:style-name="gr1" draw:text-style-name="P1" draw:layer="layout" svg:x1="100.444cm" svg:y1="84.215cm" svg:x2="100.444cm" svg:y2="67.282cm">
          <text:p/>
        </draw:line>
        <draw:polyline draw:style-name="gr1" draw:text-style-name="P1" draw:layer="layout" svg:width="88.194cm" svg:height="16.933cm" svg:x="18.5cm" svg:y="67.282cm" svg:viewBox="0 0 88195 16934" draw:points="0,0 0,16934 88195,16934 88195,0">
          <text:p/>
        </draw:polyline>
        <draw:path draw:style-name="gr2" draw:text-style-name="P2" draw:layer="layout" svg:width="88.194cm" svg:height="16.933cm" svg:x="18.5cm" svg:y="67.282cm" svg:viewBox="0 0 88195 16934" svg:d="M0 14160l152 305c151 304 454 912 757 1223 303 312 606 327 909 211 304-116 607-362 910-1010 303-649 606-1701 909-1889s606 488 909 1159 606 1338 909 1363c303 24 607-593 910-761s606 114 909 429 606 663 909 909 606 392 909 428 606-37 910-50c303-13 606 34 909 50 303 17 606 4 909 39 303 34 606 116 909 152 303 37 606 26 909-49 304-76 607-217 910-280s606-48 909-119c303-72 606-231 909-167 303 63 606 349 909 408s607-110 910-138c303-27 606 86 909 122s606-5 909-24 606-16 909-30 606-45 910-77c303-32 606-64 909-147s606-217 909-654c303-438 606-1179 909-1492s606-196 909 45c304 241 607 607 910 1026 303 420 606 893 909 1125 303 233 606 225 909 225 303 1 606 10 909 45s607 96 910 113 606-11 909-36c303-26 606-51 909-72 303-22 606-40 909-36 303 5 606 34 910 57 303 23 606 41 909 69s606 65 909 61c303-5 606-52 909-67s606 2 909-89c304-92 607-291 910-308 303-16 606 150 909 232s606 80 909 92c303 11 606 37 909 52 303 16 607 22 910-1 303-22 606-73 909-113s606-69 909-86c303-18 606-23 909-323s606-895 910-1212c303-318 606-358 909-475s606-310 909 67c303 376 606 1324 909 1774 303 451 606 405 909 381 304-25 607-29 910-48s606-53 909-150 606-257 909-467 606-469 909-452 607 311 910 505 606 290 909 322c303 33 606 3 909-142s606-405 909-1216c303-812 607-2174 910-2823s606-585 909-548c303 38 606 49 909 243 303 195 606 572 909 846 303 273 606 443 910 593 303 150 606 281 909 701 303 419 606 1125 909 1189 303 63 606-517 909-948 303-430 606-712 909-870 304-158 607-193 910 212s606 1250 909 1725c303 474 606 578 909 534 303-45 606-238 909-228 303 11 607 225 910 398s606 304 909 440c303 137 606 279 909 341 303 63 606 48 909 35 303-12 606-20 910-28 303-7 606-13 909-2 303 12 606 40 909 56s606 19 909 15 606-15 909-56c304-41 607-112 910-288 303-175 606-455 909-543 303-89 606 13 909 73s606 78 909 135 607 152 910 114c303-37 606-207 909-461s606-592 909-949 606-734 909-1030 606-511 910-2805c303-2294 606-6667 909-8853 303-2187 606-2187 909-2187s606 0 909 1609 606 4826 758 6435l151 1609v2912l-151-1106c-152-1106-455-3317-758-4408-303-1090-606-1060-909-1085s-606-105-909 1292c-303 1398-606 4273-909 5808-304 1534-607 1729-910 1977-303 249-606 552-909 817s-606 492-909 665c-303 172-606 291-909 289-303-1-607-123-910-193-303-69-606-87-909-149s-606-170-909-100-606 316-909 439-606 123-910 123c-303 0-606 0-909 0s-606 0-909 0-606 0-909 0-606 0-909 0c-304 0-607 0-910 0s-606 0-909 0-606 0-909-58c-303-57-606-173-909-314-303-142-607-309-910-327-303-19-606 111-909 150s-606-13-909-350c-303-338-606-961-909-1245-303-285-606-229-910-94-303 135-606 350-909 646-303 297-606 674-909 555-303-118-606-731-909-1032s-606-288-909-303c-304-15-607-57-910-176s-606-314-909-417c-303-102-606-112-909-204s-606-266-909 145c-303 410-607 1406-910 2007-303 602-606 809-909 913s-606 104-909 104-606 0-909-122c-303-121-607-365-910-365s-606 244-909 365c-303 122-606 122-909 122s-606 0-909 0-606 0-910 0c-303 0-606 0-909-283s-606-850-909-1074-606-106-909-35c-303 70-606 92-909 316-304 224-607 650-910 863s-606 213-909 213-606 0-909 0-606 0-909 0-607 0-910 0-606 0-909 0-606 0-909-66c-303-67-606-200-909-200s-606 133-910 200c-303 66-606 66-909 66s-606 0-909 0-606 0-909 0-606 0-909 0c-304 0-607 0-910 0s-606 0-909 0-606 0-909 0-606 0-909 0-607 0-910 0-606 0-909 0-606 0-909-133c-303-134-606-401-909-703-303-301-606-637-910-838-303-202-606-271-909-46-303 224-606 740-909 1076-303 335-606 490-909 567s-606 77-909 77c-304 0-607 0-910 0s-606 0-909 0-606 0-909-52c-303-51-606-155-909-155s-607 104-910 85c-303-18-606-158-909-158s-606 140-909 210-606 70-909 70-606 0-910 0c-303 0-606 0-909-33-303-34-606-102-909-102s-606 68-909 102c-303 33-606 33-909 33-304 0-607 0-910 0s-606 0-909-145c-303-144-606-434-909-715-303-280-606-551-909-448s-607 580-910 594-606-435-909-956-606-1115-909-902c-303 212-606 1231-909 1749s-606 537-910 546c-303 8-606 7-909-181s-606-563-757-751l-152-187z">
          <text:p/>
        </draw:path>
        <draw:path draw:style-name="gr3" draw:text-style-name="P3" draw:layer="layout" svg:width="88.194cm" svg:height="14.885cm" svg:x="18.5cm" svg:y="69.33cm" svg:viewBox="0 0 88195 14886" svg:d="M0 8954l152 16c151 16 454 48 757 633 303 584 606 1721 909 1956 304 235 607-433 910-387s606 805 909 1277c303 471 606 655 909 610s606-319 909-679c303-359 607-805 910-1316 303-510 606-1087 909-875s606 1212 909 1775c303 564 606 691 909 736s606 8 910 99c303 90 606 308 909 643s606 788 909 934c303 145 606-17 909-78 303-60 606-19 909-136 304-117 607-393 910-561 303-169 606-229 909-314s606-194 909-49 606 543 909 808 607 397 910-109 606-1650 909-2226c303-577 606-586 909-566s606 69 909 462c303 394 606 1133 910 1507 303 375 606 385 909 542 303 158 606 462 909 550 303 87 606-43 909-105 303-63 606-59 909-50 304 8 607 20 910-6s606-90 909-135 606-71 909-82 606-9 909 86 607 282 910 321c303 40 606-68 909-166 303-97 606-184 909-401s606-564 909-545c303 18 606 402 910 621 303 219 606 272 909 355s606 196 909 68c303-127 606-494 909-659 303-164 606-126 909-198 304-71 607-254 910-329s606-43 909-16 606 49 909 83 606 81 909 123 607 79 910 177 606 256 909 189c303-68 606-362 909-503 303-142 606-130 909-9s606 352 910 456c303 104 606 82 909 12s606-189 909-34 606 584 909 743 606 49 909-8c304-56 607-58 910-92 303-33 606-98 909-1158 303-1061 606-3116 909-4183s606-1145 909-1101 607 209 910 742 606 1432 909 2352 606 1860 909 2448 606 824 909 908c303 83 607 14 910-157 303-172 606-446 909-616s606-236 909-372c303-137 606-344 909-275s606 414 910 544c303 131 606 47 909-3 303-51 606-67 909 46 303 114 606 357 909 260 303-96 606-533 909-779 304-246 607-301 910-400s606-242 909 95c303 338 606 1156 909 1500s606 215 909 233c303 19 607 186 910-285s606-1580 909-1957 606-23 909 79 606-49 909-62 606 112 910-87c303-199 606-721 909-485 303 235 606 1228 909 1648 303 419 606 264 909 70s606-427 909-1673c304-1246 607-3505 910-5921s606-4989 909-5439 606 1223 909 2931c303 1709 606 3453 909 4685 303 1231 607 1951 910 2584 303 632 606 1178 909 1413 303 234 606 157 909 314s606 548 909 647c303 98 606-96 910-178 303-82 606-52 909-254s606-637 909-836 606-162 909-267 606-351 758-474l151-123v1529l-151 93c-152 92-455 277-758 321s-606-52-909 128-606 637-909 848-606 178-909 227c-304 50-607 182-910 60s-606-499-909-632c-303-134-606-23-909-167-303-143-606-540-909-864s-607-576-910-1269-606-1829-909-3155-606-2842-909-2541-606 2420-909 4155-606 3086-910 3777c-303 691-606 721-909 836-303 116-606 317-909 82-303-234-606-904-909-944s-606 550-909 851c-304 300-607 311-910 311-303-1-606-11-909-237-303-227-606-668-909-544s-606 815-909 1091c-303 275-607 137-910 137s-606 138-909-121c-303-260-606-917-909-1168-303-250-606-94-909 37s-606 237-910 423c-303 186-606 452-909 463s-606-234-909-347c-303-112-606-93-909-14-303 80-606 221-909 136-304-85-607-396-910-442-303-47-606 172-909 308s-606 188-909 341-606 407-909 534-607 127-910 21c-303-105-606-317-909-793-303-477-606-1219-909-1895-303-677-606-1288-909-1619s-607-381-910-450-606-156-909 576-606 2283-909 3076c-303 792-606 826-909 845s-606 23-910 48c-303 25-606 71-909 23s-606-190-909-217-606 62-909 108-606 50-909-100c-304-150-607-454-910-606-303-153-606-155-909-21-303 135-606 406-909 472-303 65-606-74-909-156s-607-106-910-123-606-27-909-31-606-2-909 12c-303 15-606 42-909 87s-606 109-910 108c-303-1-606-66-909 17s-606 314-909 411-606 59-909 32c-303-28-606-46-909-206-304-159-607-461-910-466s-606 287-909 445-606 183-909 208c-303 26-606 53-909 36s-607-78-910-113-606-44-909-44c-303-1-606 8-909 83s-606 217-909 288-606 71-910 71c-303 0-606 0-909 0s-606 0-909-111c-303-112-606-334-909-429s-606-62-909-341c-304-279-607-869-910-1174-303-304-606-322-909-371s-606-129-909 270-606 1278-909 1684c-303 407-607 341-910 166-303-176-606-462-909-526-303-63-606 96-909 167-303 72-606 56-909 119s-606 205-910 238c-303 33-606-41-909-8s-606 175-909 91-606-393-909-615c-303-223-606-358-909-403-304-45-607 1-910-40s-606-169-909-662-606-1353-909-1527-606 337-909 796-607 865-910 1184c-303 320-606 554-909 621-303 68-606-29-909-408-303-380-606-1040-909-1025s-606 707-910 528c-303-179-606-1229-909-1781-303-551-606-605-757-632l-152-26z">
          <text:p/>
        </draw:path>
        <draw:path draw:style-name="gr4" draw:text-style-name="P4" draw:layer="layout" svg:width="88.194cm" svg:height="14.341cm" svg:x="18.5cm" svg:y="67.282cm" svg:viewBox="0 0 88195 14342" svg:d="M0 5738l152 27c151 27 454 81 757-875 303-957 606-2923 909-2996 304-74 607 1747 910 1747s606-1821 909-2731 606-910 909-910 606 0 909 0 607 0 910 0 606 0 909 0 606 0 909 0 606 0 909 0 606 0 910 0c303 0 606 0 909 0s606 0 909 0 606 0 909 0 606 0 909 0c304 0 607 0 910 0s606 0 909 0 606 0 909 0 606 0 909 0 607 0 910 0 606 0 909 1062 606 3186 909 4874 606 2941 909 3584c303 642 606 674 910 30 303-644 606-1965 909-2550 303-586 606-436 909-590s606-610 909-976 606-642 909-1532c304-891 607-2396 910-3149s606-753 909-62 606 2073 909 3984c303 1910 606 4349 909 5549s607 1162 910 871c303-292 606-836 909-1166s606-445 909-1163 606-2039 909-2607c303-569 606-385 910-293 303 91 606 89 909 109 303 19 606 59 909 4s606-205 909-245 606 30 909 48c304 19 607-15 910 26 303 42 606 159 909 306s606 324 909 362c303 39 606-61 909-140s607-137 910-1190c303-1052 606-3099 909-4123 303-1023 606-1023 909-1023s606 0 909 1034 606 3102 910 4050c303 947 606 774 909 819 303 44 606 307 909-640 303-948 606-3105 909-4184s606-1079 909 83c304 1162 607 3486 910 4777 303 1290 606 1546 909 1419s606-637 909-1043 606-708 909-807 607 7 910 110c303 102 606 203 909 267 303 65 606 94 909 11 303-82 606-277 909-476 303-200 607-404 910-555s606-248 909-181 606 299 909 594c303 294 606 652 909 862s606 271 910 398c303 127 606 320 909-759s606-3429 909-3499c303-71 606 2138 909 3139s606 793 909 697c304-97 607-82 910-1083 303-1000 606-3017 909-4025s606-1008 909-1008 606 0 909 0 607 0 910 0 606 0 909 0 606 0 909 0 606 0 909 0 606 0 910 0c303 0 606 0 909 0s606 0 909 0 606 0 909 0 606 0 909 0c304 0 607 0 910 887 303 888 606 2663 909 2663s606-1775 909-2663c303-887 606-887 909 167s607 3161 910 4364 606 1500 909 1745c303 246 606 439 909 1125 303 685 606 1864 909 1889s606-1104 910-1162c303-58 606 956 909 1483s606 566 909 541c303-26 606-117 909-994s606-2541 758-3373l151-832v3813l-151 608c-152 608-455 1825-758 2415s-606 554-909 510c-303-43-606-94-909-479-303-384-606-1104-909-983-304 120-607 1080-910 1147-303 66-606-762-909-1146s-606-325-909-137-606 505-909-403c-303-907-607-3038-910-4270s-606-1564-909-855-606 2459-909 2909-606-400-909-373c-303 28-606 934-910 1412-303 477-606 527-909 289s-606-764-909-1670-606-2191-909-2923c-303-733-606-912-909-944-304-33-607 82-910 308s-606 563-909 1017-606 1025-909 1510-606 884-909 798-607-658-910-1034c-303-377-606-557-909-801-303-243-606-549-909 233-303 781-606 2650-909 3534-303 883-606 780-910 970-303 190-606 672-909 24s-606-2427-909-2220c-303 208-606 2401-909 3203-303 803-606 215-909-343-304-558-607-1087-910-1532s-606-807-909-1075c-303-267-606-442-909-471s-606 87-909 350-607 674-910 973c-303 300-606 488-909 634s-606 250-909 117-606-502-909-770c-303-267-607-433-910-477s-606 34-909 537-606 1432-909 2004c-303 573-606 789-909-156-303-944-606-3051-910-3791-303-740-606-115-909 485s-606 1173-909 1509-606 434-909 468c-303 35-606 5-909-862-304-866-607-2571-910-3374-303-802-606-704-909-547s-606 372-909 1250c-303 877-606 2415-909 3193-303 777-607 794-910 758-303-35-606-121-909-186-303-64-606-106-909-253s-606-400-909-420-606 193-910 225c-303 33-606-115-909-194-303-78-606-88-909-215-303-128-606-374-909-555s-606-298-909-369c-304-72-607-99-910 529s-606 1911-909 2654c-303 744-606 948-909 1200s-606 552-909 687c-303 134-607 104-910-930s-606-3072-909-4742-606-2973-909-3588-606-543-909 142-606 1982-910 2947c-303 964-606 1595-909 2196-303 602-606 1174-909 1232s-606-399-909-161c-303 239-606 1173-909 1610-304 438-607 379-910-73-303-451-606-1295-909-2344s-606-2304-909-2564c-303-261-606 472-909 715s-607-3-910-549c-303-545-606-1391-909-1851-303-459-606-533-909-423s-606 404-909 1290-606 2363-910 3301c-303 938-606 1337-909 1621s-606 454-909 185c-303-268-606-976-909-1665s-606-1360-909-1701c-304-342-607-353-910-526-303-174-606-509-909-929-303-421-606-926-909-1232s-606-412-909-264c-303 147-607 548-910 705-303 156-606 69-909 18s-606-65-909 591-606 1982-909 1804c-303-179-606-1862-910-1780-303 83-606 1931-909 2839s-606 876-757 860l-152-16z">
          <text:p/>
        </draw:path>
        <draw:path draw:style-name="gr5" draw:text-style-name="P5" draw:layer="layout" svg:width="88.194cm" svg:height="15.336cm" svg:x="18.5cm" svg:y="67.282cm" svg:viewBox="0 0 88195 15337" svg:d="M0 0h152c151 0 454 0 757 926s606 2777 909 2777c304 0 607-1851 910-1673s606 2387 909 3498c303 1112 606 1126 909 1177s606 138 909-18c303-157 607-558 910-705 303-148 606-42 909 264s606 811 909 1232c303 420 606 755 909 929 303 173 606 184 910 526 303 341 606 1012 909 1701s606 1396 909 1665 606 99 909-185 606-683 909-1621c304-938 607-2415 910-3301s606-1180 909-1290 606-36 909 423c303 460 606 1306 909 1851 303 546 607 792 910 549s606-976 909-2512 606-3874 909-5044c303-1169 606-1169 909-1169s606 0 910 0c303 0 606 0 909 0s606 0 909 0 606 0 909 0 606 0 909 1410c304 1409 607 4228 910 5645s606 1431 909 1396c303-36 606-120 909-680 303-561 606-1597 909-1899 303-301 607 131 910-725 303-857 606-3002 909-4074 303-1073 606-1073 909-1073s606 0 909 0 606 0 910 0c303 0 606 0 909 0s606 0 909 0 606 0 909 0 606 0 909 0c304 0 607 0 910 0s606 0 909 0 606 0 909 0 606 0 909 0 607 0 910 1095 606 3284 909 4271 606 772 909 615 606-255 909-1243c303-987 606-2862 910-3800 303-938 606-938 909-938s606 0 909 1469 606 4406 909 5562 606 531 909-938c304-1469 607-3781 910-4937s606-1156 909-1156 606 0 909 0 606 0 909 0 607 0 910 0 606 0 909 0 606 0 909 0 606 0 909 0 607 0 910 0 606 0 909 0 606 0 909 0 606 0 909 0 606 0 910 0c303 0 606 0 909 1186 303 1185 606 3556 909 3556s606-2371 909-3556c303-1186 606-1186 909-1186 304 0 607 0 910 950 303 951 606 2852 909 3955 303 1104 606 1410 909 1653 303 244 606 424 909 801 303 376 607 948 910 1034s606-313 909-274c303 38 606 515 909 61s606-1839 909-1914c303-76 606 1158 910 1833 303 676 606 792 909 1353s606 1568 909 1831 606-217 909-483c303-265 606-315 909-132 304 183 607 598 910 570 303-27 606-498 909-799s606-433 909-1142 606-1995 909-3641 607-3651 910-4653c303-1003 606-1003 909-1003s606 0 909 0 606 0 909 0 606 0 910 963c303 964 606 2891 909 3894 303 1004 606 1084 909 1109s606-5 909-1009c303-1003 606-2980 758-3969l151-988v5840l-151 832c-152 832-455 2496-758 3373s-606 968-909 994c-303 25-606-14-909-541s-606-1541-909-2091c-304-550-607-637-910-661-303-25-606 12-909-66s-606-271-909-517c-303-245-606-542-909-37-303 506-607 1815-910 2994s-606 2228-909 2764c-303 535-606 557-909 704-303 146-606 418-909 332s-606-530-910-702c-303-173-606-74-909 238-303 313-606 838-909 744s-606-807-909-1281-606-709-909-1472c-304-762-607-2052-910-2043s-606 1317-909 1799c-303 483-606 140-909 403-303 264-606 1134-909 1397s-607-81-910-330-606-404-909-637c-303-232-606-543-909-1554s-606-2722-909-3585-606-878-910-781c-303 96-606 304-909 1480s-606 3322-909 3392c-303 71-606-1933-909-3032-303-1098-606-1291-909-1418-304-127-607-188-910-398s-606-568-909-862c-303-295-606-527-909-594s-606 30-909 181-607 355-910 555c-303 199-606 394-909 476-303 83-606 54-909-11-303-64-606-165-909-268-303-102-607-208-910-109-303 98-606 401-909 807s-606 916-909 1043-606-129-909 787c-303 917-606 3006-910 4219-303 1214-606 1551-909 423s-606-3721-909-5149-606-1691-909-1735c-303-45-606 128-909 843-304 714-607 1970-910 2610s-606 666-909 702-606 83-909-568-606-2000-909-2646c-303-645-607-587-910-508s-606 179-909 140c-303-38-606-215-909-362s-606-264-909-306c-303-41-606-7-910-26-303-18-606-88-909-48s-606 190-909 245-606 15-909-4c-303-20-606-18-909-109-304-92-607-276-910-365s-606-84-909-158-606-228-909 760-606 3116-909 3691c-303 574-607-406-910-353-303 52-606 1138-909 1706s-606 619-909 684-606 145-909-1072c-303-1216-606-3729-910-4848-303-1119-606-843-909-477s-606 822-909 976-606 4-909-115c-303-120-606-210-909-168-304 42-607 216-910 278-303 63-606 15-909 1127-303 1113-606 3386-909 4619-303 1232-606 1424-909 1501s-607 38-910-380c-303-419-606-1217-909-1795s-606-936-909-925-606 390-909 1075-606 1675-910 2363c-303 688-606 1075-909 1247-303 171-606 128-909-169-303-296-606-846-909-1411s-606-1145-909-1315c-304-170-607 70-910 117s-606-100-909-300c-303-201-606-455-909-602-303-146-606-184-909 96s-607 878-910 1131-606 161-909-4-606-404-909-1636-606-3457-909-3644c-303-188-606 1663-910 1737-303 73-606-1632-909-2512-303-879-606-933-757-960l-152-27z">
          <text:p/>
        </draw:path>
        <draw:path draw:style-name="gr6" draw:text-style-name="P6" draw:layer="layout" svg:width="88.194cm" svg:height="16.933cm" svg:x="18.5cm" svg:y="67.282cm" svg:viewBox="0 0 88195 16934" svg:d="M0 16705l152-7c151-7 454-21 757-28 303-6 606-5 909-13 304-9 607-28 910-19 303 8 606 43 909 50 303 8 606-12 909-17 303-6 606 3 909-85 303-87 607-271 910-374s606-125 909-581c303-455 606-1345 909-1708s606-199 909-205 606-182 910-218c303-36 606 68 909 395s606 877 909 1250 606 569 909 516 606-356 909-573c304-217 607-349 910-481s606-264 909 54 606 1085 909 1313c303 227 606-87 909-545s607-1060 910-1116c303-55 606 436 909 752s606 457 909 521c303 65 606 54 909-122 303-175 606-515 910-804 303-288 606-526 909-677s606-215 909-530 606-880 909-1756 606-2063 909-3305c304-1243 607-2540 910-3225s606-757 909-1516 606-2205 909-2928 606-723 909-723 607 0 910 827 606 2481 909 3385c303 903 606 1057 909 1745 303 687 606 1909 909 2534s606 652 910 1217c303 565 606 1668 909 1849s606-559 909-925 606-356 909-278c303 79 606 227 909 194 304-32 607-245 910 192s606 1523 909 2124c303 600 606 716 909 801 303 84 606 137 909 156s607 2 910-609 606-1818 909-2445c303-626 606-673 909-709s606-62 909 54c303 115 606 371 910 514 303 143 606 172 909 455s606 819 909 1561 606 1691 909 1825 606-546 909-884c304-338 607-333 910-439s606-323 909-244c303 78 606 450 909 722s606 444 909 674 607 519 910 696 606 242 909-176 606-1319 909-1735 606-348 909-227c303 122 607 296 910 858s606 1512 909 1960 606 396 909 398 606 59 909-179 606-770 910-729c303 40 606 653 909 954s606 289 909 308c303 20 606 71 909 97s606 28 909-28c304-56 607-168 910-207 303-38 606-2 909-158s606-504 909-471 606 447 909 460c303 14 607-374 910-650s606-440 909-994c303-555 606-1499 909-2137 303-637 606-967 909-2203s606-3378 910-4360c303-981 606-802 909-70 303 733 606 2018 909 3367 303 1348 606 2761 909 3417 303 657 606 558 909 944 304 386 607 1257 910 1863s606 946 909 1105c303 160 606 139 909 137s606 16 909-96c303-111 607-351 910-349 303 1 606 245 909 366s606 120 909 125 606 16 909-12c303-27 606-94 910-108 303-13 606 26 909-155 303-180 606-580 909-622s606 274 909 402 606 69 758 39l151-30v838h-151c-152 0-455 0-758-130s-606-390-909-390-606 260-909 390-606 130-909 130c-304 0-607 0-910 0s-606 0-909 0-606 0-909-86-606-258-909-258-607 172-910 258-606 86-909 86-606 0-909-120-606-360-909-766c-303-407-606-979-910-1149-303-170-606 63-909-349s-606-1468-909-2499-606-2038-909-2599c-303-562-606-678-909 133-304 811-607 2549-910 3493-303 945-606 1096-909 1410s-606 792-909 1077-606 377-909 573-607 496-910 486c-303-11-606-332-909-332s-606 321-909 482c-303 160-606 160-909 160s-606 0-910 0c-303 0-606 0-909 0s-606 0-909 0-606 0-909-239c-303-240-606-719-909-719-304 0-607 479-910 719-303 239-606 239-909 239s-606 0-909-367-606-1101-909-1526c-303-426-607-542-910-624s-606-130-909 204c-303 335-606 1052-909 1363s-606 215-909 21-607-488-910-667-606-244-909-418-606-456-909-531c-303-76-606 56-909 126-303 69-606 75-910 325-303 250-606 743-909 626-303-118-606-846-909-1402s-606-939-909-1112c-303-172-606-134-909-13-304 121-607 325-910 422-303 98-606 89-909 72-303-18-606-44-909 271-303 316-606 974-909 1284s-607 273-910 231-606-88-909-122c-303-35-606-57-909-482s-606-1253-909-1427-606 307-910 566c-303 259-606 296-909 222-303-75-606-260-909-48-303 213-606 825-909 613-303-211-606-1244-909-1720-304-476-607-393-910-876-303-482-606-1529-909-1995s-606-351-909-840-606-1582-909-2345c-303-762-607-1194-910-1576-303-381-606-712-909-152-303 561-606 2012-909 2730-303 719-606 704-909 1240-303 535-606 1621-910 2485-303 864-606 1507-909 2064-303 558-606 1029-909 1224-303 196-606 114-909 192-303 79-606 317-909 591-304 274-607 585-910 738-303 154-606 151-909 88-303-62-606-184-909-467s-606-727-909-704c-303 24-607 517-910 881s-606 599-909 455c-303-145-606-670-909-902s-606-171-909-114-606 110-910 227c-303 118-606 299-909 329-303 31-606-88-909-363-303-276-606-707-909-901-303-195-606-152-909-113-304 40-607 76-910 31s-606-172-909 179-606 1179-909 1593-606 414-909 414-607 0-910 0-606 0-909 0-606 0-909 0-606 0-909 0-606 0-910 0c-303 0-606 0-909 0s-606 0-757 0h-152z">
          <text:p/>
        </draw:path>
        <draw:path draw:style-name="gr7" draw:text-style-name="P7" draw:layer="layout" svg:width="88.194cm" svg:height="9.998cm" svg:x="18.5cm" svg:y="73.711cm" svg:viewBox="0 0 88195 9999" svg:d="M0 6289l152 27c151 27 454 81 757-204 303-284 606-905 909-1285 304-379 607-516 910-92s606 1408 909 1782c303 375 606 141 909 70s606 20 909-233 607-851 910-909c303-59 606 422 909 568 303 147 606-41 909-62s606 125 909 78 606-287 910 37c303 323 606 1210 909 1869s606 1091 909 1234 606-2 909-268 606-652 909-1060c304-408 607-838 910-1154s606-519 909-477 606 330 909 711 606 856 909 1246c303 391 607 697 910 633s606-497 909-1300c303-804 606-1977 909-3275 303-1297 606-2718 909-3515s606-971 910-276c303 695 606 2259 909 3269s606 1467 909 1409c303-57 606-630 909-687s606 400 909 687c304 286 607 400 910 417s606-63 909-128 606-115 909-683c303-569 606-1654 909-1190s607 2478 910 3335 606 557 909 305 606-456 909-629c303-174 606-316 909-429 303-112 606-194 910-693 303-498 606-1413 909-1202s606 1548 909 2310c303 761 606 947 909 1021s606 37 909-221c304-259 607-740 910-1262 303-521 606-1083 909-1343s606-218 909-153c303 64 606 150 909 186 303 35 607 19 910 373 303 355 606 1081 909 1457s606 403 909 420c303 18 606 26 909-72 303-97 606-301 910-421 303-121 606-160 909-547s606-1123 909-567 606 2404 909 3232c303 829 606 638 909 564 304-75 607-34 910-86s606-196 909-830c303-633 606-1755 909-2273s606-430 909-362c303 69 607 120 910-30 303-149 606-499 909-726s606-331 909-477 606-334 909-633c303-300 607-710 910-974 303-263 606-379 909-350s606 204 909 472 606 629 909 1074 606 974 910 1675c303 702 606 1576 909 1765s606-307 909-658c303-350 606-555 909-898 303-344 606-826 909-1016 304-189 607-87 910-57s606-12 909 121c303 134 606 445 909 677 303 233 606 388 909 807s607 1103 910 840 606-1473 909-2917c303-1443 606-3120 909-3603 303-482 606 230 909 1231s606 2291 910 3343c303 1053 606 1867 909 2341 303 475 606 608 909 843 303 234 606 570 909 722 303 153 606 123 909-135 304-259 607-744 910-1123s606-650 909-797 606-168 909-199c303-30 606-69 909 37s607 357 910 54 606-1161 909-1620 606-519 909-1149c303-629 606-1828 909-1894s606 1000 910 1893c303 894 606 1613 909 2192s606 1018 909 1286 606 364 909 320 606-229 758-321l151-93v1064l-151 56c-152 56-455 168-758 196s-606-27-909-193-606-443-909-811-606-827-909-1355c-304-528-607-1124-910-1008s-606 944-909 1397-606 530-909 719c-303 190-606 492-909 734-303 243-607 426-910 516-303 89-606 85-909 130s-606 139-909 151-606-59-909 59-606 425-910 573c-303 148-606 136-909-1s-606-399-909-456c-303-56-606 94-909-142-303-235-606-856-909-1701-304-845-607-1913-910-2769s-606-1499-909-1129-606 1753-909 2794-606 1739-909 1962c-303 222-607-30-910-181-303-152-606-201-909-297s-606-238-909-459-606-520-909-652-606-97-910 62c-303 158-606 439-909 659s-606 377-909 573c-303 195-606 428-909 220s-606-857-909-1266c-304-409-607-578-910-852-303-273-606-651-909-845-303-195-606-206-909-243-303-38-606-102-909 94s-607 652-910 846-606 126-909 123c-303-4-606 58-909 305s-606 678-909 920c-303 243-607 297-910 238s-606-230-909 62-606 1046-909 1456-606 475-909 508c-303 34-606 36-910 92-303 57-606 167-909-458-303-626-606-1987-909-2329-303-341-606 338-909 697-303 360-606 400-909 482-304 82-607 206-910 262s-606 44-909 60-606 60-909-127-606-605-909-805c-303-201-607-185-910-203-303-19-606-73-909-157-303-85-606-200-909 4-303 205-606 730-909 1083s-606 535-910 607c-303 72-606 34-909 102-303 67-606 241-909-238s-606-1612-909-1714c-303-103-606 825-909 1212-304 388-607 236-910 174s-606-34-909 39c-303 74-606 193-909 293-303 101-606 182-909-449-303-630-607-1973-910-2177s-606 731-909 1248-606 616-909 578-606-214-909-310c-303-95-606-110-910-448-303-338-606-999-909-1047s-606 517-909 831c-303 315-606 380-909-200-303-579-606-1803-909-2431-304-628-607-659-910-170-303 490-606 1502-909 2353-303 852-606 1544-909 2055s-606 842-909 897c-303 56-607-164-910-364-303-199-606-379-909-606-303-228-606-502-909-573s-606 62-909 194-606 264-910 481c-303 217-606 519-909 724-303 204-606 311-909 222-303-90-606-376-909-854-303-479-606-1149-909-1397-304-247-607-71-910-66-303 6-606-157-909-123s-606 267-909 230c-303-36-606-341-909-271s-607 516-910 680-606 47-909 92-606 252-909-24-606-1035-909-1341-606-158-910 187c-303 345-606 887-909 1088-303 202-606 63-757-6l-152-69z">
          <text:p/>
        </draw:path>
        <draw:path draw:style-name="gr8" draw:text-style-name="P8" draw:layer="layout" svg:width="88.194cm" svg:height="6.382cm" svg:x="18.5cm" svg:y="77.833cm" svg:viewBox="0 0 88195 6383" svg:d="M0 4986l152-160c151-160 454-481 757-912s606-973 909-1077c304-103 607 231 910 729s606 1158 909 1538c303 379 606 477 909 409s606-302 909-465 607-255 910-494c303-240 606-626 909-608 303 17 606 437 909 711 303 275 606 402 909 443s606-4 910 40c303 45 606 181 909 286 303 104 606 179 909 263s606 177 909 89 606-358 909-1223c304-865 607-2325 910-3245s606-1299 909-1310 606 347 909 925 606 1377 909 1959c303 583 607 949 910 1354s606 850 909 815 606-550 909-798c303-249 606-231 909-406 303-176 606-544 910-508 303 37 606 478 909 740s606 343 909 361 606-27 909-15c303 11 606 79 909-68 304-148 607-511 910-604 303-94 606 82 909 120 303 39 606-61 909-95s606-4 909 200 607 581 910 729 606 67 909-33c303-101 606-220 909-151 303 70 606 329 909 391s606-72 910-122c303-50 606-16 909 87 303 102 606 273 909 386s606 168 909 228 606 125 909 208c304 82 607 181 910 136s606-235 909-331 606-97 909-93 606 13 909 30 607 41 910-114 606-488 909-554 606 137 909 239 606 104 909 257 606 456 910 606c303 150 606 146 909 100s606-135 909-521c303-387 606-1072 909-1357s606-170 909-116c304 54 607 48 910-22 303-69 606-201 909-126s606 358 909 695 606 729 909 570 607-868 910-1223 606-355 909-328 606 82 909 133 606 100 909 182 607 198 910 109c303-90 606-384 909-527 303-142 606-133 909 119s606 746 909 1149 606 714 910 800c303 85 606-56 909-347s606-733 909-834 606 137 909 337c303 201 606 363 909 391 304 28 607-78 910-209s606-287 909-451 606-335 909-396 606-11 909-151 607-469 910-275c303 193 606 909 909 1339s606 573 909 651c303 77 606 88 909 88s606-11 910-29c303-19 606-46 909-6s606 146 909 202c303 57 606 63 909 71 303 9 606 21 909-18 304-38 607-127 910-175s606-54 909-175c303-120 606-356 909-471 303-116 606-112 909-201 303-90 607-273 910-319s606 45 909 203c303 157 606 382 909 515s606 176 909 131 606-178 910-228c303-49 606-15 909 72 303 88 606 230 909 191s606-260 909-426 606-278 758-333l151-56v938l-151 30c-152 30-455 89-758 229s-606 359-909 401-606-94-909-181c-303-88-606-127-909-113-304 14-607 81-910 108-303 28-606 17-909-100s-606-340-909-461-606-141-909-103c-303 37-607 132-910 170s-606 20-909 94c-303 75-606 242-909 331s-606 99-909 140c-303 40-606 112-910 153-303 41-606 52-909 56s-606 1-909-15-606-45-909-56-606-5-909 2c-304 8-607 16-910 28-303 13-606 28-909-35s-606-204-909-575-606-970-909-1143-607 81-910 189-606 69-909 114c-303 44-606 172-909 328s-606 341-909 489c-303 149-606 261-910 213-303-48-606-256-909-481-303-226-606-469-909-385s-606 494-909 784-606 459-909 418c-304-40-607-290-910-599-303-308-606-675-909-826s-606-84-909 86-606 443-909 483-607-155-910-238c-303-84-606-56-909-93s-606-138-909-221-606-148-909 124c-303 273-607 883-910 1033-303 149-606-161-909-451-303-291-606-560-909-622s-606 82-909 134-606 11-910-47c-303-58-606-132-909 106s-606 789-909 1065c-303 275-606 275-909 275s-606 0-909-93c-304-93-607-279-910-369s-606-85-909-179-606-288-909-248-606 314-909 447c-303 134-607 129-910 113-303-15-606-41-909-52-303-12-606-10-909 56s-606 196-909 212c-303 17-606-80-910-136-303-57-606-74-909-106-303-31-606-77-909-157-303-79-606-192-909-275s-606-136-909-75c-304 61-607 236-910 217s-606-231-909-293c-303-63-606 24-909 121-303 98-606 206-909 166-303-39-607-226-910-321-303-94-606-97-909-86-303 12-606 37-909-92s-606-413-909-387-606 362-910 528c-303 165-606 161-909 123s-606-110-909-197-606-190-909-400-606-526-909-514c-304 12-607 352-910 527-303 176-606 187-909 344-303 158-606 461-909 451-303-11-606-335-909-651-303-315-607-621-910-1011-303-391-606-865-909-1247-303-381-606-669-909-711s-606 161-909 823c-303 663-606 1785-910 2412-303 627-606 759-909 783-303 25-606-57-909-92-303-34-606-21-909-38-303-16-606-63-909-50-304 13-607 86-910 50-303-37-606-182-909-428-303-247-606-594-909-606-303-11-606 313-909 481-303 167-607 178-910 266s-606 252-909 344-606 112-909-116c-303-227-606-702-909-1070s-606-628-910-513c-303 116-606 608-909 974s-606 606-757 726l-152 120z">
          <text:p/>
        </draw:path>
        <draw:frame draw:style-name="gr9" draw:text-style-name="P1" draw:layer="layout" svg:width="0.002cm" svg:height="0.945cm" svg:x="18.5cm" svg:y="67cm">
          <draw:text-box>
            <text:p/>
          </draw:text-box>
        </draw:frame>
        <draw:frame draw:style-name="gr9" draw:text-style-name="P1" draw:layer="layout" svg:width="0.002cm" svg:height="0.945cm" svg:x="18.5cm" svg:y="67cm">
          <draw:text-box>
            <text:p/>
          </draw:text-box>
        </draw:frame>
        <draw:frame draw:style-name="gr9" draw:text-style-name="P1" draw:layer="layout" svg:width="0.002cm" svg:height="0.945cm" svg:x="18.5cm" svg:y="67cm">
          <draw:text-box>
            <text:p/>
          </draw:text-box>
        </draw:frame>
        <draw:frame draw:style-name="gr9" draw:text-style-name="P1" draw:layer="layout" svg:width="0.002cm" svg:height="0.945cm" svg:x="18.5cm" svg:y="67cm">
          <draw:text-box>
            <text:p/>
          </draw:text-box>
        </draw:frame>
        <draw:frame draw:style-name="gr9" draw:text-style-name="P1" draw:layer="layout" svg:width="0.002cm" svg:height="0.945cm" svg:x="18.5cm" svg:y="67cm">
          <draw:text-box>
            <text:p/>
          </draw:text-box>
        </draw:frame>
        <draw:frame draw:style-name="gr9" draw:text-style-name="P1" draw:layer="layout" svg:width="0.002cm" svg:height="0.945cm" svg:x="18.5cm" svg:y="67cm">
          <draw:text-box>
            <text:p/>
          </draw:text-box>
        </draw:frame>
        <draw:frame draw:style-name="gr9" draw:text-style-name="P1" draw:layer="layout" svg:width="0.002cm" svg:height="0.945cm" svg:x="18.5cm" svg:y="67cm">
          <draw:text-box>
            <text:p/>
          </draw:text-box>
        </draw:frame>
        <draw:frame draw:style-name="gr10" draw:text-style-name="P10" draw:layer="layout" svg:width="4.053cm" svg:height="1.483cm" svg:x="22.419cm" svg:y="84.7cm">
          <draw:text-box>
            <text:p text:style-name="P9"><text:span text:style-name="T1">Aug 06</text:span></text:p>
          </draw:text-box>
        </draw:frame>
        <draw:frame draw:style-name="gr10" draw:text-style-name="P10" draw:layer="layout" svg:width="4.053cm" svg:height="1.483cm" svg:x="28.784cm" svg:y="84.7cm">
          <draw:text-box>
            <text:p text:style-name="P9"><text:span text:style-name="T1">Aug 13</text:span></text:p>
          </draw:text-box>
        </draw:frame>
        <draw:frame draw:style-name="gr10" draw:text-style-name="P10" draw:layer="layout" svg:width="4.053cm" svg:height="1.483cm" svg:x="35.148cm" svg:y="84.7cm">
          <draw:text-box>
            <text:p text:style-name="P9"><text:span text:style-name="T1">Aug 20</text:span></text:p>
          </draw:text-box>
        </draw:frame>
        <draw:frame draw:style-name="gr10" draw:text-style-name="P10" draw:layer="layout" svg:width="4.053cm" svg:height="1.483cm" svg:x="41.513cm" svg:y="84.7cm">
          <draw:text-box>
            <text:p text:style-name="P9"><text:span text:style-name="T1">Aug 27</text:span></text:p>
          </draw:text-box>
        </draw:frame>
        <draw:frame draw:style-name="gr11" draw:text-style-name="P10" draw:layer="layout" svg:width="3.973cm" svg:height="1.483cm" svg:x="47.877cm" svg:y="84.7cm">
          <draw:text-box>
            <text:p text:style-name="P9"><text:span text:style-name="T1">Sep 03</text:span></text:p>
          </draw:text-box>
        </draw:frame>
        <draw:frame draw:style-name="gr11" draw:text-style-name="P10" draw:layer="layout" svg:width="3.973cm" svg:height="1.483cm" svg:x="54.242cm" svg:y="84.7cm">
          <draw:text-box>
            <text:p text:style-name="P9"><text:span text:style-name="T1">Sep 10</text:span></text:p>
          </draw:text-box>
        </draw:frame>
        <draw:frame draw:style-name="gr11" draw:text-style-name="P10" draw:layer="layout" svg:width="3.973cm" svg:height="1.483cm" svg:x="60.606cm" svg:y="84.7cm">
          <draw:text-box>
            <text:p text:style-name="P9"><text:span text:style-name="T1">Sep 17</text:span></text:p>
          </draw:text-box>
        </draw:frame>
        <draw:frame draw:style-name="gr11" draw:text-style-name="P10" draw:layer="layout" svg:width="3.973cm" svg:height="1.483cm" svg:x="66.971cm" svg:y="84.7cm">
          <draw:text-box>
            <text:p text:style-name="P9"><text:span text:style-name="T1">Sep 24</text:span></text:p>
          </draw:text-box>
        </draw:frame>
        <draw:frame draw:style-name="gr12" draw:text-style-name="P10" draw:layer="layout" svg:width="3.795cm" svg:height="1.483cm" svg:x="73.335cm" svg:y="84.7cm">
          <draw:text-box>
            <text:p text:style-name="P9"><text:span text:style-name="T1">Oct 01</text:span></text:p>
          </draw:text-box>
        </draw:frame>
        <draw:frame draw:style-name="gr12" draw:text-style-name="P10" draw:layer="layout" svg:width="3.795cm" svg:height="1.483cm" svg:x="79.7cm" svg:y="84.7cm">
          <draw:text-box>
            <text:p text:style-name="P9"><text:span text:style-name="T1">Oct 08</text:span></text:p>
          </draw:text-box>
        </draw:frame>
        <draw:frame draw:style-name="gr12" draw:text-style-name="P10" draw:layer="layout" svg:width="3.795cm" svg:height="1.483cm" svg:x="86.064cm" svg:y="84.7cm">
          <draw:text-box>
            <text:p text:style-name="P9"><text:span text:style-name="T1">Oct 15</text:span></text:p>
          </draw:text-box>
        </draw:frame>
        <draw:frame draw:style-name="gr12" draw:text-style-name="P10" draw:layer="layout" svg:width="3.795cm" svg:height="1.483cm" svg:x="92.429cm" svg:y="84.7cm">
          <draw:text-box>
            <text:p text:style-name="P9"><text:span text:style-name="T1">Oct 22</text:span></text:p>
          </draw:text-box>
        </draw:frame>
        <draw:frame draw:style-name="gr12" draw:text-style-name="P10" draw:layer="layout" svg:width="3.795cm" svg:height="1.483cm" svg:x="98.794cm" svg:y="84.7cm">
          <draw:text-box>
            <text:p text:style-name="P9"><text:span text:style-name="T1">Oct 29</text:span></text:p>
          </draw:text-box>
        </draw:frame>
        <draw:frame draw:style-name="gr13" draw:text-style-name="P11" draw:layer="layout" svg:width="9.1cm" svg:height="2.474cm" svg:x="27.95cm" svg:y="90.214cm">
          <draw:text-box>
            <text:p text:style-name="P9"><text:span text:style-name="T2">Elections</text:span></text:p>
          </draw:text-box>
        </draw:frame>
        <draw:frame draw:style-name="gr14" draw:text-style-name="P12" draw:layer="layout" svg:width="10.6cm" svg:height="4.697cm" svg:x="38.55cm" svg:y="90.181cm">
          <draw:text-box>
            <text:p text:style-name="P9"><text:span text:style-name="T2">Missing person</text:span></text:p>
          </draw:text-box>
        </draw:frame>
        <draw:frame draw:style-name="gr15" draw:text-style-name="P13" draw:layer="layout" svg:width="7.6cm" svg:height="4.697cm" svg:x="50.85cm" svg:y="90.114cm">
          <draw:text-box>
            <text:p text:style-name="P9"><text:span text:style-name="T2">Social leader</text:span></text:p>
          </draw:text-box>
        </draw:frame>
        <draw:frame draw:style-name="gr16" draw:text-style-name="P14" draw:layer="layout" svg:width="8.8cm" svg:height="4.8cm" svg:x="60.15cm" svg:y="90.014cm">
          <draw:text-box>
            <text:p text:style-name="P9"><text:span text:style-name="T2">Current President</text:span></text:p>
          </draw:text-box>
        </draw:frame>
        <draw:frame draw:style-name="gr17" draw:text-style-name="P15" draw:layer="layout" svg:width="9.8cm" svg:height="6.92cm" svg:x="70.45cm" svg:y="89.94cm">
          <draw:text-box>
            <text:p text:style-name="P9"><text:span text:style-name="T2">Former Planning minister</text:span></text:p>
          </draw:text-box>
        </draw:frame>
        <draw:frame draw:style-name="gr18" draw:text-style-name="P16" draw:layer="layout" svg:width="11.8cm" svg:height="4.697cm" svg:x="81.75cm" svg:y="89.94cm">
          <draw:text-box>
            <text:p text:style-name="P9"><text:span text:style-name="T2">Former Vice-President</text:span></text:p>
          </draw:text-box>
        </draw:frame>
        <draw:frame draw:style-name="gr19" draw:text-style-name="P17" draw:layer="layout" svg:width="11.1cm" svg:height="4.697cm" svg:x="95.05cm" svg:y="89.914cm">
          <draw:text-box>
            <text:p text:style-name="P9"><text:span text:style-name="T2">Prosecutor's death</text:span></text:p>
          </draw:text-box>
        </draw:frame>
        <draw:frame draw:style-name="gr10" draw:text-style-name="P10" draw:layer="layout" svg:width="4.053cm" svg:height="1.483cm" svg:x="16.8cm" svg:y="84.701cm">
          <draw:text-box>
            <text:p text:style-name="P9"><text:span text:style-name="T1">Jul 31</text:span></text:p>
          </draw:text-box>
        </draw:frame>
        <draw:frame draw:style-name="gr12" draw:text-style-name="P10" draw:layer="layout" svg:width="3.795cm" svg:height="1.483cm" svg:x="104.875cm" svg:y="84.701cm">
          <draw:text-box>
            <text:p text:style-name="P9"><text:span text:style-name="T1">Nov 5</text:span></text:p>
          </draw:text-box>
        </draw:frame>
        <draw:frame draw:style-name="gr10" draw:text-style-name="P10" draw:layer="layout" svg:width="4.053cm" svg:height="1.483cm" svg:x="22.39cm" svg:y="63.7cm">
          <draw:text-box>
            <text:p text:style-name="P9"><text:span text:style-name="T1">Aug 06</text:span></text:p>
          </draw:text-box>
        </draw:frame>
        <draw:frame draw:style-name="gr10" draw:text-style-name="P10" draw:layer="layout" svg:width="4.053cm" svg:height="1.483cm" svg:x="28.755cm" svg:y="63.7cm">
          <draw:text-box>
            <text:p text:style-name="P9"><text:span text:style-name="T1">Aug 13</text:span></text:p>
          </draw:text-box>
        </draw:frame>
        <draw:frame draw:style-name="gr10" draw:text-style-name="P10" draw:layer="layout" svg:width="4.053cm" svg:height="1.483cm" svg:x="35.119cm" svg:y="63.7cm">
          <draw:text-box>
            <text:p text:style-name="P9"><text:span text:style-name="T1">Aug 20</text:span></text:p>
          </draw:text-box>
        </draw:frame>
        <draw:frame draw:style-name="gr10" draw:text-style-name="P10" draw:layer="layout" svg:width="4.053cm" svg:height="1.483cm" svg:x="41.484cm" svg:y="63.7cm">
          <draw:text-box>
            <text:p text:style-name="P9"><text:span text:style-name="T1">Aug 27</text:span></text:p>
          </draw:text-box>
        </draw:frame>
        <draw:frame draw:style-name="gr11" draw:text-style-name="P10" draw:layer="layout" svg:width="3.973cm" svg:height="1.483cm" svg:x="47.848cm" svg:y="63.7cm">
          <draw:text-box>
            <text:p text:style-name="P9"><text:span text:style-name="T1">Sep 03</text:span></text:p>
          </draw:text-box>
        </draw:frame>
        <draw:frame draw:style-name="gr11" draw:text-style-name="P10" draw:layer="layout" svg:width="3.973cm" svg:height="1.483cm" svg:x="54.213cm" svg:y="63.7cm">
          <draw:text-box>
            <text:p text:style-name="P9"><text:span text:style-name="T1">Sep 10</text:span></text:p>
          </draw:text-box>
        </draw:frame>
        <draw:frame draw:style-name="gr11" draw:text-style-name="P10" draw:layer="layout" svg:width="3.973cm" svg:height="1.483cm" svg:x="60.577cm" svg:y="63.7cm">
          <draw:text-box>
            <text:p text:style-name="P9"><text:span text:style-name="T1">Sep 17</text:span></text:p>
          </draw:text-box>
        </draw:frame>
        <draw:frame draw:style-name="gr11" draw:text-style-name="P10" draw:layer="layout" svg:width="3.973cm" svg:height="1.483cm" svg:x="66.942cm" svg:y="63.7cm">
          <draw:text-box>
            <text:p text:style-name="P9"><text:span text:style-name="T1">Sep 24</text:span></text:p>
          </draw:text-box>
        </draw:frame>
        <draw:frame draw:style-name="gr12" draw:text-style-name="P10" draw:layer="layout" svg:width="3.795cm" svg:height="1.483cm" svg:x="73.306cm" svg:y="63.7cm">
          <draw:text-box>
            <text:p text:style-name="P9"><text:span text:style-name="T1">Oct 01</text:span></text:p>
          </draw:text-box>
        </draw:frame>
        <draw:frame draw:style-name="gr12" draw:text-style-name="P10" draw:layer="layout" svg:width="3.795cm" svg:height="1.483cm" svg:x="79.671cm" svg:y="63.7cm">
          <draw:text-box>
            <text:p text:style-name="P9"><text:span text:style-name="T1">Oct 08</text:span></text:p>
          </draw:text-box>
        </draw:frame>
        <draw:frame draw:style-name="gr12" draw:text-style-name="P10" draw:layer="layout" svg:width="3.795cm" svg:height="1.483cm" svg:x="86.035cm" svg:y="63.7cm">
          <draw:text-box>
            <text:p text:style-name="P9"><text:span text:style-name="T1">Oct 15</text:span></text:p>
          </draw:text-box>
        </draw:frame>
        <draw:frame draw:style-name="gr12" draw:text-style-name="P10" draw:layer="layout" svg:width="3.795cm" svg:height="1.483cm" svg:x="92.4cm" svg:y="63.7cm">
          <draw:text-box>
            <text:p text:style-name="P9"><text:span text:style-name="T1">Oct 22</text:span></text:p>
          </draw:text-box>
        </draw:frame>
        <draw:frame draw:style-name="gr12" draw:text-style-name="P10" draw:layer="layout" svg:width="3.795cm" svg:height="1.483cm" svg:x="98.765cm" svg:y="63.7cm">
          <draw:text-box>
            <text:p text:style-name="P9"><text:span text:style-name="T1">Oct 29</text:span></text:p>
          </draw:text-box>
        </draw:frame>
        <draw:frame draw:style-name="gr10" draw:text-style-name="P10" draw:layer="layout" svg:width="4.053cm" svg:height="1.483cm" svg:x="16.771cm" svg:y="63.701cm">
          <draw:text-box>
            <text:p text:style-name="P9"><text:span text:style-name="T1">Jul 31</text:span></text:p>
          </draw:text-box>
        </draw:frame>
        <draw:frame draw:style-name="gr12" draw:text-style-name="P10" draw:layer="layout" svg:width="3.795cm" svg:height="1.483cm" svg:x="104.846cm" svg:y="63.701cm">
          <draw:text-box>
            <text:p text:style-name="P9"><text:span text:style-name="T1">Nov 5</text:span></text:p>
          </draw:text-box>
        </draw:frame>
        <draw:frame draw:style-name="gr10" draw:text-style-name="P10" draw:layer="layout" svg:width="4.053cm" svg:height="1.483cm" svg:x="22.361cm" svg:y="42.8cm">
          <draw:text-box>
            <text:p text:style-name="P9"><text:span text:style-name="T1">Aug 06</text:span></text:p>
          </draw:text-box>
        </draw:frame>
        <draw:frame draw:style-name="gr10" draw:text-style-name="P10" draw:layer="layout" svg:width="4.053cm" svg:height="1.483cm" svg:x="28.726cm" svg:y="42.8cm">
          <draw:text-box>
            <text:p text:style-name="P9"><text:span text:style-name="T1">Aug 13</text:span></text:p>
          </draw:text-box>
        </draw:frame>
        <draw:frame draw:style-name="gr10" draw:text-style-name="P10" draw:layer="layout" svg:width="4.053cm" svg:height="1.483cm" svg:x="35.09cm" svg:y="42.8cm">
          <draw:text-box>
            <text:p text:style-name="P9"><text:span text:style-name="T1">Aug 20</text:span></text:p>
          </draw:text-box>
        </draw:frame>
        <draw:frame draw:style-name="gr10" draw:text-style-name="P10" draw:layer="layout" svg:width="4.053cm" svg:height="1.483cm" svg:x="41.455cm" svg:y="42.8cm">
          <draw:text-box>
            <text:p text:style-name="P9"><text:span text:style-name="T1">Aug 27</text:span></text:p>
          </draw:text-box>
        </draw:frame>
        <draw:frame draw:style-name="gr11" draw:text-style-name="P10" draw:layer="layout" svg:width="3.973cm" svg:height="1.483cm" svg:x="47.819cm" svg:y="42.8cm">
          <draw:text-box>
            <text:p text:style-name="P9"><text:span text:style-name="T1">Sep 03</text:span></text:p>
          </draw:text-box>
        </draw:frame>
        <draw:frame draw:style-name="gr11" draw:text-style-name="P10" draw:layer="layout" svg:width="3.973cm" svg:height="1.483cm" svg:x="54.184cm" svg:y="42.8cm">
          <draw:text-box>
            <text:p text:style-name="P9"><text:span text:style-name="T1">Sep 10</text:span></text:p>
          </draw:text-box>
        </draw:frame>
        <draw:frame draw:style-name="gr11" draw:text-style-name="P10" draw:layer="layout" svg:width="3.973cm" svg:height="1.483cm" svg:x="60.548cm" svg:y="42.8cm">
          <draw:text-box>
            <text:p text:style-name="P9"><text:span text:style-name="T1">Sep 17</text:span></text:p>
          </draw:text-box>
        </draw:frame>
        <draw:frame draw:style-name="gr11" draw:text-style-name="P10" draw:layer="layout" svg:width="3.973cm" svg:height="1.483cm" svg:x="66.913cm" svg:y="42.8cm">
          <draw:text-box>
            <text:p text:style-name="P9"><text:span text:style-name="T1">Sep 24</text:span></text:p>
          </draw:text-box>
        </draw:frame>
        <draw:frame draw:style-name="gr12" draw:text-style-name="P10" draw:layer="layout" svg:width="3.795cm" svg:height="1.483cm" svg:x="73.277cm" svg:y="42.8cm">
          <draw:text-box>
            <text:p text:style-name="P9"><text:span text:style-name="T1">Oct 01</text:span></text:p>
          </draw:text-box>
        </draw:frame>
        <draw:frame draw:style-name="gr12" draw:text-style-name="P10" draw:layer="layout" svg:width="3.795cm" svg:height="1.483cm" svg:x="79.642cm" svg:y="42.8cm">
          <draw:text-box>
            <text:p text:style-name="P9"><text:span text:style-name="T1">Oct 08</text:span></text:p>
          </draw:text-box>
        </draw:frame>
        <draw:frame draw:style-name="gr12" draw:text-style-name="P10" draw:layer="layout" svg:width="3.795cm" svg:height="1.483cm" svg:x="86.006cm" svg:y="42.8cm">
          <draw:text-box>
            <text:p text:style-name="P9"><text:span text:style-name="T1">Oct 15</text:span></text:p>
          </draw:text-box>
        </draw:frame>
        <draw:frame draw:style-name="gr12" draw:text-style-name="P10" draw:layer="layout" svg:width="3.795cm" svg:height="1.483cm" svg:x="92.371cm" svg:y="42.8cm">
          <draw:text-box>
            <text:p text:style-name="P9"><text:span text:style-name="T1">Oct 22</text:span></text:p>
          </draw:text-box>
        </draw:frame>
        <draw:frame draw:style-name="gr12" draw:text-style-name="P10" draw:layer="layout" svg:width="3.795cm" svg:height="1.483cm" svg:x="98.736cm" svg:y="42.8cm">
          <draw:text-box>
            <text:p text:style-name="P9"><text:span text:style-name="T1">Oct 29</text:span></text:p>
          </draw:text-box>
        </draw:frame>
        <draw:frame draw:style-name="gr10" draw:text-style-name="P10" draw:layer="layout" svg:width="4.053cm" svg:height="1.483cm" svg:x="16.742cm" svg:y="42.801cm">
          <draw:text-box>
            <text:p text:style-name="P9"><text:span text:style-name="T1">Jul 31</text:span></text:p>
          </draw:text-box>
        </draw:frame>
        <draw:frame draw:style-name="gr12" draw:text-style-name="P10" draw:layer="layout" svg:width="3.795cm" svg:height="1.483cm" svg:x="104.817cm" svg:y="42.801cm">
          <draw:text-box>
            <text:p text:style-name="P9"><text:span text:style-name="T1">Nov 5</text:span></text:p>
          </draw:text-box>
        </draw:frame>
        <draw:frame draw:style-name="gr10" draw:text-style-name="P10" draw:layer="layout" svg:width="4.053cm" svg:height="1.483cm" svg:x="22.332cm" svg:y="21.8cm">
          <draw:text-box>
            <text:p text:style-name="P9"><text:span text:style-name="T1">Aug 06</text:span></text:p>
          </draw:text-box>
        </draw:frame>
        <draw:frame draw:style-name="gr10" draw:text-style-name="P10" draw:layer="layout" svg:width="4.053cm" svg:height="1.483cm" svg:x="28.697cm" svg:y="21.8cm">
          <draw:text-box>
            <text:p text:style-name="P9"><text:span text:style-name="T1">Aug 13</text:span></text:p>
          </draw:text-box>
        </draw:frame>
        <draw:frame draw:style-name="gr10" draw:text-style-name="P10" draw:layer="layout" svg:width="4.053cm" svg:height="1.483cm" svg:x="35.061cm" svg:y="21.8cm">
          <draw:text-box>
            <text:p text:style-name="P9"><text:span text:style-name="T1">Aug 20</text:span></text:p>
          </draw:text-box>
        </draw:frame>
        <draw:frame draw:style-name="gr10" draw:text-style-name="P10" draw:layer="layout" svg:width="4.053cm" svg:height="1.483cm" svg:x="41.426cm" svg:y="21.8cm">
          <draw:text-box>
            <text:p text:style-name="P9"><text:span text:style-name="T1">Aug 27</text:span></text:p>
          </draw:text-box>
        </draw:frame>
        <draw:frame draw:style-name="gr11" draw:text-style-name="P10" draw:layer="layout" svg:width="3.973cm" svg:height="1.483cm" svg:x="47.79cm" svg:y="21.8cm">
          <draw:text-box>
            <text:p text:style-name="P9"><text:span text:style-name="T1">Sep 03</text:span></text:p>
          </draw:text-box>
        </draw:frame>
        <draw:frame draw:style-name="gr11" draw:text-style-name="P10" draw:layer="layout" svg:width="3.973cm" svg:height="1.483cm" svg:x="54.155cm" svg:y="21.8cm">
          <draw:text-box>
            <text:p text:style-name="P9"><text:span text:style-name="T1">Sep 10</text:span></text:p>
          </draw:text-box>
        </draw:frame>
        <draw:frame draw:style-name="gr11" draw:text-style-name="P10" draw:layer="layout" svg:width="3.973cm" svg:height="1.483cm" svg:x="60.519cm" svg:y="21.8cm">
          <draw:text-box>
            <text:p text:style-name="P9"><text:span text:style-name="T1">Sep 17</text:span></text:p>
          </draw:text-box>
        </draw:frame>
        <draw:frame draw:style-name="gr11" draw:text-style-name="P10" draw:layer="layout" svg:width="3.973cm" svg:height="1.483cm" svg:x="66.884cm" svg:y="21.8cm">
          <draw:text-box>
            <text:p text:style-name="P9"><text:span text:style-name="T1">Sep 24</text:span></text:p>
          </draw:text-box>
        </draw:frame>
        <draw:frame draw:style-name="gr12" draw:text-style-name="P10" draw:layer="layout" svg:width="3.795cm" svg:height="1.483cm" svg:x="73.248cm" svg:y="21.8cm">
          <draw:text-box>
            <text:p text:style-name="P9"><text:span text:style-name="T1">Oct 01</text:span></text:p>
          </draw:text-box>
        </draw:frame>
        <draw:frame draw:style-name="gr12" draw:text-style-name="P10" draw:layer="layout" svg:width="3.795cm" svg:height="1.483cm" svg:x="79.613cm" svg:y="21.8cm">
          <draw:text-box>
            <text:p text:style-name="P9"><text:span text:style-name="T1">Oct 08</text:span></text:p>
          </draw:text-box>
        </draw:frame>
        <draw:frame draw:style-name="gr12" draw:text-style-name="P10" draw:layer="layout" svg:width="3.795cm" svg:height="1.483cm" svg:x="85.977cm" svg:y="21.8cm">
          <draw:text-box>
            <text:p text:style-name="P9"><text:span text:style-name="T1">Oct 15</text:span></text:p>
          </draw:text-box>
        </draw:frame>
        <draw:frame draw:style-name="gr12" draw:text-style-name="P10" draw:layer="layout" svg:width="3.795cm" svg:height="1.483cm" svg:x="92.342cm" svg:y="21.8cm">
          <draw:text-box>
            <text:p text:style-name="P9"><text:span text:style-name="T1">Oct 22</text:span></text:p>
          </draw:text-box>
        </draw:frame>
        <draw:frame draw:style-name="gr12" draw:text-style-name="P10" draw:layer="layout" svg:width="3.795cm" svg:height="1.483cm" svg:x="98.707cm" svg:y="21.8cm">
          <draw:text-box>
            <text:p text:style-name="P9"><text:span text:style-name="T1">Oct 29</text:span></text:p>
          </draw:text-box>
        </draw:frame>
        <draw:frame draw:style-name="gr10" draw:text-style-name="P10" draw:layer="layout" svg:width="4.053cm" svg:height="1.483cm" svg:x="16.713cm" svg:y="21.801cm">
          <draw:text-box>
            <text:p text:style-name="P9"><text:span text:style-name="T1">Jul 31</text:span></text:p>
          </draw:text-box>
        </draw:frame>
        <draw:frame draw:style-name="gr12" draw:text-style-name="P10" draw:layer="layout" svg:width="3.795cm" svg:height="1.483cm" svg:x="104.788cm" svg:y="21.801cm">
          <draw:text-box>
            <text:p text:style-name="P9"><text:span text:style-name="T1">Nov 5</text:span></text:p>
          </draw:text-box>
        </draw:frame>
        <draw:frame draw:style-name="gr20" draw:text-style-name="P18" draw:layer="measurelines" svg:width="8.2cm" svg:height="6.913cm" svg:x="6.7cm" svg:y="9cm">
          <draw:text-box>
            <text:p text:style-name="P9"><text:span text:style-name="T3">Cl</text:span></text:p>
          </draw:text-box>
        </draw:frame>
        <draw:frame draw:style-name="gr21" draw:text-style-name="P19" draw:layer="measurelines" svg:width="10.4cm" svg:height="6.913cm" svg:x="5.8cm" svg:y="30cm">
          <draw:text-box>
            <text:p text:style-name="P9"><text:span text:style-name="T4">LN</text:span></text:p>
          </draw:text-box>
        </draw:frame>
        <draw:frame draw:style-name="gr22" draw:text-style-name="P20" draw:layer="measurelines" svg:width="12cm" svg:height="6.913cm" svg:x="5.1cm" svg:y="51cm">
          <draw:text-box>
            <text:p text:style-name="P9"><text:span text:style-name="T5">P12</text:span></text:p>
          </draw:text-box>
        </draw:frame>
        <draw:frame draw:style-name="gr23" draw:text-style-name="P21" draw:layer="measurelines" svg:width="12cm" svg:height="6.913cm" svg:x="5.1cm" svg:y="72cm">
          <draw:text-box>
            <text:p text:style-name="P9"><text:span text:style-name="T6">Inf</text:span></text:p>
          </draw:text-box>
        </draw:frame>
        <draw:frame draw:style-name="gr24" draw:text-style-name="P22" draw:layer="measurelines" svg:width="70cm" svg:height="52.5cm" svg:x="109.467cm" svg:y="23.65cm">
          <draw:image xlink:href="Pictures/1000020100000280000001E0BEC6523A.png" xlink:type="simple" xlink:show="embed" xlink:actuate="onLoad">
            <text:p/>
          </draw:image>
        </draw:frame>
        <draw:frame draw:style-name="gr25" draw:text-style-name="P23" draw:layer="measurelines" svg:width="15.3cm" svg:height="2.97cm" svg:x="133.2cm" svg:y="26.3cm">
          <draw:text-box>
            <text:p text:style-name="P9"><text:span text:style-name="T7">Elections</text:span></text:p>
          </draw:text-box>
        </draw:frame>
        <draw:frame draw:style-name="gr26" draw:text-style-name="P23" draw:layer="measurelines" svg:width="17.1cm" svg:height="5.439cm" svg:x="158.6cm" svg:y="28.866cm">
          <draw:text-box>
            <text:p text:style-name="P9"><text:span text:style-name="T7">Former Planning minister</text:span></text:p>
          </draw:text-box>
        </draw:frame>
        <draw:frame draw:style-name="gr26" draw:text-style-name="P23" draw:layer="measurelines" svg:width="17.1cm" svg:height="5.439cm" svg:x="166cm" svg:y="47.2cm">
          <draw:text-box>
            <text:p text:style-name="P9"><text:span text:style-name="T7">Former Vice-President</text:span></text:p>
          </draw:text-box>
        </draw:frame>
        <draw:frame draw:style-name="gr26" draw:text-style-name="P23" draw:layer="measurelines" svg:width="10.6cm" svg:height="5.439cm" svg:x="158.6cm" svg:y="65.9cm">
          <draw:text-box>
            <text:p text:style-name="P9"><text:span text:style-name="T7">Social leader</text:span></text:p>
          </draw:text-box>
        </draw:frame>
        <draw:frame draw:style-name="gr27" draw:text-style-name="P23" draw:layer="measurelines" svg:width="11.8cm" svg:height="5.439cm" svg:x="114.4cm" svg:y="58.3cm">
          <draw:text-box>
            <text:p text:style-name="P9"><text:span text:style-name="T7">Missing person</text:span></text:p>
          </draw:text-box>
        </draw:frame>
        <draw:frame draw:style-name="gr25" draw:text-style-name="P23" draw:layer="measurelines" svg:width="18.9cm" svg:height="2.97cm" svg:x="131.4cm" svg:y="70.781cm">
          <draw:text-box>
            <text:p text:style-name="P9"><text:span text:style-name="T7">Prosecutor's death</text:span></text:p>
          </draw:text-box>
        </draw:frame>
        <draw:frame draw:style-name="gr26" draw:text-style-name="P23" draw:layer="measurelines" svg:width="14.5cm" svg:height="5.439cm" svg:x="111.8cm" svg:y="37.6cm">
          <draw:text-box>
            <text:p text:style-name="P9"><text:span text:style-name="T7">Current President</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185cm" fo:page-height="100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5-15T15:15:43.646325770</dc:date>
    <meta:editing-duration>PT23M54S</meta:editing-duration>
    <meta:editing-cycles>6</meta:editing-cycles>
    <meta:generator>LibreOffice/4.4.6.3$Linux_X86_64 LibreOffice_project/40m0$Build-3</meta:generator>
    <meta:document-statistic meta:object-count="191"/>
  </office:meta>
</office:document-meta>
</file>